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63cm"/>
    </style:style>
    <style:style style:name="co2" style:family="table-column">
      <style:table-column-properties fo:break-before="auto" style:column-width="8.491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662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7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Moçambiqu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Nome</text:p>
          </table:table-cell>
          <table:table-cell office:value-type="string">
            <text:p>Endereço</text:p>
          </table:table-cell>
          <table:table-cell office:value-type="string">
            <text:p>Telefone</text:p>
          </table:table-cell>
        </table:table-row>
        <table:table-row table:style-name="ro1">
          <table:table-cell office:value-type="string">
            <text:p>Shoprite Chilenje</text:p>
          </table:table-cell>
          <table:table-cell office:value-type="string">
            <text:p>Pemba, Zambia</text:p>
          </table:table-cell>
          <table:table-cell office:value-type="string">
            <text:p>0211 265 418</text:p>
          </table:table-cell>
        </table:table-row>
        <table:table-row table:style-name="ro1">
          <table:table-cell office:value-type="string">
            <text:p>First step</text:p>
          </table:table-cell>
          <table:table-cell office:value-type="string">
            <text:p>Rua Dos Irmãos Roby.xipamanin, Maputo 1100, Mozambique</text:p>
          </table:table-cell>
          <table:table-cell office:value-type="string">
            <text:p>067 152 7497</text:p>
          </table:table-cell>
        </table:table-row>
        <table:table-row table:style-name="ro1">
          <table:table-cell office:value-type="string">
            <text:p>Ak Bakery Pemba</text:p>
          </table:table-cell>
          <table:table-cell office:value-type="string">
            <text:p>Pemba, Zambia</text:p>
          </table:table-cell>
          <table:table-cell office:value-type="string">
            <text:p>097 7319301</text:p>
          </table:table-cell>
        </table:table-row>
        <table:table-row table:style-name="ro1">
          <table:table-cell office:value-type="string">
            <text:p>MIA GELATO</text:p>
          </table:table-cell>
          <table:table-cell office:value-type="string">
            <text:p>Cimento"A", 3J4C+Q48, Maputo, Mozambique</text:p>
          </table:table-cell>
          <table:table-cell office:value-type="string">
            <text:p>21 085 472</text:p>
          </table:table-cell>
        </table:table-row>
        <table:table-row table:style-name="ro1">
          <table:table-cell office:value-type="string">
            <text:p>Mocambique Motores, Lda</text:p>
          </table:table-cell>
          <table:table-cell office:value-type="string">
            <text:p>1554/68 Av. Ho Chi Min, Maputo, Mozambique</text:p>
          </table:table-cell>
          <table:table-cell office:value-type="string">
            <text:p>21 302 436</text:p>
          </table:table-cell>
        </table:table-row>
        <table:table-row table:style-name="ro1">
          <table:table-cell office:value-type="string">
            <text:p>Brazil-Mozambique Cultural Center</text:p>
          </table:table-cell>
          <table:table-cell office:value-type="string">
            <text:p>Av. Karl Marx, Maputo, Mozambique</text:p>
          </table:table-cell>
          <table:table-cell office:value-type="string">
            <text:p>21 306 840</text:p>
          </table:table-cell>
        </table:table-row>
        <table:table-row table:style-name="ro1">
          <table:table-cell office:value-type="string">
            <text:p>Auto Suíça</text:p>
          </table:table-cell>
          <table:table-cell office:value-type="string">
            <text:p>Av. Patrice Lumumba, Maputo, Mozambique</text:p>
          </table:table-cell>
          <table:table-cell office:value-type="string">
            <text:p>21 313 390</text:p>
          </table:table-cell>
        </table:table-row>
        <table:table-row table:style-name="ro1">
          <table:table-cell office:value-type="string">
            <text:p>Midas Maputo</text:p>
          </table:table-cell>
          <table:table-cell office:value-type="string">
            <text:p>Av 25 Setembro, No. 2658, Maputo, Mozambique</text:p>
          </table:table-cell>
          <table:table-cell office:value-type="string">
            <text:p>21 321 692</text:p>
          </table:table-cell>
        </table:table-row>
        <table:table-row table:style-name="ro1">
          <table:table-cell office:value-type="string">
            <text:p>Auto Abreu Lda</text:p>
          </table:table-cell>
          <table:table-cell office:value-type="string">
            <text:p>Rua das Estâncias 1.5km, Maputo, Mozambique</text:p>
          </table:table-cell>
          <table:table-cell office:value-type="string">
            <text:p>21 321 827</text:p>
          </table:table-cell>
        </table:table-row>
        <table:table-row table:style-name="ro1">
          <table:table-cell office:value-type="string">
            <text:p>Grindrod Terminal de Carvão da Matola</text:p>
          </table:table-cell>
          <table:table-cell office:value-type="string">
            <text:p>Matola Lingamo, Porto do Matola Matola, Maputo, Mozambique</text:p>
          </table:table-cell>
          <table:table-cell office:value-type="string">
            <text:p>21 359 100</text:p>
          </table:table-cell>
        </table:table-row>
        <table:table-row table:style-name="ro1">
          <table:table-cell office:value-type="string">
            <text:p>Mega Cash Carry</text:p>
          </table:table-cell>
          <table:table-cell office:value-type="string">
            <text:p>Maputo, Mozambique</text:p>
          </table:table-cell>
          <table:table-cell office:value-type="string">
            <text:p>21 400 202</text:p>
          </table:table-cell>
        </table:table-row>
        <table:table-row table:style-name="ro1">
          <table:table-cell office:value-type="string">
            <text:p>PEP Nampula</text:p>
          </table:table-cell>
          <table:table-cell office:value-type="string">
            <text:p>Rua Daniel Napatima, Nampula 6108, Mozambique</text:p>
          </table:table-cell>
          <table:table-cell office:value-type="string">
            <text:p>21 400 343</text:p>
          </table:table-cell>
        </table:table-row>
        <table:table-row table:style-name="ro1">
          <table:table-cell office:value-type="string">
            <text:p>PEP Nampula Eduardo Mondlane</text:p>
          </table:table-cell>
          <table:table-cell office:value-type="string">
            <text:p>Av. Eduardo Mondlane, Nampula 3100, Mozambique</text:p>
          </table:table-cell>
          <table:table-cell office:value-type="string">
            <text:p>21 400 343</text:p>
          </table:table-cell>
        </table:table-row>
        <table:table-row table:style-name="ro1">
          <table:table-cell office:value-type="string">
            <text:p>PEP Nampula Rua Dos Continuadores</text:p>
          </table:table-cell>
          <table:table-cell office:value-type="string">
            <text:p>Rua Dar es Salaam, Nampula 3100, Mozambique</text:p>
          </table:table-cell>
          <table:table-cell office:value-type="string">
            <text:p>21 400 343</text:p>
          </table:table-cell>
        </table:table-row>
        <table:table-row table:style-name="ro1">
          <table:table-cell office:value-type="string">
            <text:p>PEP Chimoio Shoprite Centre</text:p>
          </table:table-cell>
          <table:table-cell office:value-type="string">
            <text:p>N6 Shop 5 - 7, Shoprite Centre Chimoio, Manica 2200, Mozambique</text:p>
          </table:table-cell>
          <table:table-cell office:value-type="string">
            <text:p>21 400 343</text:p>
          </table:table-cell>
        </table:table-row>
        <table:table-row table:style-name="ro1">
          <table:table-cell office:value-type="string">
            <text:p>PEP Chimoio</text:p>
          </table:table-cell>
          <table:table-cell office:value-type="string">
            <text:p>VFMJ+F6 Chimoio, Manica 2200, Mozambique</text:p>
          </table:table-cell>
          <table:table-cell office:value-type="string">
            <text:p>21 400 343</text:p>
          </table:table-cell>
        </table:table-row>
        <table:table-row table:style-name="ro1">
          <table:table-cell office:value-type="string">
            <text:p>Rainha dos Plasticos LDA</text:p>
          </table:table-cell>
          <table:table-cell office:value-type="string">
            <text:p>Av. 24 de Julho, Maputo 3621, Mozambique</text:p>
          </table:table-cell>
          <table:table-cell office:value-type="string">
            <text:p>21 406 622</text:p>
          </table:table-cell>
        </table:table-row>
        <table:table-row table:style-name="ro1">
          <table:table-cell office:value-type="string">
            <text:p>Shoprite Maputo</text:p>
          </table:table-cell>
          <table:table-cell office:value-type="string">
            <text:p>Centro Comercial De Shoprite Maputo, Praça da Paz, Av. Acordos De Lusaka, Maputo 1100, Mozambique</text:p>
          </table:table-cell>
          <table:table-cell office:value-type="string">
            <text:p>21 417 295</text:p>
          </table:table-cell>
        </table:table-row>
        <table:table-row table:style-name="ro1">
          <table:table-cell office:value-type="string">
            <text:p>Bazar Central</text:p>
          </table:table-cell>
          <table:table-cell office:value-type="string">
            <text:p>2HXH+3VG, Maputo, Mozambique</text:p>
          </table:table-cell>
          <table:table-cell office:value-type="string">
            <text:p>21 419 175</text:p>
          </table:table-cell>
        </table:table-row>
        <table:table-row table:style-name="ro1">
          <table:table-cell office:value-type="string">
            <text:p>MOZ MOTOR JAPAN</text:p>
          </table:table-cell>
          <table:table-cell office:value-type="string">
            <text:p>Avenida 24 de Julho nr.2096, 8.andar, porta 807 Maputo Cidade de Maputo, Maputo 1100, Mozambique</text:p>
          </table:table-cell>
          <table:table-cell office:value-type="string">
            <text:p>21 422 729</text:p>
          </table:table-cell>
        </table:table-row>
        <table:table-row table:style-name="ro1">
          <table:table-cell office:value-type="string">
            <text:p>Leader Tread Maputo</text:p>
          </table:table-cell>
          <table:table-cell office:value-type="string">
            <text:p>Avenida Karl Marx Maputo Nº1704 Maputo - Moçambique Maputo, Maputo, Mozambique</text:p>
          </table:table-cell>
          <table:table-cell office:value-type="string">
            <text:p>21 428 227</text:p>
          </table:table-cell>
        </table:table-row>
        <table:table-row table:style-name="ro1">
          <table:table-cell office:value-type="string">
            <text:p>Padaria Aliança</text:p>
          </table:table-cell>
          <table:table-cell office:value-type="string">
            <text:p>2HMC+HGJ, Maputo, Mozambique</text:p>
          </table:table-cell>
          <table:table-cell office:value-type="string">
            <text:p>21 431 731</text:p>
          </table:table-cell>
        </table:table-row>
        <table:table-row table:style-name="ro1">
          <table:table-cell office:value-type="string">
            <text:p>Shoprite Mini Magoanine</text:p>
          </table:table-cell>
          <table:table-cell office:value-type="string">
            <text:p>Avendida Julius Nyerere; Parcella 5612/2/1; Maputo, Mozambique, Maputo, Mozambique</text:p>
          </table:table-cell>
          <table:table-cell office:value-type="string">
            <text:p>21 443 843</text:p>
          </table:table-cell>
        </table:table-row>
        <table:table-row table:style-name="ro1">
          <table:table-cell office:value-type="string">
            <text:p>Shoprite Costa Do Sol</text:p>
          </table:table-cell>
          <table:table-cell office:value-type="string">
            <text:p>No 9519, 9519 Av. da Marginal, Maputo 1100, Mozambique</text:p>
          </table:table-cell>
          <table:table-cell office:value-type="string">
            <text:p>21 451 085</text:p>
          </table:table-cell>
        </table:table-row>
        <table:table-row table:style-name="ro1">
          <table:table-cell office:value-type="string">
            <text:p>Game Maputo</text:p>
          </table:table-cell>
          <table:table-cell office:value-type="string">
            <text:p>Av. da Marginal Baia Mall Maputo, Maputo 1100, Mozambique</text:p>
          </table:table-cell>
          <table:table-cell office:value-type="string">
            <text:p>21 453 000</text:p>
          </table:table-cell>
        </table:table-row>
        <table:table-row table:style-name="ro1">
          <table:table-cell office:value-type="string">
            <text:p>Unibasma Lda</text:p>
          </table:table-cell>
          <table:table-cell office:value-type="string">
            <text:p>Av.f.p.l.m Maputo Maputo, Maputo 1871, Mozambique</text:p>
          </table:table-cell>
          <table:table-cell office:value-type="string">
            <text:p>21 460 117</text:p>
          </table:table-cell>
        </table:table-row>
        <table:table-row table:style-name="ro1">
          <table:table-cell office:value-type="string">
            <text:p>Setor Consular da Embaixada do Brasil</text:p>
          </table:table-cell>
          <table:table-cell office:value-type="string">
            <text:p>296 Av. Kenneth Kaunda, Maputo, Mozambique</text:p>
          </table:table-cell>
          <table:table-cell office:value-type="string">
            <text:p>21 484 800</text:p>
          </table:table-cell>
        </table:table-row>
        <table:table-row table:style-name="ro1">
          <table:table-cell office:value-type="string">
            <text:p>Embassy of Brazil</text:p>
          </table:table-cell>
          <table:table-cell office:value-type="string">
            <text:p>2JR2+F3F, Av. Kenneth Kaunda, Maputo, Mozambique</text:p>
          </table:table-cell>
          <table:table-cell office:value-type="string">
            <text:p>21 484 812</text:p>
          </table:table-cell>
        </table:table-row>
        <table:table-row table:style-name="ro1">
          <table:table-cell office:value-type="string">
            <text:p>Bom Garfo Rodízio Gourmet</text:p>
          </table:table-cell>
          <table:table-cell office:value-type="string">
            <text:p>930 Av. Julius Nyerere, Maputo, Mozambique</text:p>
          </table:table-cell>
          <table:table-cell office:value-type="string">
            <text:p>21 485 030</text:p>
          </table:table-cell>
        </table:table-row>
        <table:table-row table:style-name="ro1">
          <table:table-cell office:value-type="string">
            <text:p>TechnoServe Mozambique</text:p>
          </table:table-cell>
          <table:table-cell office:value-type="string">
            <text:p>2HRV+M3G, Avenida Cahora Bassa, Maputo, Mozambique</text:p>
          </table:table-cell>
          <table:table-cell office:value-type="string">
            <text:p>21 498 437</text:p>
          </table:table-cell>
        </table:table-row>
        <table:table-row table:style-name="ro1">
          <table:table-cell office:value-type="string">
            <text:p>ELECTRO MATOLA LDA</text:p>
          </table:table-cell>
          <table:table-cell office:value-type="string">
            <text:p>Av. União Africana, 3222 Matola, Maputo 3222, Mozambique</text:p>
          </table:table-cell>
          <table:table-cell office:value-type="string">
            <text:p>21 721 224</text:p>
          </table:table-cell>
        </table:table-row>
        <table:table-row table:style-name="ro1">
          <table:table-cell office:value-type="string">
            <text:p>INATTER Matola</text:p>
          </table:table-cell>
          <table:table-cell office:value-type="string">
            <text:p>Avenida Praça do Comércio, 249, Matola, Mozambique</text:p>
          </table:table-cell>
          <table:table-cell office:value-type="string">
            <text:p>21 721 294</text:p>
          </table:table-cell>
        </table:table-row>
        <table:table-row table:style-name="ro1">
          <table:table-cell office:value-type="string">
            <text:p>Ferneto Moçambique</text:p>
          </table:table-cell>
          <table:table-cell office:value-type="string">
            <text:p>N.º 8117, Avenida União Africana, Matola, Maputo 1114, Mozambique</text:p>
          </table:table-cell>
          <table:table-cell office:value-type="string">
            <text:p>21 721 700</text:p>
          </table:table-cell>
        </table:table-row>
        <table:table-row table:style-name="ro1">
          <table:table-cell office:value-type="string">
            <text:p>SPAR VIP Matola SPAR</text:p>
          </table:table-cell>
          <table:table-cell office:value-type="string">
            <text:p>Matola, Mozambique</text:p>
          </table:table-cell>
          <table:table-cell office:value-type="string">
            <text:p>21 723 132</text:p>
          </table:table-cell>
        </table:table-row>
        <table:table-row table:style-name="ro1">
          <table:table-cell office:value-type="string">
            <text:p>Mimmo's Matola</text:p>
          </table:table-cell>
          <table:table-cell office:value-type="string">
            <text:p>2FP4+335, Matola, Mozambique</text:p>
          </table:table-cell>
          <table:table-cell office:value-type="string">
            <text:p>21 724 883</text:p>
          </table:table-cell>
        </table:table-row>
        <table:table-row table:style-name="ro1">
          <table:table-cell office:value-type="string">
            <text:p>Tecnóleo, lda</text:p>
          </table:table-cell>
          <table:table-cell office:value-type="string">
            <text:p>36 Av. das Indústrias, Maputo, Mozambique</text:p>
          </table:table-cell>
          <table:table-cell office:value-type="string">
            <text:p>21 752 286</text:p>
          </table:table-cell>
        </table:table-row>
        <table:table-row table:style-name="ro1">
          <table:table-cell office:value-type="string">
            <text:p>SUPERSPAR Premier</text:p>
          </table:table-cell>
          <table:table-cell office:value-type="string">
            <text:p>242 Av. Acordos De Lusaka, Maputo, Mozambique</text:p>
          </table:table-cell>
          <table:table-cell office:value-type="string">
            <text:p>21 759 252</text:p>
          </table:table-cell>
        </table:table-row>
        <table:table-row table:style-name="ro1">
          <table:table-cell office:value-type="string">
            <text:p>Shoprite Matola</text:p>
          </table:table-cell>
          <table:table-cell office:value-type="string">
            <text:p>12. 125 Av. Abel Batista 30, Matola A, Matola, Mozambique</text:p>
          </table:table-cell>
          <table:table-cell office:value-type="string">
            <text:p>21 783 249</text:p>
          </table:table-cell>
        </table:table-row>
        <table:table-row table:style-name="ro1">
          <table:table-cell office:value-type="string">
            <text:p>Game Matola</text:p>
          </table:table-cell>
          <table:table-cell office:value-type="string">
            <text:p>Av. Da Namaacha 728 Talhoes 7A e 7B Matola, Matola 1100, Mozambique</text:p>
          </table:table-cell>
          <table:table-cell office:value-type="string">
            <text:p>21 788 020</text:p>
          </table:table-cell>
        </table:table-row>
        <table:table-row table:style-name="ro1">
          <table:table-cell office:value-type="string">
            <text:p>Builders Warehouse Matola</text:p>
          </table:table-cell>
          <table:table-cell office:value-type="string">
            <text:p>EN4, Avenida da Namaacha, Matola, Mozambique</text:p>
          </table:table-cell>
          <table:table-cell office:value-type="string">
            <text:p>21 788 161</text:p>
          </table:table-cell>
        </table:table-row>
        <table:table-row table:style-name="ro1">
          <table:table-cell office:value-type="string">
            <text:p>Kero Cristais</text:p>
          </table:table-cell>
          <table:table-cell office:value-type="string">
            <text:p>Av. da Boavista 267 Loja 405, 4050-115 Porto, Portugal</text:p>
          </table:table-cell>
          <table:table-cell office:value-type="string">
            <text:p>22 606 4144</text:p>
          </table:table-cell>
        </table:table-row>
        <table:table-row table:style-name="ro1">
          <table:table-cell office:value-type="string">
            <text:p>Instituto Agrário de Chimoio</text:p>
          </table:table-cell>
          <table:table-cell office:value-type="string">
            <text:p>Estrada Nacional 6, Mozambique</text:p>
          </table:table-cell>
          <table:table-cell office:value-type="string">
            <text:p>25 122 115</text:p>
          </table:table-cell>
        </table:table-row>
        <table:table-row table:style-name="ro1">
          <table:table-cell office:value-type="string">
            <text:p>PATEL E FILHOS,LDA</text:p>
          </table:table-cell>
          <table:table-cell office:value-type="string">
            <text:p>VFPJ+756, Chimoio, Mozambique</text:p>
          </table:table-cell>
          <table:table-cell office:value-type="string">
            <text:p>25 122 408</text:p>
          </table:table-cell>
        </table:table-row>
        <table:table-row table:style-name="ro1">
          <table:table-cell office:value-type="string">
            <text:p>Mafuia Comercial</text:p>
          </table:table-cell>
          <table:table-cell office:value-type="string">
            <text:p>Rua dos operários-543 Chimoio Manica, Chimoio 2200, Mozambique</text:p>
          </table:table-cell>
          <table:table-cell office:value-type="string">
            <text:p>25 122 531</text:p>
          </table:table-cell>
        </table:table-row>
        <table:table-row table:style-name="ro1">
          <table:table-cell office:value-type="string">
            <text:p>SEGRA</text:p>
          </table:table-cell>
          <table:table-cell office:value-type="string">
            <text:p>VFPH+VV5, Rua Patrice Lumumba, Chimoio, Mozambique</text:p>
          </table:table-cell>
          <table:table-cell office:value-type="string">
            <text:p>25 122 997</text:p>
          </table:table-cell>
        </table:table-row>
        <table:table-row table:style-name="ro1">
          <table:table-cell office:value-type="string">
            <text:p>Atlântida - Pensão e Restaurante</text:p>
          </table:table-cell>
          <table:table-cell office:value-type="string">
            <text:p>245 Rua do Barne, Chimoio, Mozambique</text:p>
          </table:table-cell>
          <table:table-cell office:value-type="string">
            <text:p>25 124 034</text:p>
          </table:table-cell>
        </table:table-row>
        <table:table-row table:style-name="ro1">
          <table:table-cell office:value-type="string">
            <text:p>Shoprite Chimoio</text:p>
          </table:table-cell>
          <table:table-cell office:value-type="string">
            <text:p>Centro Comercial De Shoprite Chimoio, VFHJ+98, Strada Nasional Nr 6, Chimoio 2200, Mozambique</text:p>
          </table:table-cell>
          <table:table-cell office:value-type="string">
            <text:p>25 124 867</text:p>
          </table:table-cell>
        </table:table-row>
        <table:table-row table:style-name="ro1">
          <table:table-cell office:value-type="string">
            <text:p>Shoprite Mini Makua Mall</text:p>
          </table:table-cell>
          <table:table-cell office:value-type="string">
            <text:p>Airport Circle; En8 Main Road, Nampula, Mozambique</text:p>
          </table:table-cell>
          <table:table-cell office:value-type="string">
            <text:p>26 215 948</text:p>
          </table:table-cell>
        </table:table-row>
        <table:table-row table:style-name="ro1">
          <table:table-cell office:value-type="string">
            <text:p>Blue Lda</text:p>
          </table:table-cell>
          <table:table-cell office:value-type="string">
            <text:p>Nampula, Mozambique</text:p>
          </table:table-cell>
          <table:table-cell office:value-type="string">
            <text:p>26 218 673</text:p>
          </table:table-cell>
        </table:table-row>
        <table:table-row table:style-name="ro1">
          <table:table-cell office:value-type="string">
            <text:p>Shoprite Pemba</text:p>
          </table:table-cell>
          <table:table-cell office:value-type="string">
            <text:p>2GGQ+9V2, Pemba, Mozambique</text:p>
          </table:table-cell>
          <table:table-cell office:value-type="string">
            <text:p>27 221 430</text:p>
          </table:table-cell>
        </table:table-row>
        <table:table-row table:style-name="ro1">
          <table:table-cell office:value-type="string">
            <text:p>Pabi S.A. – Produtos alimentares da Beira Interior</text:p>
          </table:table-cell>
          <table:table-cell office:value-type="string">
            <text:p>Rua Cidade Da Guarda, 17, Pinhel, Guarda, 6400 Pinhel, Portugal</text:p>
          </table:table-cell>
          <table:table-cell office:value-type="string">
            <text:p>271 412 571</text:p>
          </table:table-cell>
        </table:table-row>
        <table:table-row table:style-name="ro1">
          <table:table-cell office:value-type="string">
            <text:p>Manuelinho Júnior</text:p>
          </table:table-cell>
          <table:table-cell office:value-type="string">
            <text:p>VF8M+48G, Chimoio, Mozambique</text:p>
          </table:table-cell>
          <table:table-cell office:value-type="string">
            <text:p>82 064 7090</text:p>
          </table:table-cell>
        </table:table-row>
        <table:table-row table:style-name="ro1">
          <table:table-cell office:value-type="string">
            <text:p>Lubricom Lubrificantes E Serviços, Lda</text:p>
          </table:table-cell>
          <table:table-cell office:value-type="string">
            <text:p>2HPF+Q55, Maputo, Mozambique</text:p>
          </table:table-cell>
          <table:table-cell office:value-type="string">
            <text:p>82 305 3791</text:p>
          </table:table-cell>
        </table:table-row>
        <table:table-row table:style-name="ro1">
          <table:table-cell office:value-type="string">
            <text:p>Folha Verde</text:p>
          </table:table-cell>
          <table:table-cell office:value-type="string">
            <text:p>Rua do Impasse, Matola, Mozambique</text:p>
          </table:table-cell>
          <table:table-cell office:value-type="string">
            <text:p>82 305 5774</text:p>
          </table:table-cell>
        </table:table-row>
        <table:table-row table:style-name="ro1">
          <table:table-cell office:value-type="string">
            <text:p>Padaria Do Hospital</text:p>
          </table:table-cell>
          <table:table-cell office:value-type="string">
            <text:p>4JP8+QFR, Maputo, Mozambique</text:p>
          </table:table-cell>
          <table:table-cell office:value-type="string">
            <text:p>82 385 4342</text:p>
          </table:table-cell>
        </table:table-row>
        <table:table-row table:style-name="ro1">
          <table:table-cell office:value-type="string">
            <text:p>Dreams Medical - Medicamentos</text:p>
          </table:table-cell>
          <table:table-cell office:value-type="string">
            <text:p>nº 14 Rua de Sofala, Nampula, Mozambique</text:p>
          </table:table-cell>
          <table:table-cell office:value-type="string">
            <text:p>82 606 0781</text:p>
          </table:table-cell>
        </table:table-row>
        <table:table-row table:style-name="ro1">
          <table:table-cell office:value-type="string">
            <text:p>Full Cup</text:p>
          </table:table-cell>
          <table:table-cell office:value-type="string">
            <text:p>4G8X+P94, Matola, Mozambique</text:p>
          </table:table-cell>
          <table:table-cell office:value-type="string">
            <text:p>82 619 5047</text:p>
          </table:table-cell>
        </table:table-row>
        <table:table-row table:style-name="ro1">
          <table:table-cell office:value-type="string">
            <text:p>Shoprite Nampula</text:p>
          </table:table-cell>
          <table:table-cell office:value-type="string">
            <text:p>Centro Comercial De Shoprite Nampula, Rua Dos Continuadores E Rua De Tete, Nampula 3100, Mozambique</text:p>
          </table:table-cell>
          <table:table-cell office:value-type="string">
            <text:p>82 621 6739</text:p>
          </table:table-cell>
        </table:table-row>
        <table:table-row table:style-name="ro1">
          <table:table-cell office:value-type="string">
            <text:p>Campo de Fiori</text:p>
          </table:table-cell>
          <table:table-cell office:value-type="string">
            <text:p>Parque dos Cronistas, 2HQX+CFQ, R. Fernando Ganhão, Maputo, Mozambique</text:p>
          </table:table-cell>
          <table:table-cell office:value-type="string">
            <text:p>82 684 4374</text:p>
          </table:table-cell>
        </table:table-row>
        <table:table-row table:style-name="ro1">
          <table:table-cell office:value-type="string">
            <text:p>Cacau Doces Moz</text:p>
          </table:table-cell>
          <table:table-cell office:value-type="string">
            <text:p>Rua Travessa do Aveiro, Maputo, Mozambique</text:p>
          </table:table-cell>
          <table:table-cell office:value-type="string">
            <text:p>82 763 0628</text:p>
          </table:table-cell>
        </table:table-row>
        <table:table-row table:style-name="ro1">
          <table:table-cell office:value-type="string">
            <text:p>Cantinho do Brasil Pastelaria</text:p>
          </table:table-cell>
          <table:table-cell office:value-type="string">
            <text:p>1260 Av. Vladimir Lenine, Maputo, Mozambique</text:p>
          </table:table-cell>
          <table:table-cell office:value-type="string">
            <text:p>82 785 0627</text:p>
          </table:table-cell>
        </table:table-row>
        <table:table-row table:style-name="ro1">
          <table:table-cell office:value-type="string">
            <text:p>Luen Chocolates</text:p>
          </table:table-cell>
          <table:table-cell office:value-type="string">
            <text:p>Rua De Kassuende, Maputo, Mozambique</text:p>
          </table:table-cell>
          <table:table-cell office:value-type="string">
            <text:p>82 786 4654</text:p>
          </table:table-cell>
        </table:table-row>
        <table:table-row table:style-name="ro1">
          <table:table-cell office:value-type="string">
            <text:p>Produtos Meia Tigela, e.i.</text:p>
          </table:table-cell>
          <table:table-cell office:value-type="string">
            <text:p>1172 Av. Salvador Allende, Maputo 1100, Mozambique</text:p>
          </table:table-cell>
          <table:table-cell office:value-type="string">
            <text:p>82 865 4030</text:p>
          </table:table-cell>
        </table:table-row>
        <table:table-row table:style-name="ro1">
          <table:table-cell office:value-type="string">
            <text:p>Katcakes Bakery Shop</text:p>
          </table:table-cell>
          <table:table-cell office:value-type="string">
            <text:p>2FM2+VQJ, Matola, Mozambique</text:p>
          </table:table-cell>
          <table:table-cell office:value-type="string">
            <text:p>82 940 0510</text:p>
          </table:table-cell>
        </table:table-row>
        <table:table-row table:style-name="ro1">
          <table:table-cell office:value-type="string">
            <text:p>Natural Tiens</text:p>
          </table:table-cell>
          <table:table-cell office:value-type="string">
            <text:p>Av. Dr Nkutumula, N° 144, Paragem Finanças próximo a TVM2 Cidade da Matola Maputo, Matola 1114, Mozambique</text:p>
          </table:table-cell>
          <table:table-cell office:value-type="string">
            <text:p>83 321 7307</text:p>
          </table:table-cell>
        </table:table-row>
        <table:table-row table:style-name="ro1">
          <table:table-cell office:value-type="string">
            <text:p>Malate's Market</text:p>
          </table:table-cell>
          <table:table-cell office:value-type="string">
            <text:p>Txumene, 2, Matola, Mozambique</text:p>
          </table:table-cell>
          <table:table-cell office:value-type="string">
            <text:p>84 019 3194</text:p>
          </table:table-cell>
        </table:table-row>
        <table:table-row table:style-name="ro1">
          <table:table-cell office:value-type="string">
            <text:p>Mega Supermercado</text:p>
          </table:table-cell>
          <table:table-cell office:value-type="string">
            <text:p>Av.Alberto Joaquim Chipande,Bairro Alto Gingone-Pemba Pemba Cabo Delgado, Pemba 3200, Mozambique</text:p>
          </table:table-cell>
          <table:table-cell office:value-type="string">
            <text:p>84 022 1990</text:p>
          </table:table-cell>
        </table:table-row>
        <table:table-row table:style-name="ro1">
          <table:table-cell office:value-type="string">
            <text:p>Xima Bar</text:p>
          </table:table-cell>
          <table:table-cell office:value-type="string">
            <text:p>Bairro de Alto-mae na, ao lado do xima, Avenida do Rio Limpopo, Maputo, Mozambique</text:p>
          </table:table-cell>
          <table:table-cell office:value-type="string">
            <text:p>84 032 4789</text:p>
          </table:table-cell>
        </table:table-row>
        <table:table-row table:style-name="ro1">
          <table:table-cell office:value-type="string">
            <text:p>Bro Lubrificantes e Acessorios Auto</text:p>
          </table:table-cell>
          <table:table-cell office:value-type="string">
            <text:p>Bairro Tambarra, 2, Chimoio, Mozambique</text:p>
          </table:table-cell>
          <table:table-cell office:value-type="string">
            <text:p>84 033 8549</text:p>
          </table:table-cell>
        </table:table-row>
        <table:table-row table:style-name="ro1">
          <table:table-cell office:value-type="string">
            <text:p>Novare Matola Mall</text:p>
          </table:table-cell>
          <table:table-cell office:value-type="string">
            <text:p>Matola malhampsene, Matola, Mozambique</text:p>
          </table:table-cell>
          <table:table-cell office:value-type="string">
            <text:p>84 034 4560</text:p>
          </table:table-cell>
        </table:table-row>
        <table:table-row table:style-name="ro1">
          <table:table-cell office:value-type="string">
            <text:p>Oficina APOLLO</text:p>
          </table:table-cell>
          <table:table-cell office:value-type="string">
            <text:p>Chissui, Chimoio, Mozambique</text:p>
          </table:table-cell>
          <table:table-cell office:value-type="string">
            <text:p>84 036 5466</text:p>
          </table:table-cell>
        </table:table-row>
        <table:table-row table:style-name="ro1">
          <table:table-cell office:value-type="string">
            <text:p>Mercado do Fajardo</text:p>
          </table:table-cell>
          <table:table-cell office:value-type="string">
            <text:p>2HW6+88Q, Maputo, Mozambique</text:p>
          </table:table-cell>
          <table:table-cell office:value-type="string">
            <text:p>84 038 5383</text:p>
          </table:table-cell>
        </table:table-row>
        <table:table-row table:style-name="ro1">
          <table:table-cell office:value-type="string">
            <text:p>Mercado do Assanito</text:p>
          </table:table-cell>
          <table:table-cell office:value-type="string">
            <text:p>Muahivire.depois do, R7X7+H83, Nampula, Mozambique</text:p>
          </table:table-cell>
          <table:table-cell office:value-type="string">
            <text:p>84 044 4659</text:p>
          </table:table-cell>
        </table:table-row>
        <table:table-row table:style-name="ro1">
          <table:table-cell office:value-type="string">
            <text:p>Lithi Indústrias, Lda.</text:p>
          </table:table-cell>
          <table:table-cell office:value-type="string">
            <text:p>Bombeiros, em frente ao bar O da silva. Nampula Nampula, Nampula 3100, Mozambique</text:p>
          </table:table-cell>
          <table:table-cell office:value-type="string">
            <text:p>84 055 7293</text:p>
          </table:table-cell>
        </table:table-row>
        <table:table-row table:style-name="ro1">
          <table:table-cell office:value-type="string">
            <text:p>Paste</text:p>
          </table:table-cell>
          <table:table-cell office:value-type="string">
            <text:p>3FCM+W44, Matola, Mozambique</text:p>
          </table:table-cell>
          <table:table-cell office:value-type="string">
            <text:p>84 057 7777</text:p>
          </table:table-cell>
        </table:table-row>
        <table:table-row table:style-name="ro1">
          <table:table-cell office:value-type="string">
            <text:p>Húmoz, Fertilizantes de Moçambique</text:p>
          </table:table-cell>
          <table:table-cell office:value-type="string">
            <text:p>Av. Joaquim Chissano, 12279 r/c qt13, Matola 1114, Mozambique</text:p>
          </table:table-cell>
          <table:table-cell office:value-type="string">
            <text:p>84 074 2215</text:p>
          </table:table-cell>
        </table:table-row>
        <table:table-row table:style-name="ro1">
          <table:table-cell office:value-type="string">
            <text:p>Golden Spike</text:p>
          </table:table-cell>
          <table:table-cell office:value-type="string">
            <text:p>3F7X+FR2, Matola, Mozambique</text:p>
          </table:table-cell>
          <table:table-cell office:value-type="string">
            <text:p>84 095 6400</text:p>
          </table:table-cell>
        </table:table-row>
        <table:table-row table:style-name="ro1">
          <table:table-cell office:value-type="string">
            <text:p>Espiga D'ouro</text:p>
          </table:table-cell>
          <table:table-cell office:value-type="string">
            <text:p>Av. Josina Machel, Machava - Bunhiça, Nº.1070 Matola, Maputo 1100, Mozambique</text:p>
          </table:table-cell>
          <table:table-cell office:value-type="string">
            <text:p>84 095 6400</text:p>
          </table:table-cell>
        </table:table-row>
        <table:table-row table:style-name="ro1">
          <table:table-cell office:value-type="string">
            <text:p>Bazar Natural Moz</text:p>
          </table:table-cell>
          <table:table-cell office:value-type="string">
            <text:p>3926 Av. 24 de Julho, Maputo 1104, Mozambique</text:p>
          </table:table-cell>
          <table:table-cell office:value-type="string">
            <text:p>84 112 0034</text:p>
          </table:table-cell>
        </table:table-row>
        <table:table-row table:style-name="ro1">
          <table:table-cell office:value-type="string">
            <text:p>Fosforeira de Mocambique Lda</text:p>
          </table:table-cell>
          <table:table-cell office:value-type="string">
            <text:p>674 VIA 14 - 174, Bairro Sikwama Parcela 201 Matola Maputo, Matola 2742, Mozambique</text:p>
          </table:table-cell>
          <table:table-cell office:value-type="string">
            <text:p>84 122 2443</text:p>
          </table:table-cell>
        </table:table-row>
        <table:table-row table:style-name="ro1">
          <table:table-cell office:value-type="string">
            <text:p>Cristal Multimidia</text:p>
          </table:table-cell>
          <table:table-cell office:value-type="string">
            <text:p>Av.de Moçambique maputo Cidade de Maputo, Maputo 1109, Mozambique</text:p>
          </table:table-cell>
          <table:table-cell office:value-type="string">
            <text:p>84 141 4147</text:p>
          </table:table-cell>
        </table:table-row>
        <table:table-row table:style-name="ro1">
          <table:table-cell office:value-type="string">
            <text:p>Cristal Multimidia</text:p>
          </table:table-cell>
          <table:table-cell office:value-type="string">
            <text:p>Avenida Amaral Matos, Maputo 1104, Mozambique</text:p>
          </table:table-cell>
          <table:table-cell office:value-type="string">
            <text:p>84 141 4147</text:p>
          </table:table-cell>
        </table:table-row>
        <table:table-row table:style-name="ro1">
          <table:table-cell office:value-type="string">
            <text:p>Rush Hour 24</text:p>
          </table:table-cell>
          <table:table-cell office:value-type="string">
            <text:p>Rua Das FPLM, Nampula 2100, Mozambique</text:p>
          </table:table-cell>
          <table:table-cell office:value-type="string">
            <text:p>84 141 4250</text:p>
          </table:table-cell>
        </table:table-row>
        <table:table-row table:style-name="ro1">
          <table:table-cell office:value-type="string">
            <text:p>AQI - Casa do Agricultor</text:p>
          </table:table-cell>
          <table:table-cell office:value-type="string">
            <text:p>Baía Mall, Av. da Marginal, Maputo, Mozambique</text:p>
          </table:table-cell>
          <table:table-cell office:value-type="string">
            <text:p>84 162 0001</text:p>
          </table:table-cell>
        </table:table-row>
        <table:table-row table:style-name="ro1">
          <table:table-cell office:value-type="string">
            <text:p>Doces da Khey</text:p>
          </table:table-cell>
          <table:table-cell office:value-type="string">
            <text:p>R. dos Combatentes, Nampula, Mozambique</text:p>
          </table:table-cell>
          <table:table-cell office:value-type="string">
            <text:p>84 175 9553</text:p>
          </table:table-cell>
        </table:table-row>
        <table:table-row table:style-name="ro1">
          <table:table-cell office:value-type="string">
            <text:p>Recheio Cash &amp; Carry, S.A</text:p>
          </table:table-cell>
          <table:table-cell office:value-type="string">
            <text:p>No.14, AH 866, Av. das Forças Populares de Liberação de Moçambique, Maputo, Mozambique</text:p>
          </table:table-cell>
          <table:table-cell office:value-type="string">
            <text:p>84 187 3025</text:p>
          </table:table-cell>
        </table:table-row>
        <table:table-row table:style-name="ro1">
          <table:table-cell office:value-type="string">
            <text:p>Delicias da Amy</text:p>
          </table:table-cell>
          <table:table-cell office:value-type="string">
            <text:p>Bairro do Djonasse, Matola, Mozambique</text:p>
          </table:table-cell>
          <table:table-cell office:value-type="string">
            <text:p>84 196 1311</text:p>
          </table:table-cell>
        </table:table-row>
        <table:table-row table:style-name="ro1">
          <table:table-cell office:value-type="string">
            <text:p>Guano Fertilizantes Moçambique lda</text:p>
          </table:table-cell>
          <table:table-cell office:value-type="string">
            <text:p>1A, 138, RC Av. Salvador Allende, Maputo 1100, Mozambique</text:p>
          </table:table-cell>
          <table:table-cell office:value-type="string">
            <text:p>84 201 4888</text:p>
          </table:table-cell>
        </table:table-row>
        <table:table-row table:style-name="ro1">
          <table:table-cell office:value-type="string">
            <text:p>NEC OIL</text:p>
          </table:table-cell>
          <table:table-cell office:value-type="string">
            <text:p>Mutava Rex, Nampula 3100, Mozambique</text:p>
          </table:table-cell>
          <table:table-cell office:value-type="string">
            <text:p>84 201 9806</text:p>
          </table:table-cell>
        </table:table-row>
        <table:table-row table:style-name="ro1">
          <table:table-cell office:value-type="string">
            <text:p>Governo Provincial</text:p>
          </table:table-cell>
          <table:table-cell office:value-type="string">
            <text:p>V7P7+64X, N8, Nampula, Mozambique</text:p>
          </table:table-cell>
          <table:table-cell office:value-type="string">
            <text:p>84 205 5183</text:p>
          </table:table-cell>
        </table:table-row>
        <table:table-row table:style-name="ro1">
          <table:table-cell office:value-type="string">
            <text:p>Sabores e Alegria</text:p>
          </table:table-cell>
          <table:table-cell office:value-type="string">
            <text:p>3F73+268, Matola, Mozambique</text:p>
          </table:table-cell>
          <table:table-cell office:value-type="string">
            <text:p>84 219 7694</text:p>
          </table:table-cell>
        </table:table-row>
        <table:table-row table:style-name="ro1">
          <table:table-cell office:value-type="string">
            <text:p>Vila Chica</text:p>
          </table:table-cell>
          <table:table-cell office:value-type="string">
            <text:p>Rua Dos Continuadores, Nº 148, Matola, Mozambique</text:p>
          </table:table-cell>
          <table:table-cell office:value-type="string">
            <text:p>84 222 1880</text:p>
          </table:table-cell>
        </table:table-row>
        <table:table-row table:style-name="ro1">
          <table:table-cell office:value-type="string">
            <text:p>MALANGA MARKET</text:p>
          </table:table-cell>
          <table:table-cell office:value-type="string">
            <text:p>2HW4+6XJ, Maputo, Mozambique</text:p>
          </table:table-cell>
          <table:table-cell office:value-type="string">
            <text:p>84 225 9130</text:p>
          </table:table-cell>
        </table:table-row>
        <table:table-row table:style-name="ro1">
          <table:table-cell office:value-type="string">
            <text:p>Premium supermercado</text:p>
          </table:table-cell>
          <table:table-cell office:value-type="string">
            <text:p>Alto gingone, Pemba 3200, Mozambique</text:p>
          </table:table-cell>
          <table:table-cell office:value-type="string">
            <text:p>84 228 2716</text:p>
          </table:table-cell>
        </table:table-row>
        <table:table-row table:style-name="ro1">
          <table:table-cell office:value-type="string">
            <text:p>Feira de Artesanato, Flores e Gastronomia de Maputo</text:p>
          </table:table-cell>
          <table:table-cell office:value-type="string">
            <text:p>Av. dos Mártires da Machava, Maputo, Mozambique</text:p>
          </table:table-cell>
          <table:table-cell office:value-type="string">
            <text:p>84 243 9046</text:p>
          </table:table-cell>
        </table:table-row>
        <table:table-row table:style-name="ro1">
          <table:table-cell office:value-type="string">
            <text:p>Casa Saba Produtos Naturais, Lda.</text:p>
          </table:table-cell>
          <table:table-cell office:value-type="string">
            <text:p>Avenida Ahmed Sekou Touré, No. 1781, Bairro Central B, R/C, Maputo 1106, Mozambique</text:p>
          </table:table-cell>
          <table:table-cell office:value-type="string">
            <text:p>84 247 5249</text:p>
          </table:table-cell>
        </table:table-row>
        <table:table-row table:style-name="ro1">
          <table:table-cell office:value-type="string">
            <text:p>OTHUMA - Comércio &amp; Investimentos</text:p>
          </table:table-cell>
          <table:table-cell office:value-type="string">
            <text:p>V7G6+846, R. de Tete, Nampula, Mozambique</text:p>
          </table:table-cell>
          <table:table-cell office:value-type="string">
            <text:p>84 249 0348</text:p>
          </table:table-cell>
        </table:table-row>
        <table:table-row table:style-name="ro1">
          <table:table-cell office:value-type="string">
            <text:p>Touba comercial</text:p>
          </table:table-cell>
          <table:table-cell office:value-type="string">
            <text:p>VFPJ+2XG, Chimoio, Mozambique</text:p>
          </table:table-cell>
          <table:table-cell office:value-type="string">
            <text:p>84 250 1046</text:p>
          </table:table-cell>
        </table:table-row>
        <table:table-row table:style-name="ro1">
          <table:table-cell office:value-type="string">
            <text:p>Teka away doces e salgados ummi</text:p>
          </table:table-cell>
          <table:table-cell office:value-type="string">
            <text:p>Namutequeliua, Av Eduardo Mondlane, Nampula, Mozambique</text:p>
          </table:table-cell>
          <table:table-cell office:value-type="string">
            <text:p>84 252 2283</text:p>
          </table:table-cell>
        </table:table-row>
        <table:table-row table:style-name="ro1">
          <table:table-cell office:value-type="string">
            <text:p>Mercado da Cavalaria</text:p>
          </table:table-cell>
          <table:table-cell office:value-type="string">
            <text:p>V7P6+X64, Nampula, Mozambique</text:p>
          </table:table-cell>
          <table:table-cell office:value-type="string">
            <text:p>84 253 2659</text:p>
          </table:table-cell>
        </table:table-row>
        <table:table-row table:style-name="ro1">
          <table:table-cell office:value-type="string">
            <text:p>Led Your Life</text:p>
          </table:table-cell>
          <table:table-cell office:value-type="string">
            <text:p>av.josina machel 176 baixa, em frente ao Bau(balcao de atendimento unico, Maputo 1104, Mozambique</text:p>
          </table:table-cell>
          <table:table-cell office:value-type="string">
            <text:p>84 255 7990</text:p>
          </table:table-cell>
        </table:table-row>
        <table:table-row table:style-name="ro1">
          <table:table-cell office:value-type="string">
            <text:p>Kukoma bio</text:p>
          </table:table-cell>
          <table:table-cell office:value-type="string">
            <text:p>n° 314 Avenida Eduardo Mondlane, Maputo, Mozambique</text:p>
          </table:table-cell>
          <table:table-cell office:value-type="string">
            <text:p>84 256 3972</text:p>
          </table:table-cell>
        </table:table-row>
        <table:table-row table:style-name="ro1">
          <table:table-cell office:value-type="string">
            <text:p>Fast Fast</text:p>
          </table:table-cell>
          <table:table-cell office:value-type="string">
            <text:p>Estrada nr6, Chimoio, Mozambique</text:p>
          </table:table-cell>
          <table:table-cell office:value-type="string">
            <text:p>84 263 1150</text:p>
          </table:table-cell>
        </table:table-row>
        <table:table-row table:style-name="ro1">
          <table:table-cell office:value-type="string">
            <text:p>Mercado Estrela</text:p>
          </table:table-cell>
          <table:table-cell office:value-type="string">
            <text:p>2HRC+WM4, Maputo, Mozambique</text:p>
          </table:table-cell>
          <table:table-cell office:value-type="string">
            <text:p>84 275 8016</text:p>
          </table:table-cell>
        </table:table-row>
        <table:table-row table:style-name="ro1">
          <table:table-cell office:value-type="string">
            <text:p>Salimu</text:p>
          </table:table-cell>
          <table:table-cell office:value-type="string">
            <text:p>2GJ7+QW8, Pemba, Mozambique</text:p>
          </table:table-cell>
          <table:table-cell office:value-type="string">
            <text:p>84 281 4445</text:p>
          </table:table-cell>
        </table:table-row>
        <table:table-row table:style-name="ro1">
          <table:table-cell office:value-type="string">
            <text:p>Crystal Smile</text:p>
          </table:table-cell>
          <table:table-cell office:value-type="string">
            <text:p>Polana Casino, Av. da Marginal 5289, Maputo, Mozambique</text:p>
          </table:table-cell>
          <table:table-cell office:value-type="string">
            <text:p>84 282 8280</text:p>
          </table:table-cell>
        </table:table-row>
        <table:table-row table:style-name="ro1">
          <table:table-cell office:value-type="string">
            <text:p>Ferragem Empório</text:p>
          </table:table-cell>
          <table:table-cell office:value-type="string">
            <text:p>1902 Av. Karl Marx, Maputo, Mozambique</text:p>
          </table:table-cell>
          <table:table-cell office:value-type="string">
            <text:p>84 291 1450</text:p>
          </table:table-cell>
        </table:table-row>
        <table:table-row table:style-name="ro1">
          <table:table-cell office:value-type="string">
            <text:p>Wick Doces &amp; Decoração</text:p>
          </table:table-cell>
          <table:table-cell office:value-type="string">
            <text:p>3F66+9RH, R. do Rio Tembe, Matola, Mozambique</text:p>
          </table:table-cell>
          <table:table-cell office:value-type="string">
            <text:p>84 291 3691</text:p>
          </table:table-cell>
        </table:table-row>
        <table:table-row table:style-name="ro1">
          <table:table-cell office:value-type="string">
            <text:p>Dino Comercial</text:p>
          </table:table-cell>
          <table:table-cell office:value-type="string">
            <text:p>Mutauanha, enfrente as Salinas, Nampula 3100, Mozambique</text:p>
          </table:table-cell>
          <table:table-cell office:value-type="string">
            <text:p>84 293 2067</text:p>
          </table:table-cell>
        </table:table-row>
        <table:table-row table:style-name="ro1">
          <table:table-cell office:value-type="string">
            <text:p>Padaria Pão Gostoso</text:p>
          </table:table-cell>
          <table:table-cell office:value-type="string">
            <text:p>Rua R5927 - Bairro de Zimpeto, por trás do Mercado Grossista / Terminal de Transportes, Maputo, Mozambique</text:p>
          </table:table-cell>
          <table:table-cell office:value-type="string">
            <text:p>84 300 1494</text:p>
          </table:table-cell>
        </table:table-row>
        <table:table-row table:style-name="ro1">
          <table:table-cell office:value-type="string">
            <text:p>Óleos Moçambique Lda (Castrol Lubrificantes, Mann Filter, Filtron)</text:p>
          </table:table-cell>
          <table:table-cell office:value-type="string">
            <text:p>Matola - Rua dos Combustíveis, n. 11.115, porta 97, Matola, Mozambique</text:p>
          </table:table-cell>
          <table:table-cell office:value-type="string">
            <text:p>84 300 9988</text:p>
          </table:table-cell>
        </table:table-row>
        <table:table-row table:style-name="ro1">
          <table:table-cell office:value-type="string">
            <text:p>Óleos Moçambique Lda, Nampula (BP / Castrol Lubrificantes)</text:p>
          </table:table-cell>
          <table:table-cell office:value-type="string">
            <text:p>N1, Nampula, Mozambique</text:p>
          </table:table-cell>
          <table:table-cell office:value-type="string">
            <text:p>84 300 9990</text:p>
          </table:table-cell>
        </table:table-row>
        <table:table-row table:style-name="ro1">
          <table:table-cell office:value-type="string">
            <text:p>Maputo Waterfront</text:p>
          </table:table-cell>
          <table:table-cell office:value-type="string">
            <text:p>Praça Robert Mugabe, Av. 10 de Novembro, Maputo, Mozambique</text:p>
          </table:table-cell>
          <table:table-cell office:value-type="string">
            <text:p>84 305 3209</text:p>
          </table:table-cell>
        </table:table-row>
        <table:table-row table:style-name="ro1">
          <table:table-cell office:value-type="string">
            <text:p>Mzambique Fertilizer Company</text:p>
          </table:table-cell>
          <table:table-cell office:value-type="string">
            <text:p>Gondola, Vila de, Gôndola, Mozambique</text:p>
          </table:table-cell>
          <table:table-cell office:value-type="string">
            <text:p>84 312 5971</text:p>
          </table:table-cell>
        </table:table-row>
        <table:table-row table:style-name="ro1">
          <table:table-cell office:value-type="string">
            <text:p>SOBRINDES</text:p>
          </table:table-cell>
          <table:table-cell office:value-type="string">
            <text:p>Av. 25 de Setembro, Maputo 2556, Mozambique</text:p>
          </table:table-cell>
          <table:table-cell office:value-type="string">
            <text:p>84 313 7000</text:p>
          </table:table-cell>
        </table:table-row>
        <table:table-row table:style-name="ro1">
          <table:table-cell office:value-type="string">
            <text:p>OK Furniture Nampula</text:p>
          </table:table-cell>
          <table:table-cell office:value-type="string">
            <text:p>Posto Administrativo De Namicopo Distrito Nampula Provincia Nampula Nampula, Nampula 3100, Mozambique</text:p>
          </table:table-cell>
          <table:table-cell office:value-type="string">
            <text:p>84 313 9037</text:p>
          </table:table-cell>
        </table:table-row>
        <table:table-row table:style-name="ro1">
          <table:table-cell office:value-type="string">
            <text:p>NEUCE Nampula</text:p>
          </table:table-cell>
          <table:table-cell office:value-type="string">
            <text:p>NEUCE Nampula, Rotunda do Aeroporto Loja n.º 3, Av. do Trabalho, Nampula, Mozambique</text:p>
          </table:table-cell>
          <table:table-cell office:value-type="string">
            <text:p>84 316 0060</text:p>
          </table:table-cell>
        </table:table-row>
        <table:table-row table:style-name="ro1">
          <table:table-cell office:value-type="string">
            <text:p>Single Service Desk</text:p>
          </table:table-cell>
          <table:table-cell office:value-type="string">
            <text:p>Praça do Município; Parcela nº 39B, Foral nº 837, Matola, Mozambique</text:p>
          </table:table-cell>
          <table:table-cell office:value-type="string">
            <text:p>84 321 5920</text:p>
          </table:table-cell>
        </table:table-row>
        <table:table-row table:style-name="ro1">
          <table:table-cell office:value-type="string">
            <text:p>Recheio Supermarket</text:p>
          </table:table-cell>
          <table:table-cell office:value-type="string">
            <text:p>V7H4+2QM, Nampula, Mozambique</text:p>
          </table:table-cell>
          <table:table-cell office:value-type="string">
            <text:p>84 324 1601</text:p>
          </table:table-cell>
        </table:table-row>
        <table:table-row table:style-name="ro1">
          <table:table-cell office:value-type="string">
            <text:p>Gianni Sorveteria</text:p>
          </table:table-cell>
          <table:table-cell office:value-type="string">
            <text:p>2HFV+343, Av. 24 de Julho, Maputo, Mozambique</text:p>
          </table:table-cell>
          <table:table-cell office:value-type="string">
            <text:p>84 326 6006</text:p>
          </table:table-cell>
        </table:table-row>
        <table:table-row table:style-name="ro1">
          <table:table-cell office:value-type="string">
            <text:p>Pasteleria Marmara</text:p>
          </table:table-cell>
          <table:table-cell office:value-type="string">
            <text:p>Avenida 24 de Julho N°2472, Maputo, Mozambique</text:p>
          </table:table-cell>
          <table:table-cell office:value-type="string">
            <text:p>84 333 3344</text:p>
          </table:table-cell>
        </table:table-row>
        <table:table-row table:style-name="ro1">
          <table:table-cell office:value-type="string">
            <text:p>Agrichem Mozambique Lda</text:p>
          </table:table-cell>
          <table:table-cell office:value-type="string">
            <text:p>759 Av. União Africana, Matola, Mozambique</text:p>
          </table:table-cell>
          <table:table-cell office:value-type="string">
            <text:p>84 333 8333</text:p>
          </table:table-cell>
        </table:table-row>
        <table:table-row table:style-name="ro1">
          <table:table-cell office:value-type="string">
            <text:p>Benito's Take Away</text:p>
          </table:table-cell>
          <table:table-cell office:value-type="string">
            <text:p>Matola, Mozambique</text:p>
          </table:table-cell>
          <table:table-cell office:value-type="string">
            <text:p>84 333 9993</text:p>
          </table:table-cell>
        </table:table-row>
        <table:table-row table:style-name="ro1">
          <table:table-cell office:value-type="string">
            <text:p>Cristal Restaurant</text:p>
          </table:table-cell>
          <table:table-cell office:value-type="string">
            <text:p>698 Av. 24 de Julho, Maputo, Mozambique</text:p>
          </table:table-cell>
          <table:table-cell office:value-type="string">
            <text:p>84 336 5121</text:p>
          </table:table-cell>
        </table:table-row>
        <table:table-row table:style-name="ro1">
          <table:table-cell office:value-type="string">
            <text:p>Zambi</text:p>
          </table:table-cell>
          <table:table-cell office:value-type="string">
            <text:p>8 Av. 10 de Novembro, Maputo, Mozambique</text:p>
          </table:table-cell>
          <table:table-cell office:value-type="string">
            <text:p>84 339 2624</text:p>
          </table:table-cell>
        </table:table-row>
        <table:table-row table:style-name="ro1">
          <table:table-cell office:value-type="string">
            <text:p>Padaria e pastelaria la mimosa</text:p>
          </table:table-cell>
          <table:table-cell office:value-type="string">
            <text:p>2HW6+8H4, Rua de Capelo, Maputo, Mozambique</text:p>
          </table:table-cell>
          <table:table-cell office:value-type="string">
            <text:p>84 350 8000</text:p>
          </table:table-cell>
        </table:table-row>
        <table:table-row table:style-name="ro1">
          <table:table-cell office:value-type="string">
            <text:p>Farmatec Lda</text:p>
          </table:table-cell>
          <table:table-cell office:value-type="string">
            <text:p>1179 Av. Salvador Allende, Maputo 1179, Mozambique</text:p>
          </table:table-cell>
          <table:table-cell office:value-type="string">
            <text:p>84 352 4500</text:p>
          </table:table-cell>
        </table:table-row>
        <table:table-row table:style-name="ro1">
          <table:table-cell office:value-type="string">
            <text:p>jumbo city cash and carry</text:p>
          </table:table-cell>
          <table:table-cell office:value-type="string">
            <text:p>Mercado Feira, Rua Dos Trabalhadores, Chimoio, Mozambique</text:p>
          </table:table-cell>
          <table:table-cell office:value-type="string">
            <text:p>84 353 9260</text:p>
          </table:table-cell>
        </table:table-row>
        <table:table-row table:style-name="ro1">
          <table:table-cell office:value-type="string">
            <text:p>Reino De Pao (Padaria)</text:p>
          </table:table-cell>
          <table:table-cell office:value-type="string">
            <text:p>V7Q5+98W, Nampula, Mozambique</text:p>
          </table:table-cell>
          <table:table-cell office:value-type="string">
            <text:p>84 358 1665</text:p>
          </table:table-cell>
        </table:table-row>
        <table:table-row table:style-name="ro1">
          <table:table-cell office:value-type="string">
            <text:p>Omnia</text:p>
          </table:table-cell>
          <table:table-cell office:value-type="string">
            <text:p>Matola, Mozambique</text:p>
          </table:table-cell>
          <table:table-cell office:value-type="string">
            <text:p>84 362 1200</text:p>
          </table:table-cell>
        </table:table-row>
        <table:table-row table:style-name="ro1">
          <table:table-cell office:value-type="string">
            <text:p>Belinha Bolos</text:p>
          </table:table-cell>
          <table:table-cell office:value-type="string">
            <text:p>4C2R+HV4, Matola, Mozambique</text:p>
          </table:table-cell>
          <table:table-cell office:value-type="string">
            <text:p>84 364 6809</text:p>
          </table:table-cell>
        </table:table-row>
        <table:table-row table:style-name="ro1">
          <table:table-cell office:value-type="string">
            <text:p>Susy Bakes</text:p>
          </table:table-cell>
          <table:table-cell office:value-type="string">
            <text:p>VFVG+639, Rua Sussundenga, Chimoio, Mozambique</text:p>
          </table:table-cell>
          <table:table-cell office:value-type="string">
            <text:p>84 370 7243</text:p>
          </table:table-cell>
        </table:table-row>
        <table:table-row table:style-name="ro1">
          <table:table-cell office:value-type="string">
            <text:p>Cakes By Kalla's</text:p>
          </table:table-cell>
          <table:table-cell office:value-type="string">
            <text:p>Bairro, 3H55+V8M, Rua De Xipamanine, Maputo, Mozambique</text:p>
          </table:table-cell>
          <table:table-cell office:value-type="string">
            <text:p>84 371 9683</text:p>
          </table:table-cell>
        </table:table-row>
        <table:table-row table:style-name="ro1">
          <table:table-cell office:value-type="string">
            <text:p>Auto Delfas Motorsport</text:p>
          </table:table-cell>
          <table:table-cell office:value-type="string">
            <text:p>Av. Mao Tse Tung, Maputo 1234, Mozambique</text:p>
          </table:table-cell>
          <table:table-cell office:value-type="string">
            <text:p>84 375 0508</text:p>
          </table:table-cell>
        </table:table-row>
        <table:table-row table:style-name="ro1">
          <table:table-cell office:value-type="string">
            <text:p>Nampula Central Substation</text:p>
          </table:table-cell>
          <table:table-cell office:value-type="string">
            <text:p>V7P3+C7F, Nampula, Mozambique</text:p>
          </table:table-cell>
          <table:table-cell office:value-type="string">
            <text:p>84 381 6060</text:p>
          </table:table-cell>
        </table:table-row>
        <table:table-row table:style-name="ro1">
          <table:table-cell office:value-type="string">
            <text:p>Mercado de Naculue</text:p>
          </table:table-cell>
          <table:table-cell office:value-type="string">
            <text:p>R7VC+4P8, Nampula, Mozambique</text:p>
          </table:table-cell>
          <table:table-cell office:value-type="string">
            <text:p>84 384 2177</text:p>
          </table:table-cell>
        </table:table-row>
        <table:table-row table:style-name="ro1">
          <table:table-cell office:value-type="string">
            <text:p>Mokcha Co.</text:p>
          </table:table-cell>
          <table:table-cell office:value-type="string">
            <text:p>Supermercados Lokal, 776 Av. Julius Nyerere, Maputo, Mozambique</text:p>
          </table:table-cell>
          <table:table-cell office:value-type="string">
            <text:p>84 386 6710</text:p>
          </table:table-cell>
        </table:table-row>
        <table:table-row table:style-name="ro1">
          <table:table-cell office:value-type="string">
            <text:p>Mercado vila matola gare</text:p>
          </table:table-cell>
          <table:table-cell office:value-type="string">
            <text:p>5FC3+95H, Matola Gare St, Matola, Mozambique</text:p>
          </table:table-cell>
          <table:table-cell office:value-type="string">
            <text:p>84 393 8815</text:p>
          </table:table-cell>
        </table:table-row>
        <table:table-row table:style-name="ro1">
          <table:table-cell office:value-type="string">
            <text:p>Xibutxana Meat - Inhagoia</text:p>
          </table:table-cell>
          <table:table-cell office:value-type="string">
            <text:p>3HH5+XQC, Rainha Santa, Maputo, Mozambique</text:p>
          </table:table-cell>
          <table:table-cell office:value-type="string">
            <text:p>84 395 3604</text:p>
          </table:table-cell>
        </table:table-row>
        <table:table-row table:style-name="ro1">
          <table:table-cell office:value-type="string">
            <text:p>Casa Clássico</text:p>
          </table:table-cell>
          <table:table-cell office:value-type="string">
            <text:p>VFQH+67F, Rua Patrice Lumumba, Chimoio, Mozambique</text:p>
          </table:table-cell>
          <table:table-cell office:value-type="string">
            <text:p>84 397 0872</text:p>
          </table:table-cell>
        </table:table-row>
        <table:table-row table:style-name="ro1">
          <table:table-cell office:value-type="string">
            <text:p>BICA Maputo</text:p>
          </table:table-cell>
          <table:table-cell office:value-type="string">
            <text:p>657 Av. Julius Nyerere, Maputo 1000, Mozambique</text:p>
          </table:table-cell>
          <table:table-cell office:value-type="string">
            <text:p>84 399 0117</text:p>
          </table:table-cell>
        </table:table-row>
        <table:table-row table:style-name="ro1">
          <table:table-cell office:value-type="string">
            <text:p>Exodus Sociedade Unipessoal LDA</text:p>
          </table:table-cell>
          <table:table-cell office:value-type="string">
            <text:p>Muahivire Expansao,Rua FPLM Nampula,Muahivire Expansao Nampula, Nampula 3100, Mozambique</text:p>
          </table:table-cell>
          <table:table-cell office:value-type="string">
            <text:p>84 403 7132</text:p>
          </table:table-cell>
        </table:table-row>
        <table:table-row table:style-name="ro1">
          <table:table-cell office:value-type="string">
            <text:p>Caramelocakesweets</text:p>
          </table:table-cell>
          <table:table-cell office:value-type="string">
            <text:p>57 Rua Joseph Kizerbo, Maputo 1103, Mozambique</text:p>
          </table:table-cell>
          <table:table-cell office:value-type="string">
            <text:p>84 406 4622</text:p>
          </table:table-cell>
        </table:table-row>
        <table:table-row table:style-name="ro1">
          <table:table-cell office:value-type="string">
            <text:p>Farmácia Vila Pery</text:p>
          </table:table-cell>
          <table:table-cell office:value-type="string">
            <text:p>VFQG+QW7, Rua do Barne, Chimoio, Mozambique</text:p>
          </table:table-cell>
          <table:table-cell office:value-type="string">
            <text:p>84 409 4404</text:p>
          </table:table-cell>
        </table:table-row>
        <table:table-row table:style-name="ro1">
          <table:table-cell office:value-type="string">
            <text:p>Burhani General LDA</text:p>
          </table:table-cell>
          <table:table-cell office:value-type="string">
            <text:p>Mercado Waresta, Nampula 3100, Mozambique</text:p>
          </table:table-cell>
          <table:table-cell office:value-type="string">
            <text:p>84 416 9278</text:p>
          </table:table-cell>
        </table:table-row>
        <table:table-row table:style-name="ro1">
          <table:table-cell office:value-type="string">
            <text:p>Associação Choco Chingwa</text:p>
          </table:table-cell>
          <table:table-cell office:value-type="string">
            <text:p>WF46+8HQ, Chimoio, Mozambique</text:p>
          </table:table-cell>
          <table:table-cell office:value-type="string">
            <text:p>84 419 9425</text:p>
          </table:table-cell>
        </table:table-row>
        <table:table-row table:style-name="ro1">
          <table:table-cell office:value-type="string">
            <text:p>Tia Mingas</text:p>
          </table:table-cell>
          <table:table-cell office:value-type="string">
            <text:p>Unnamed Road, VFGG+H85, Chimoio, Mozambique</text:p>
          </table:table-cell>
          <table:table-cell office:value-type="string">
            <text:p>84 431 8760</text:p>
          </table:table-cell>
        </table:table-row>
        <table:table-row table:style-name="ro1">
          <table:table-cell office:value-type="string">
            <text:p>InterChimoio</text:p>
          </table:table-cell>
          <table:table-cell office:value-type="string">
            <text:p>Ave 25 de Setembro, Chimoio, Mozambique</text:p>
          </table:table-cell>
          <table:table-cell office:value-type="string">
            <text:p>84 433 6310</text:p>
          </table:table-cell>
        </table:table-row>
        <table:table-row table:style-name="ro1">
          <table:table-cell office:value-type="string">
            <text:p>The House of Agness</text:p>
          </table:table-cell>
          <table:table-cell office:value-type="string">
            <text:p>806 Av. dos Mártires da Machava, Maputo, Mozambique</text:p>
          </table:table-cell>
          <table:table-cell office:value-type="string">
            <text:p>84 444 0686</text:p>
          </table:table-cell>
        </table:table-row>
        <table:table-row table:style-name="ro1">
          <table:table-cell office:value-type="string">
            <text:p>Delícias_da_candy</text:p>
          </table:table-cell>
          <table:table-cell office:value-type="string">
            <text:p>Maputo, Mozambique</text:p>
          </table:table-cell>
          <table:table-cell office:value-type="string">
            <text:p>84 451 4311</text:p>
          </table:table-cell>
        </table:table-row>
        <table:table-row table:style-name="ro1">
          <table:table-cell office:value-type="string">
            <text:p>House of the Farmer</text:p>
          </table:table-cell>
          <table:table-cell office:value-type="string">
            <text:p>N8 Do nº 2674, Nampula, Mozambique</text:p>
          </table:table-cell>
          <table:table-cell office:value-type="string">
            <text:p>84 456 6615</text:p>
          </table:table-cell>
        </table:table-row>
        <table:table-row table:style-name="ro1">
          <table:table-cell office:value-type="string">
            <text:p>Sabores da Melice</text:p>
          </table:table-cell>
          <table:table-cell office:value-type="string">
            <text:p>Nampula, Mozambique</text:p>
          </table:table-cell>
          <table:table-cell office:value-type="string">
            <text:p>84 458 3587</text:p>
          </table:table-cell>
        </table:table-row>
        <table:table-row table:style-name="ro1">
          <table:table-cell office:value-type="string">
            <text:p>House Farmer</text:p>
          </table:table-cell>
          <table:table-cell office:value-type="string">
            <text:p>Avenida 25 de Junho, Talhão 72B, Zona Industrial, Chimoio, Mozambique</text:p>
          </table:table-cell>
          <table:table-cell office:value-type="string">
            <text:p>84 466 5104</text:p>
          </table:table-cell>
        </table:table-row>
        <table:table-row table:style-name="ro1">
          <table:table-cell office:value-type="string">
            <text:p>Delícias da Marta</text:p>
          </table:table-cell>
          <table:table-cell office:value-type="string">
            <text:p>5HPX+3RR Mabilinga, Maputo 1120, Mozambique</text:p>
          </table:table-cell>
          <table:table-cell office:value-type="string">
            <text:p>84 467 3620</text:p>
          </table:table-cell>
        </table:table-row>
        <table:table-row table:style-name="ro1">
          <table:table-cell office:value-type="string">
            <text:p>Central Market</text:p>
          </table:table-cell>
          <table:table-cell office:value-type="string">
            <text:p>Av. 25 de Setembro, Maputo, Mozambique</text:p>
          </table:table-cell>
          <table:table-cell office:value-type="string">
            <text:p>84 481 3706</text:p>
          </table:table-cell>
        </table:table-row>
        <table:table-row table:style-name="ro1">
          <table:table-cell office:value-type="string">
            <text:p>BOLOBOM</text:p>
          </table:table-cell>
          <table:table-cell office:value-type="string">
            <text:p>Nr 10 Av. da Marginal, Maputo, Mozambique</text:p>
          </table:table-cell>
          <table:table-cell office:value-type="string">
            <text:p>84 482 2804</text:p>
          </table:table-cell>
        </table:table-row>
        <table:table-row table:style-name="ro1">
          <table:table-cell office:value-type="string">
            <text:p>Scoops Please</text:p>
          </table:table-cell>
          <table:table-cell office:value-type="string">
            <text:p>V8P2+88G, Nampula, Mozambique</text:p>
          </table:table-cell>
          <table:table-cell office:value-type="string">
            <text:p>84 489 8397</text:p>
          </table:table-cell>
        </table:table-row>
        <table:table-row table:style-name="ro1">
          <table:table-cell office:value-type="string">
            <text:p>Casa de Bagel</text:p>
          </table:table-cell>
          <table:table-cell office:value-type="string">
            <text:p>MZ Maputo Maputo Av. Major General Candido Mondlane n°, Maputo 1938, Mozambique</text:p>
          </table:table-cell>
          <table:table-cell office:value-type="string">
            <text:p>84 494 9813</text:p>
          </table:table-cell>
        </table:table-row>
        <table:table-row table:style-name="ro1">
          <table:table-cell office:value-type="string">
            <text:p>CESTINHO (SUPER F1)</text:p>
          </table:table-cell>
          <table:table-cell office:value-type="string">
            <text:p>Av. Vladimir Lenine, Maputo, Mozambique</text:p>
          </table:table-cell>
          <table:table-cell office:value-type="string">
            <text:p>84 501 8180</text:p>
          </table:table-cell>
        </table:table-row>
        <table:table-row table:style-name="ro1">
          <table:table-cell office:value-type="string">
            <text:p>Mercadovirtual</text:p>
          </table:table-cell>
          <table:table-cell office:value-type="string">
            <text:p>Bairro de Muatala Nampula, Nampula 3110, Mozambique</text:p>
          </table:table-cell>
          <table:table-cell office:value-type="string">
            <text:p>84 504 2049</text:p>
          </table:table-cell>
        </table:table-row>
        <table:table-row table:style-name="ro1">
          <table:table-cell office:value-type="string">
            <text:p>Culinária Maravilha</text:p>
          </table:table-cell>
          <table:table-cell office:value-type="string">
            <text:p>Maputo Cidade de Maputo, Maputo 1100, Mozambique</text:p>
          </table:table-cell>
          <table:table-cell office:value-type="string">
            <text:p>84 504 5644</text:p>
          </table:table-cell>
        </table:table-row>
        <table:table-row table:style-name="ro1">
          <table:table-cell office:value-type="string">
            <text:p>Gelateria doces saudaveis</text:p>
          </table:table-cell>
          <table:table-cell office:value-type="string">
            <text:p>Maputo, Mozambique</text:p>
          </table:table-cell>
          <table:table-cell office:value-type="string">
            <text:p>84 505 4611</text:p>
          </table:table-cell>
        </table:table-row>
        <table:table-row table:style-name="ro1">
          <table:table-cell office:value-type="string">
            <text:p>Taverna doce</text:p>
          </table:table-cell>
          <table:table-cell office:value-type="string">
            <text:p>Unnamed Road, 3CRM+X5W, Matola, Mozambique</text:p>
          </table:table-cell>
          <table:table-cell office:value-type="string">
            <text:p>84 507 6077</text:p>
          </table:table-cell>
        </table:table-row>
        <table:table-row table:style-name="ro1">
          <table:table-cell office:value-type="string">
            <text:p>Padaria boane 700</text:p>
          </table:table-cell>
          <table:table-cell office:value-type="string">
            <text:p>Matola, Mozambique</text:p>
          </table:table-cell>
          <table:table-cell office:value-type="string">
            <text:p>84 509 3394</text:p>
          </table:table-cell>
        </table:table-row>
        <table:table-row table:style-name="ro1">
          <table:table-cell office:value-type="string">
            <text:p>Atelie om looks</text:p>
          </table:table-cell>
          <table:table-cell office:value-type="string">
            <text:p>cidade, Nampula 3100, Mozambique</text:p>
          </table:table-cell>
          <table:table-cell office:value-type="string">
            <text:p>84 513 1998</text:p>
          </table:table-cell>
        </table:table-row>
        <table:table-row table:style-name="ro1">
          <table:table-cell office:value-type="string">
            <text:p>Doce de Ouro</text:p>
          </table:table-cell>
          <table:table-cell office:value-type="string">
            <text:p>2HWM+6P2, R. de Chinyamapere, Maputo, Mozambique</text:p>
          </table:table-cell>
          <table:table-cell office:value-type="string">
            <text:p>84 513 2171</text:p>
          </table:table-cell>
        </table:table-row>
        <table:table-row table:style-name="ro1">
          <table:table-cell office:value-type="string">
            <text:p>PETROLEUM SOM LDA</text:p>
          </table:table-cell>
          <table:table-cell office:value-type="string">
            <text:p>NAMPULA - Av. Trabalho En8-Enfrente da Biblioteca Fiel NACALA - Estrada Nacional, N8, Nampula 3100, Mozambique</text:p>
          </table:table-cell>
          <table:table-cell office:value-type="string">
            <text:p>84 514 0460</text:p>
          </table:table-cell>
        </table:table-row>
        <table:table-row table:style-name="ro1">
          <table:table-cell office:value-type="string">
            <text:p>Mozambique Oasis, Lda, Matola</text:p>
          </table:table-cell>
          <table:table-cell office:value-type="string">
            <text:p>Av de Namacha, Matola, Mozambique</text:p>
          </table:table-cell>
          <table:table-cell office:value-type="string">
            <text:p>84 522 1431</text:p>
          </table:table-cell>
        </table:table-row>
        <table:table-row table:style-name="ro1">
          <table:table-cell office:value-type="string">
            <text:p>Restaurante Barriguinhas</text:p>
          </table:table-cell>
          <table:table-cell office:value-type="string">
            <text:p>3CQH+9M6, Matola, Mozambique</text:p>
          </table:table-cell>
          <table:table-cell office:value-type="string">
            <text:p>84 531 2975</text:p>
          </table:table-cell>
        </table:table-row>
        <table:table-row table:style-name="ro1">
          <table:table-cell office:value-type="string">
            <text:p>Claver's Cake</text:p>
          </table:table-cell>
          <table:table-cell office:value-type="string">
            <text:p>Mozambique Nampula Nampula, Nampula 8990, Mozambique</text:p>
          </table:table-cell>
          <table:table-cell office:value-type="string">
            <text:p>84 532 1550</text:p>
          </table:table-cell>
        </table:table-row>
        <table:table-row table:style-name="ro1">
          <table:table-cell office:value-type="string">
            <text:p>Lolita Bolos</text:p>
          </table:table-cell>
          <table:table-cell office:value-type="string">
            <text:p>Travessa da, nr 120 Av. da Tanzania, Maputo, Mozambique</text:p>
          </table:table-cell>
          <table:table-cell office:value-type="string">
            <text:p>84 532 7232</text:p>
          </table:table-cell>
        </table:table-row>
        <table:table-row table:style-name="ro1">
          <table:table-cell office:value-type="string">
            <text:p>Mel eventos</text:p>
          </table:table-cell>
          <table:table-cell office:value-type="string">
            <text:p>Maracuene Maputo Cidade de Maputo, 5012, Mozambique</text:p>
          </table:table-cell>
          <table:table-cell office:value-type="string">
            <text:p>84 534 3715</text:p>
          </table:table-cell>
        </table:table-row>
        <table:table-row table:style-name="ro1">
          <table:table-cell office:value-type="string">
            <text:p>Criatório Nhancale</text:p>
          </table:table-cell>
          <table:table-cell office:value-type="string">
            <text:p>Malhampsene, 3FG8+C8M, Matola, Mozambique</text:p>
          </table:table-cell>
          <table:table-cell office:value-type="string">
            <text:p>84 534 3875</text:p>
          </table:table-cell>
        </table:table-row>
        <table:table-row table:style-name="ro1">
          <table:table-cell office:value-type="string">
            <text:p>Conselho Municipal da Cidade de Nampula</text:p>
          </table:table-cell>
          <table:table-cell office:value-type="string">
            <text:p>V7J7+X7H, Nampula, Mozambique</text:p>
          </table:table-cell>
          <table:table-cell office:value-type="string">
            <text:p>84 535 4255</text:p>
          </table:table-cell>
        </table:table-row>
        <table:table-row table:style-name="ro1">
          <table:table-cell office:value-type="string">
            <text:p>Handling</text:p>
          </table:table-cell>
          <table:table-cell office:value-type="string">
            <text:p>120 R. do Barué, Chimoio, Mozambique</text:p>
          </table:table-cell>
          <table:table-cell office:value-type="string">
            <text:p>84 539 9710</text:p>
          </table:table-cell>
        </table:table-row>
        <table:table-row table:style-name="ro1">
          <table:table-cell office:value-type="string">
            <text:p>Gemini Beauty Lda</text:p>
          </table:table-cell>
          <table:table-cell office:value-type="string">
            <text:p>3JF6+JG5 Casa No. 2040, Vladimir Lenine, Maputo 1100, Mozambique</text:p>
          </table:table-cell>
          <table:table-cell office:value-type="string">
            <text:p>84 540 2841</text:p>
          </table:table-cell>
        </table:table-row>
        <table:table-row table:style-name="ro1">
          <table:table-cell office:value-type="string">
            <text:p>Mundos</text:p>
          </table:table-cell>
          <table:table-cell office:value-type="string">
            <text:p>Matola, Mozambique</text:p>
          </table:table-cell>
          <table:table-cell office:value-type="string">
            <text:p>84 544 6444</text:p>
          </table:table-cell>
        </table:table-row>
        <table:table-row table:style-name="ro1">
          <table:table-cell office:value-type="string">
            <text:p>Recheio Cash &amp; Carry, S.A</text:p>
          </table:table-cell>
          <table:table-cell office:value-type="string">
            <text:p>zona de pannar, rua mafuia comercial fabrica de cinelo, cidade, Chimoio, Mozambique</text:p>
          </table:table-cell>
          <table:table-cell office:value-type="string">
            <text:p>84 545 2786</text:p>
          </table:table-cell>
        </table:table-row>
        <table:table-row table:style-name="ro1">
          <table:table-cell office:value-type="string">
            <text:p>Naru Produtos Naturais &amp; Dietéticos</text:p>
          </table:table-cell>
          <table:table-cell office:value-type="string">
            <text:p>Rua da Resistência Nº479 R/C – MAPUTO Maputo Cidade de Maputo, Maputo 1103, Mozambique</text:p>
          </table:table-cell>
          <table:table-cell office:value-type="string">
            <text:p>84 547 3267</text:p>
          </table:table-cell>
        </table:table-row>
        <table:table-row table:style-name="ro1">
          <table:table-cell office:value-type="string">
            <text:p>Tricar Moçambique - Melhor loja de pneus em Moçambique</text:p>
          </table:table-cell>
          <table:table-cell office:value-type="string">
            <text:p>Av. Karl Marx, Maputo, Mozambique</text:p>
          </table:table-cell>
          <table:table-cell office:value-type="string">
            <text:p>84 551 0855</text:p>
          </table:table-cell>
        </table:table-row>
        <table:table-row table:style-name="ro1">
          <table:table-cell office:value-type="string">
            <text:p>Fares Auto Service</text:p>
          </table:table-cell>
          <table:table-cell office:value-type="string">
            <text:p>Rua da Malhangalene, Av. da Malhangalene, Maputo, Mozambique</text:p>
          </table:table-cell>
          <table:table-cell office:value-type="string">
            <text:p>84 553 3322</text:p>
          </table:table-cell>
        </table:table-row>
        <table:table-row table:style-name="ro1">
          <table:table-cell office:value-type="string">
            <text:p>Galp(Capital Oil, Lda)</text:p>
          </table:table-cell>
          <table:table-cell office:value-type="string">
            <text:p>N1, Nampula, Mozambique</text:p>
          </table:table-cell>
          <table:table-cell office:value-type="string">
            <text:p>84 555 5667</text:p>
          </table:table-cell>
        </table:table-row>
        <table:table-row table:style-name="ro1">
          <table:table-cell office:value-type="string">
            <text:p>Kutenga Serviços, Lda</text:p>
          </table:table-cell>
          <table:table-cell office:value-type="string">
            <text:p>Bairro Malhampsene, Tricamo 1º Andar, Nr. 3 e 4 - Matola, Matola, Mozambique</text:p>
          </table:table-cell>
          <table:table-cell office:value-type="string">
            <text:p>84 560 6018</text:p>
          </table:table-cell>
        </table:table-row>
        <table:table-row table:style-name="ro1">
          <table:table-cell office:value-type="string">
            <text:p>Foods and Commodities</text:p>
          </table:table-cell>
          <table:table-cell office:value-type="string">
            <text:p>Av. Samora Machel, Nampula, Mozambique</text:p>
          </table:table-cell>
          <table:table-cell office:value-type="string">
            <text:p>84 570 0099</text:p>
          </table:table-cell>
        </table:table-row>
        <table:table-row table:style-name="ro1">
          <table:table-cell office:value-type="string">
            <text:p>Taverna Doce</text:p>
          </table:table-cell>
          <table:table-cell office:value-type="string">
            <text:p>2HJW+RR4, 1 Av. Mao Tse Tung, Maputo, Mozambique</text:p>
          </table:table-cell>
          <table:table-cell office:value-type="string">
            <text:p>84 576 0481</text:p>
          </table:table-cell>
        </table:table-row>
        <table:table-row table:style-name="ro1">
          <table:table-cell office:value-type="string">
            <text:p>IBIZA SunAngel</text:p>
          </table:table-cell>
          <table:table-cell office:value-type="string">
            <text:p>1958 Avenida Eduardo Mondlane, Maputo, Mozambique</text:p>
          </table:table-cell>
          <table:table-cell office:value-type="string">
            <text:p>84 576 7485</text:p>
          </table:table-cell>
        </table:table-row>
        <table:table-row table:style-name="ro1">
          <table:table-cell office:value-type="string">
            <text:p>PAM Pastelaria</text:p>
          </table:table-cell>
          <table:table-cell office:value-type="string">
            <text:p>Avenida Do Trabalho, Maputo, Mozambique</text:p>
          </table:table-cell>
          <table:table-cell office:value-type="string">
            <text:p>84 577 3307</text:p>
          </table:table-cell>
        </table:table-row>
        <table:table-row table:style-name="ro1">
          <table:table-cell office:value-type="string">
            <text:p>Bio Orgânica</text:p>
          </table:table-cell>
          <table:table-cell office:value-type="string">
            <text:p>Av. Karl Marx n° 1923, Maputo, Mozambique</text:p>
          </table:table-cell>
          <table:table-cell office:value-type="string">
            <text:p>84 578 6355</text:p>
          </table:table-cell>
        </table:table-row>
        <table:table-row table:style-name="ro1">
          <table:table-cell office:value-type="string">
            <text:p>Mega Dreamland Sweets</text:p>
          </table:table-cell>
          <table:table-cell office:value-type="string">
            <text:p>Loja 2, 2HV5+F6J, 4105 Av. 24 de Julho, Maputo, Mozambique</text:p>
          </table:table-cell>
          <table:table-cell office:value-type="string">
            <text:p>84 580 1312</text:p>
          </table:table-cell>
        </table:table-row>
        <table:table-row table:style-name="ro1">
          <table:table-cell office:value-type="string">
            <text:p>Delicias do Jardim</text:p>
          </table:table-cell>
          <table:table-cell office:value-type="string">
            <text:p>Bairro de Expansao, 2 - Jardim, Nampula, Mozambique</text:p>
          </table:table-cell>
          <table:table-cell office:value-type="string">
            <text:p>84 581 4984</text:p>
          </table:table-cell>
        </table:table-row>
        <table:table-row table:style-name="ro1">
          <table:table-cell office:value-type="string">
            <text:p>Município da Matola - Finanças e Patrimônio</text:p>
          </table:table-cell>
          <table:table-cell office:value-type="string">
            <text:p>2FQ2+284, Matola, Mozambique</text:p>
          </table:table-cell>
          <table:table-cell office:value-type="string">
            <text:p>84 586 9001</text:p>
          </table:table-cell>
        </table:table-row>
        <table:table-row table:style-name="ro1">
          <table:table-cell office:value-type="string">
            <text:p>Procuradoria Provincial de Chimoio</text:p>
          </table:table-cell>
          <table:table-cell office:value-type="string">
            <text:p>VFRC+98X, Chimoio, Mozambique</text:p>
          </table:table-cell>
          <table:table-cell office:value-type="string">
            <text:p>84 588 5306</text:p>
          </table:table-cell>
        </table:table-row>
        <table:table-row table:style-name="ro1">
          <table:table-cell office:value-type="string">
            <text:p>Mercado dos Pescadores</text:p>
          </table:table-cell>
          <table:table-cell office:value-type="string">
            <text:p>Maputo, Mozambique</text:p>
          </table:table-cell>
          <table:table-cell office:value-type="string">
            <text:p>84 593 1417</text:p>
          </table:table-cell>
        </table:table-row>
        <table:table-row table:style-name="ro1">
          <table:table-cell office:value-type="string">
            <text:p>SUPER MERCADO SILVIYA COMERCIAL</text:p>
          </table:table-cell>
          <table:table-cell office:value-type="string">
            <text:p>RUA DE CHAI PEMBA Cabo Delgado, Porto Amelia 3200, Mozambique</text:p>
          </table:table-cell>
          <table:table-cell office:value-type="string">
            <text:p>84 595 9755</text:p>
          </table:table-cell>
        </table:table-row>
        <table:table-row table:style-name="ro1">
          <table:table-cell office:value-type="string">
            <text:p>KIXX OIL MOZAMBIQUE LDA</text:p>
          </table:table-cell>
          <table:table-cell office:value-type="string">
            <text:p>3H3H+RC2, Av. Acordos De Lusaka, Maputo, Mozambique</text:p>
          </table:table-cell>
          <table:table-cell office:value-type="string">
            <text:p>84 598 0238</text:p>
          </table:table-cell>
        </table:table-row>
        <table:table-row table:style-name="ro1">
          <table:table-cell office:value-type="string">
            <text:p>Padaria e Pastelaria 786</text:p>
          </table:table-cell>
          <table:table-cell office:value-type="string">
            <text:p>Nampula, Mozambique</text:p>
          </table:table-cell>
          <table:table-cell office:value-type="string">
            <text:p>84 604 6941</text:p>
          </table:table-cell>
        </table:table-row>
        <table:table-row table:style-name="ro1">
          <table:table-cell office:value-type="string">
            <text:p>Gisamel Sabores&amp;Serviços</text:p>
          </table:table-cell>
          <table:table-cell office:value-type="string">
            <text:p>955 Av. Patrice Lumumba, Maputo 1106, Mozambique</text:p>
          </table:table-cell>
          <table:table-cell office:value-type="string">
            <text:p>84 608 1018</text:p>
          </table:table-cell>
        </table:table-row>
        <table:table-row table:style-name="ro1">
          <table:table-cell office:value-type="string">
            <text:p>Docelandia</text:p>
          </table:table-cell>
          <table:table-cell office:value-type="string">
            <text:p>Av. União Africana, Matola, Mozambique</text:p>
          </table:table-cell>
          <table:table-cell office:value-type="string">
            <text:p>84 610 7395</text:p>
          </table:table-cell>
        </table:table-row>
        <table:table-row table:style-name="ro1">
          <table:table-cell office:value-type="string">
            <text:p>Matola Supermarket Lda</text:p>
          </table:table-cell>
          <table:table-cell office:value-type="string">
            <text:p>Av. Samora Machel, Malhampsene, Matola, EN4, Matola, Mozambique</text:p>
          </table:table-cell>
          <table:table-cell office:value-type="string">
            <text:p>84 611 5246</text:p>
          </table:table-cell>
        </table:table-row>
        <table:table-row table:style-name="ro1">
          <table:table-cell office:value-type="string">
            <text:p>Maiquel company</text:p>
          </table:table-cell>
          <table:table-cell office:value-type="string">
            <text:p>WF43+6PH, Chimoio, Mozambique</text:p>
          </table:table-cell>
          <table:table-cell office:value-type="string">
            <text:p>84 612 2454</text:p>
          </table:table-cell>
        </table:table-row>
        <table:table-row table:style-name="ro1">
          <table:table-cell office:value-type="string">
            <text:p>Mercado 25 de Junho</text:p>
          </table:table-cell>
          <table:table-cell office:value-type="string">
            <text:p>3HR8+C9Q, Avenida de Mocambique, Maputo, Mozambique</text:p>
          </table:table-cell>
          <table:table-cell office:value-type="string">
            <text:p>84 612 8139</text:p>
          </table:table-cell>
        </table:table-row>
        <table:table-row table:style-name="ro1">
          <table:table-cell office:value-type="string">
            <text:p>Padaria indico Soalpo 2</text:p>
          </table:table-cell>
          <table:table-cell office:value-type="string">
            <text:p>Chimoio, Mozambique</text:p>
          </table:table-cell>
          <table:table-cell office:value-type="string">
            <text:p>84 619 5099</text:p>
          </table:table-cell>
        </table:table-row>
        <table:table-row table:style-name="ro1">
          <table:table-cell office:value-type="string">
            <text:p>Vanito bottle store</text:p>
          </table:table-cell>
          <table:table-cell office:value-type="string">
            <text:p>3FGM+6V7, Matola, Mozambique</text:p>
          </table:table-cell>
          <table:table-cell office:value-type="string">
            <text:p>84 621 4700</text:p>
          </table:table-cell>
        </table:table-row>
        <table:table-row table:style-name="ro1">
          <table:table-cell office:value-type="string">
            <text:p>Infrugel</text:p>
          </table:table-cell>
          <table:table-cell office:value-type="string">
            <text:p>3FGP+36J, Matola, Mozambique</text:p>
          </table:table-cell>
          <table:table-cell office:value-type="string">
            <text:p>84 623 5122</text:p>
          </table:table-cell>
        </table:table-row>
        <table:table-row table:style-name="ro1">
          <table:table-cell office:value-type="string">
            <text:p>Padaria Nkobe</text:p>
          </table:table-cell>
          <table:table-cell office:value-type="string">
            <text:p>5F5Q+X6X Nkobe - Matola, Matola, Mozambique</text:p>
          </table:table-cell>
          <table:table-cell office:value-type="string">
            <text:p>84 627 2536</text:p>
          </table:table-cell>
        </table:table-row>
        <table:table-row table:style-name="ro1">
          <table:table-cell office:value-type="string">
            <text:p>ALTERNATIVA DISCOVERY,EI</text:p>
          </table:table-cell>
          <table:table-cell office:value-type="string">
            <text:p>V7P8+224, Nampula, Mozambique</text:p>
          </table:table-cell>
          <table:table-cell office:value-type="string">
            <text:p>84 638 0746</text:p>
          </table:table-cell>
        </table:table-row>
        <table:table-row table:style-name="ro1">
          <table:table-cell office:value-type="string">
            <text:p>SPAR VIP Pemba</text:p>
          </table:table-cell>
          <table:table-cell office:value-type="string">
            <text:p>Avenida 25 De Setembro, Pemba 3200, Mozambique</text:p>
          </table:table-cell>
          <table:table-cell office:value-type="string">
            <text:p>84 640 4811</text:p>
          </table:table-cell>
        </table:table-row>
        <table:table-row table:style-name="ro2">
          <table:table-cell office:value-type="string">
            <text:p>Seouper mercado</text:p>
          </table:table-cell>
          <table:table-cell office:value-type="string">
            <text:p>3GF2+XX2، ماتولا،، Matola, Mozambique</text:p>
          </table:table-cell>
          <table:table-cell office:value-type="string">
            <text:p>84 647 7454</text:p>
          </table:table-cell>
        </table:table-row>
        <table:table-row table:style-name="ro1">
          <table:table-cell office:value-type="string">
            <text:p>Duarte Sabores Lda</text:p>
          </table:table-cell>
          <table:table-cell office:value-type="string">
            <text:p>VFV6+R82 Centro Hipico, Chimoio, Mozambique</text:p>
          </table:table-cell>
          <table:table-cell office:value-type="string">
            <text:p>84 650 1946</text:p>
          </table:table-cell>
        </table:table-row>
        <table:table-row table:style-name="ro1">
          <table:table-cell office:value-type="string">
            <text:p>Lake Oil Chimoio Station 2</text:p>
          </table:table-cell>
          <table:table-cell office:value-type="string">
            <text:p>Bairro 5, Chimoio 2200, Mozambique</text:p>
          </table:table-cell>
          <table:table-cell office:value-type="string">
            <text:p>84 653 0390</text:p>
          </table:table-cell>
        </table:table-row>
        <table:table-row table:style-name="ro1">
          <table:table-cell office:value-type="string">
            <text:p>Namialo</text:p>
          </table:table-cell>
          <table:table-cell office:value-type="string">
            <text:p>V7F9+8FX, Nampula, Mozambique</text:p>
          </table:table-cell>
          <table:table-cell office:value-type="string">
            <text:p>84 660 5700</text:p>
          </table:table-cell>
        </table:table-row>
        <table:table-row table:style-name="ro1">
          <table:table-cell office:value-type="string">
            <text:p>Museu Nacional de Etnografia</text:p>
          </table:table-cell>
          <table:table-cell office:value-type="string">
            <text:p>V7J8+PGQ, Rua Francisco Matanga, Nampula, Mozambique</text:p>
          </table:table-cell>
          <table:table-cell office:value-type="string">
            <text:p>84 670 0082</text:p>
          </table:table-cell>
        </table:table-row>
        <table:table-row table:style-name="ro1">
          <table:table-cell office:value-type="string">
            <text:p>King Pie Malhampsene</text:p>
          </table:table-cell>
          <table:table-cell office:value-type="string">
            <text:p>4C7M+65J, Matola, Mozambique</text:p>
          </table:table-cell>
          <table:table-cell office:value-type="string">
            <text:p>84 674 4345</text:p>
          </table:table-cell>
        </table:table-row>
        <table:table-row table:style-name="ro1">
          <table:table-cell office:value-type="string">
            <text:p>BIOCHEM</text:p>
          </table:table-cell>
          <table:table-cell office:value-type="string">
            <text:p>2HRF+C62, Av. Emília Daússe, Maputo, Mozambique</text:p>
          </table:table-cell>
          <table:table-cell office:value-type="string">
            <text:p>84 680 3798</text:p>
          </table:table-cell>
        </table:table-row>
        <table:table-row table:style-name="ro1">
          <table:table-cell office:value-type="string">
            <text:p>Natural solutions moz</text:p>
          </table:table-cell>
          <table:table-cell office:value-type="string">
            <text:p>1426 Avenida Agostinho Neto, R/C, Maputo, Mozambique</text:p>
          </table:table-cell>
          <table:table-cell office:value-type="string">
            <text:p>84 685 3634</text:p>
          </table:table-cell>
        </table:table-row>
        <table:table-row table:style-name="ro1">
          <table:table-cell office:value-type="string">
            <text:p>Electro Bobinagem Nguetsa E.I</text:p>
          </table:table-cell>
          <table:table-cell office:value-type="string">
            <text:p>Rua De Lixeira, Maputo, Mozambique</text:p>
          </table:table-cell>
          <table:table-cell office:value-type="string">
            <text:p>84 693 6390</text:p>
          </table:table-cell>
        </table:table-row>
        <table:table-row table:style-name="ro1">
          <table:table-cell office:value-type="string">
            <text:p>EJB Vendas Online</text:p>
          </table:table-cell>
          <table:table-cell office:value-type="string">
            <text:p>Av. Moçambique, casa 34, rua 5590, Maputo 1100, Mozambique</text:p>
          </table:table-cell>
          <table:table-cell office:value-type="string">
            <text:p>84 699 0222</text:p>
          </table:table-cell>
        </table:table-row>
        <table:table-row table:style-name="ro1">
          <table:table-cell office:value-type="string">
            <text:p>Mundo Verde Mz</text:p>
          </table:table-cell>
          <table:table-cell office:value-type="string">
            <text:p>Av. Namaacha Nº 67 Matola, Moçambique Matola Maputo, 1113 Cidade da Matola Maputo, Matola 1116, Mozambique</text:p>
          </table:table-cell>
          <table:table-cell office:value-type="string">
            <text:p>84 700 7296</text:p>
          </table:table-cell>
        </table:table-row>
        <table:table-row table:style-name="ro1">
          <table:table-cell office:value-type="string">
            <text:p>Sabores do Mar</text:p>
          </table:table-cell>
          <table:table-cell office:value-type="string">
            <text:p>Av. Namaacha Nº 67 Matola, Moçambique Matola Maputo, Matola 1113, Mozambique</text:p>
          </table:table-cell>
          <table:table-cell office:value-type="string">
            <text:p>84 700 7296</text:p>
          </table:table-cell>
        </table:table-row>
        <table:table-row table:style-name="ro1">
          <table:table-cell office:value-type="string">
            <text:p>Fozol Comercial</text:p>
          </table:table-cell>
          <table:table-cell office:value-type="string">
            <text:p>R523, Chimoio, Mozambique</text:p>
          </table:table-cell>
          <table:table-cell office:value-type="string">
            <text:p>84 711 6638</text:p>
          </table:table-cell>
        </table:table-row>
        <table:table-row table:style-name="ro1">
          <table:table-cell office:value-type="string">
            <text:p>Padaria e Pastelaria Duvou</text:p>
          </table:table-cell>
          <table:table-cell office:value-type="string">
            <text:p>Matola C Matola, Maputo, Mozambique</text:p>
          </table:table-cell>
          <table:table-cell office:value-type="string">
            <text:p>84 717 9923</text:p>
          </table:table-cell>
        </table:table-row>
        <table:table-row table:style-name="ro1">
          <table:table-cell office:value-type="string">
            <text:p>Handling</text:p>
          </table:table-cell>
          <table:table-cell office:value-type="string">
            <text:p>VFMJ+P34 Mercado, Chimoio, Mozambique</text:p>
          </table:table-cell>
          <table:table-cell office:value-type="string">
            <text:p>84 720 8154</text:p>
          </table:table-cell>
        </table:table-row>
        <table:table-row table:style-name="ro1">
          <table:table-cell office:value-type="string">
            <text:p>E-Moio E.I</text:p>
          </table:table-cell>
          <table:table-cell office:value-type="string">
            <text:p>VFF3+MJF Chimoio Chimoio Manica, Chimoio 2200, Mozambique</text:p>
          </table:table-cell>
          <table:table-cell office:value-type="string">
            <text:p>84 721 5419</text:p>
          </table:table-cell>
        </table:table-row>
        <table:table-row table:style-name="ro1">
          <table:table-cell office:value-type="string">
            <text:p>Rio Café</text:p>
          </table:table-cell>
          <table:table-cell office:value-type="string">
            <text:p>matola rio matola Maputo, 1114, Mozambique</text:p>
          </table:table-cell>
          <table:table-cell office:value-type="string">
            <text:p>84 722 2300</text:p>
          </table:table-cell>
        </table:table-row>
        <table:table-row table:style-name="ro1">
          <table:table-cell office:value-type="string">
            <text:p>CS MARKET</text:p>
          </table:table-cell>
          <table:table-cell office:value-type="string">
            <text:p>Monapo, Nampula 3100, Mozambique</text:p>
          </table:table-cell>
          <table:table-cell office:value-type="string">
            <text:p>84 723 8101</text:p>
          </table:table-cell>
        </table:table-row>
        <table:table-row table:style-name="ro1">
          <table:table-cell office:value-type="string">
            <text:p>Super Mercado</text:p>
          </table:table-cell>
          <table:table-cell office:value-type="string">
            <text:p>Matola, Mozambique</text:p>
          </table:table-cell>
          <table:table-cell office:value-type="string">
            <text:p>84 726 6705</text:p>
          </table:table-cell>
        </table:table-row>
        <table:table-row table:style-name="ro1">
          <table:table-cell office:value-type="string">
            <text:p>Mercado Carimbo</text:p>
          </table:table-cell>
          <table:table-cell office:value-type="string">
            <text:p>Maputo, Mozambique</text:p>
          </table:table-cell>
          <table:table-cell office:value-type="string">
            <text:p>84 727 3596</text:p>
          </table:table-cell>
        </table:table-row>
        <table:table-row table:style-name="ro1">
          <table:table-cell office:value-type="string">
            <text:p>Supermercado Vip</text:p>
          </table:table-cell>
          <table:table-cell office:value-type="string">
            <text:p>R106, Pemba, Mozambique</text:p>
          </table:table-cell>
          <table:table-cell office:value-type="string">
            <text:p>84 729 2367</text:p>
          </table:table-cell>
        </table:table-row>
        <table:table-row table:style-name="ro1">
          <table:table-cell office:value-type="string">
            <text:p>Restaurante bom sabor Lda</text:p>
          </table:table-cell>
          <table:table-cell office:value-type="string">
            <text:p>842 Avenida 25 de Setembro, Nampula, Mozambique</text:p>
          </table:table-cell>
          <table:table-cell office:value-type="string">
            <text:p>84 732 0514</text:p>
          </table:table-cell>
        </table:table-row>
        <table:table-row table:style-name="ro1">
          <table:table-cell office:value-type="string">
            <text:p>Residencia dona Felizarda &amp; confetaria</text:p>
          </table:table-cell>
          <table:table-cell office:value-type="string">
            <text:p>casa 248 rua do Azagaia matola, Maputo 1114, Mozambique</text:p>
          </table:table-cell>
          <table:table-cell office:value-type="string">
            <text:p>84 734 1720</text:p>
          </table:table-cell>
        </table:table-row>
        <table:table-row table:style-name="ro1">
          <table:table-cell office:value-type="string">
            <text:p>CHAVICA AUTO SERVICES</text:p>
          </table:table-cell>
          <table:table-cell office:value-type="string">
            <text:p>Muahivire/ Namiteca, Nampula 3100, Mozambique</text:p>
          </table:table-cell>
          <table:table-cell office:value-type="string">
            <text:p>84 735 2281</text:p>
          </table:table-cell>
        </table:table-row>
        <table:table-row table:style-name="ro1">
          <table:table-cell office:value-type="string">
            <text:p>Massas &amp; Sabores</text:p>
          </table:table-cell>
          <table:table-cell office:value-type="string">
            <text:p>Liberdade, Matola, Mozambique</text:p>
          </table:table-cell>
          <table:table-cell office:value-type="string">
            <text:p>84 737 8097</text:p>
          </table:table-cell>
        </table:table-row>
        <table:table-row table:style-name="ro1">
          <table:table-cell office:value-type="string">
            <text:p>Gilberto Comercial Sucursal</text:p>
          </table:table-cell>
          <table:table-cell office:value-type="string">
            <text:p>WF2G+W9M, Unnamed Road, Chimoio, Mozambique</text:p>
          </table:table-cell>
          <table:table-cell office:value-type="string">
            <text:p>84 744 0364</text:p>
          </table:table-cell>
        </table:table-row>
        <table:table-row table:style-name="ro1">
          <table:table-cell office:value-type="string">
            <text:p>Local Market</text:p>
          </table:table-cell>
          <table:table-cell office:value-type="string">
            <text:p>3H67+C35, Rua De Xipamanine, Maputo, Mozambique</text:p>
          </table:table-cell>
          <table:table-cell office:value-type="string">
            <text:p>84 745 1741</text:p>
          </table:table-cell>
        </table:table-row>
        <table:table-row table:style-name="ro1">
          <table:table-cell office:value-type="string">
            <text:p>Catias Cakes and Cookies</text:p>
          </table:table-cell>
          <table:table-cell office:value-type="string">
            <text:p>Matola, Malhampswene, 3FG8+C8V, Matola, Mozambique</text:p>
          </table:table-cell>
          <table:table-cell office:value-type="string">
            <text:p>84 745 2841</text:p>
          </table:table-cell>
        </table:table-row>
        <table:table-row table:style-name="ro1">
          <table:table-cell office:value-type="string">
            <text:p>Marilyn Sociedade Unipessoal Limitada</text:p>
          </table:table-cell>
          <table:table-cell office:value-type="string">
            <text:p>V7J8+6XW BAIRRO CENTRAL, Nampula, Mozambique</text:p>
          </table:table-cell>
          <table:table-cell office:value-type="string">
            <text:p>84 745 9273</text:p>
          </table:table-cell>
        </table:table-row>
        <table:table-row table:style-name="ro1">
          <table:table-cell office:value-type="string">
            <text:p>SaveMor Matola</text:p>
          </table:table-cell>
          <table:table-cell office:value-type="string">
            <text:p>Avenida Namaacha 1652, Matola, Mozambique</text:p>
          </table:table-cell>
          <table:table-cell office:value-type="string">
            <text:p>84 747 6791</text:p>
          </table:table-cell>
        </table:table-row>
        <table:table-row table:style-name="ro1">
          <table:table-cell office:value-type="string">
            <text:p>Samy Moda</text:p>
          </table:table-cell>
          <table:table-cell office:value-type="string">
            <text:p>R. de Ivens, Maputo, Mozambique</text:p>
          </table:table-cell>
          <table:table-cell office:value-type="string">
            <text:p>84 758 1419</text:p>
          </table:table-cell>
        </table:table-row>
        <table:table-row table:style-name="ro1">
          <table:table-cell office:value-type="string">
            <text:p>venda de produtos comestiveis e plantavel</text:p>
          </table:table-cell>
          <table:table-cell office:value-type="string">
            <text:p>chimoio Manica, Chimoio 2200, Mozambique</text:p>
          </table:table-cell>
          <table:table-cell office:value-type="string">
            <text:p>84 760 9911</text:p>
          </table:table-cell>
        </table:table-row>
        <table:table-row table:style-name="ro1">
          <table:table-cell office:value-type="string">
            <text:p>PASTELARIA REEM</text:p>
          </table:table-cell>
          <table:table-cell office:value-type="string">
            <text:p>1100 Matola, Matola 1100, Mozambique</text:p>
          </table:table-cell>
          <table:table-cell office:value-type="string">
            <text:p>84 762 1166</text:p>
          </table:table-cell>
        </table:table-row>
        <table:table-row table:style-name="ro1">
          <table:table-cell office:value-type="string">
            <text:p>Mr. Manu business solution</text:p>
          </table:table-cell>
          <table:table-cell office:value-type="string">
            <text:p>Bairro, 5, Chimoio, Mozambique</text:p>
          </table:table-cell>
          <table:table-cell office:value-type="string">
            <text:p>84 763 0106</text:p>
          </table:table-cell>
        </table:table-row>
        <table:table-row table:style-name="ro1">
          <table:table-cell office:value-type="string">
            <text:p>Rosa investimento</text:p>
          </table:table-cell>
          <table:table-cell office:value-type="string">
            <text:p>V7F9+8FX, Nampula, Mozambique</text:p>
          </table:table-cell>
          <table:table-cell office:value-type="string">
            <text:p>84 765 4455</text:p>
          </table:table-cell>
        </table:table-row>
        <table:table-row table:style-name="ro1">
          <table:table-cell office:value-type="string">
            <text:p>Cafe Pastelaria Pau de Canela</text:p>
          </table:table-cell>
          <table:table-cell office:value-type="string">
            <text:p>Rua da Magumba 388, Maputo, Mozambique</text:p>
          </table:table-cell>
          <table:table-cell office:value-type="string">
            <text:p>84 768 1490</text:p>
          </table:table-cell>
        </table:table-row>
        <table:table-row table:style-name="ro1">
          <table:table-cell office:value-type="string">
            <text:p>CHINA LIFE SUPERMAKET SOCIEDADE UNIPESSOAL, LDA</text:p>
          </table:table-cell>
          <table:table-cell office:value-type="string">
            <text:p>AV FPLM,Muhaivire Expansão, V78C+RQW, Nampula, Mozambique</text:p>
          </table:table-cell>
          <table:table-cell office:value-type="string">
            <text:p>84 776 4776</text:p>
          </table:table-cell>
        </table:table-row>
        <table:table-row table:style-name="ro1">
          <table:table-cell office:value-type="string">
            <text:p>Marya Bakery</text:p>
          </table:table-cell>
          <table:table-cell office:value-type="string">
            <text:p>Avenida 25 de Setembro, Nampula, Mozambique</text:p>
          </table:table-cell>
          <table:table-cell office:value-type="string">
            <text:p>84 777 7700</text:p>
          </table:table-cell>
        </table:table-row>
        <table:table-row table:style-name="ro1">
          <table:table-cell office:value-type="string">
            <text:p>Padaria Marya 2</text:p>
          </table:table-cell>
          <table:table-cell office:value-type="string">
            <text:p>Av.FPLM-Muahivire-Expansão Nampula, Nampula 3100, Mozambique</text:p>
          </table:table-cell>
          <table:table-cell office:value-type="string">
            <text:p>84 777 7700</text:p>
          </table:table-cell>
        </table:table-row>
        <table:table-row table:style-name="ro1">
          <table:table-cell office:value-type="string">
            <text:p>Padaria pastelaria Nusrat</text:p>
          </table:table-cell>
          <table:table-cell office:value-type="string">
            <text:p>V7G2+547, Nampula, Mozambique</text:p>
          </table:table-cell>
          <table:table-cell office:value-type="string">
            <text:p>84 783 6172</text:p>
          </table:table-cell>
        </table:table-row>
        <table:table-row table:style-name="ro1">
          <table:table-cell office:value-type="string">
            <text:p>Reformar</text:p>
          </table:table-cell>
          <table:table-cell office:value-type="string">
            <text:p>Av. do Trabalho, Nampula 3100, Mozambique</text:p>
          </table:table-cell>
          <table:table-cell office:value-type="string">
            <text:p>84 786 6312</text:p>
          </table:table-cell>
        </table:table-row>
        <table:table-row table:style-name="ro1">
          <table:table-cell office:value-type="string">
            <text:p>Fábrica de Castanha de Cajú ETG</text:p>
          </table:table-cell>
          <table:table-cell office:value-type="string">
            <text:p>V8MV+GFR, Nampula, Mozambique</text:p>
          </table:table-cell>
          <table:table-cell office:value-type="string">
            <text:p>84 787 7847</text:p>
          </table:table-cell>
        </table:table-row>
        <table:table-row table:style-name="ro1">
          <table:table-cell office:value-type="string">
            <text:p>L'AVENIDA - Padaria, Pastelaria E Pizzaria</text:p>
          </table:table-cell>
          <table:table-cell office:value-type="string">
            <text:p>2HJM+8WC, Maputo, Mozambique</text:p>
          </table:table-cell>
          <table:table-cell office:value-type="string">
            <text:p>84 800 1001</text:p>
          </table:table-cell>
        </table:table-row>
        <table:table-row table:style-name="ro1">
          <table:table-cell office:value-type="string">
            <text:p>Recheio Cash &amp; Carry, S.A</text:p>
          </table:table-cell>
          <table:table-cell office:value-type="string">
            <text:p>Boane Comercial Investimentos, SA Estrada Nacional no.2 Municipio De Boane Vila sede Boane Matola, Boane, Mozambique</text:p>
          </table:table-cell>
          <table:table-cell office:value-type="string">
            <text:p>84 803 1833</text:p>
          </table:table-cell>
        </table:table-row>
        <table:table-row table:style-name="ro1">
          <table:table-cell office:value-type="string">
            <text:p>Padaria Moderna</text:p>
          </table:table-cell>
          <table:table-cell office:value-type="string">
            <text:p>V7H6+3RQ, Av. Paulo Samuel Kamkomba, Nampula, Mozambique</text:p>
          </table:table-cell>
          <table:table-cell office:value-type="string">
            <text:p>84 803 5103</text:p>
          </table:table-cell>
        </table:table-row>
        <table:table-row table:style-name="ro1">
          <table:table-cell office:value-type="string">
            <text:p>Padaria Pão de Lenha</text:p>
          </table:table-cell>
          <table:table-cell office:value-type="string">
            <text:p>3GMM+XW2, Matola, Mozambique</text:p>
          </table:table-cell>
          <table:table-cell office:value-type="string">
            <text:p>84 807 0000</text:p>
          </table:table-cell>
        </table:table-row>
        <table:table-row table:style-name="ro1">
          <table:table-cell office:value-type="string">
            <text:p>VIP supermercado</text:p>
          </table:table-cell>
          <table:table-cell office:value-type="string">
            <text:p>Av. Eduardo Mondlane, Nampula, Mozambique</text:p>
          </table:table-cell>
          <table:table-cell office:value-type="string">
            <text:p>84 807 2067</text:p>
          </table:table-cell>
        </table:table-row>
        <table:table-row table:style-name="ro1">
          <table:table-cell office:value-type="string">
            <text:p>Padaria Pao De Lenha</text:p>
          </table:table-cell>
          <table:table-cell office:value-type="string">
            <text:p>VF6J+856, Chimoio, Mozambique</text:p>
          </table:table-cell>
          <table:table-cell office:value-type="string">
            <text:p>84 813 5506</text:p>
          </table:table-cell>
        </table:table-row>
        <table:table-row table:style-name="ro1">
          <table:table-cell office:value-type="string">
            <text:p>Joss Village</text:p>
          </table:table-cell>
          <table:table-cell office:value-type="string">
            <text:p>3JFJ+75W, Rua do Embondeiro, Maputo, Mozambique</text:p>
          </table:table-cell>
          <table:table-cell office:value-type="string">
            <text:p>84 814 6345</text:p>
          </table:table-cell>
        </table:table-row>
        <table:table-row table:style-name="ro1">
          <table:table-cell office:value-type="string">
            <text:p>Autism Store</text:p>
          </table:table-cell>
          <table:table-cell office:value-type="string">
            <text:p>144 R. da Sé, Maputo, Mozambique</text:p>
          </table:table-cell>
          <table:table-cell office:value-type="string">
            <text:p>84 816 2563</text:p>
          </table:table-cell>
        </table:table-row>
        <table:table-row table:style-name="ro1">
          <table:table-cell office:value-type="string">
            <text:p>Mercado de Peixe</text:p>
          </table:table-cell>
          <table:table-cell office:value-type="string">
            <text:p>Maputo, Mozambique</text:p>
          </table:table-cell>
          <table:table-cell office:value-type="string">
            <text:p>84 816 5206</text:p>
          </table:table-cell>
        </table:table-row>
        <table:table-row table:style-name="ro1">
          <table:table-cell office:value-type="string">
            <text:p>Moz Gallery</text:p>
          </table:table-cell>
          <table:table-cell office:value-type="string">
            <text:p>Av. Eduardo Mondlane, Nampula, Mozambique</text:p>
          </table:table-cell>
          <table:table-cell office:value-type="string">
            <text:p>84 831 4223</text:p>
          </table:table-cell>
        </table:table-row>
        <table:table-row table:style-name="ro1">
          <table:table-cell office:value-type="string">
            <text:p>Matola Supermarket Lda</text:p>
          </table:table-cell>
          <table:table-cell office:value-type="string">
            <text:p>3FRC+PJC, Matola, Mozambique</text:p>
          </table:table-cell>
          <table:table-cell office:value-type="string">
            <text:p>84 847 4558</text:p>
          </table:table-cell>
        </table:table-row>
        <table:table-row table:style-name="ro1">
          <table:table-cell office:value-type="string">
            <text:p>Madelícias Cakes</text:p>
          </table:table-cell>
          <table:table-cell office:value-type="string">
            <text:p>3F37+J5P, Matola, Mozambique</text:p>
          </table:table-cell>
          <table:table-cell office:value-type="string">
            <text:p>84 851 5585</text:p>
          </table:table-cell>
        </table:table-row>
        <table:table-row table:style-name="ro1">
          <table:table-cell office:value-type="string">
            <text:p>Vila Caju</text:p>
          </table:table-cell>
          <table:table-cell office:value-type="string">
            <text:p>Vila Caju Tchumene 2 Matola Maputo, 0000, Mozambique</text:p>
          </table:table-cell>
          <table:table-cell office:value-type="string">
            <text:p>84 853 6932</text:p>
          </table:table-cell>
        </table:table-row>
        <table:table-row table:style-name="ro1">
          <table:table-cell office:value-type="string">
            <text:p>FDC Alumínio e vidro loja da Matola</text:p>
          </table:table-cell>
          <table:table-cell office:value-type="string">
            <text:p>2FW5+QRX, Av. Samora Machel, Maputo, Mozambique</text:p>
          </table:table-cell>
          <table:table-cell office:value-type="string">
            <text:p>84 864 1397</text:p>
          </table:table-cell>
        </table:table-row>
        <table:table-row table:style-name="ro1">
          <table:table-cell office:value-type="string">
            <text:p>CCC Cakes and Chocolate</text:p>
          </table:table-cell>
          <table:table-cell office:value-type="string">
            <text:p>Matola, Malhampsene, Matola 1114, Mozambique</text:p>
          </table:table-cell>
          <table:table-cell office:value-type="string">
            <text:p>84 867 5954</text:p>
          </table:table-cell>
        </table:table-row>
        <table:table-row table:style-name="ro1">
          <table:table-cell office:value-type="string">
            <text:p>Casa &amp; Cozinha, Lda</text:p>
          </table:table-cell>
          <table:table-cell office:value-type="string">
            <text:p>665 Av. Karl Marx, Maputo 1106, Mozambique</text:p>
          </table:table-cell>
          <table:table-cell office:value-type="string">
            <text:p>84 869 0816</text:p>
          </table:table-cell>
        </table:table-row>
        <table:table-row table:style-name="ro1">
          <table:table-cell office:value-type="string">
            <text:p>BANGUIA MARKET</text:p>
          </table:table-cell>
          <table:table-cell office:value-type="string">
            <text:p>2GQ5+WH5, Pemba, Mozambique</text:p>
          </table:table-cell>
          <table:table-cell office:value-type="string">
            <text:p>84 869 3776</text:p>
          </table:table-cell>
        </table:table-row>
        <table:table-row table:style-name="ro1">
          <table:table-cell office:value-type="string">
            <text:p>Padaria Ayaan</text:p>
          </table:table-cell>
          <table:table-cell office:value-type="string">
            <text:p>V7F7+Q9Q, Unnamed Road, Nampula, Mozambique</text:p>
          </table:table-cell>
          <table:table-cell office:value-type="string">
            <text:p>84 879 8745</text:p>
          </table:table-cell>
        </table:table-row>
        <table:table-row table:style-name="ro1">
          <table:table-cell office:value-type="string">
            <text:p>Ayaan Auto Service</text:p>
          </table:table-cell>
          <table:table-cell office:value-type="string">
            <text:p>AV FPLM Nampula, Nampula 3100, Mozambique</text:p>
          </table:table-cell>
          <table:table-cell office:value-type="string">
            <text:p>84 879 8745</text:p>
          </table:table-cell>
        </table:table-row>
        <table:table-row table:style-name="ro1">
          <table:table-cell office:value-type="string">
            <text:p>Candy Land</text:p>
          </table:table-cell>
          <table:table-cell office:value-type="string">
            <text:p>1045 Ave 25 de Setembro, Chimoio, Mozambique</text:p>
          </table:table-cell>
          <table:table-cell office:value-type="string">
            <text:p>84 882 0888</text:p>
          </table:table-cell>
        </table:table-row>
        <table:table-row table:style-name="ro1">
          <table:table-cell office:value-type="string">
            <text:p>Campo das Acácias</text:p>
          </table:table-cell>
          <table:table-cell office:value-type="string">
            <text:p>2HFP+764, Av. Patrice Lumumba, Maputo, Mozambique</text:p>
          </table:table-cell>
          <table:table-cell office:value-type="string">
            <text:p>84 887 7665</text:p>
          </table:table-cell>
        </table:table-row>
        <table:table-row table:style-name="ro1">
          <table:table-cell office:value-type="string">
            <text:p>Padaria Magoanine</text:p>
          </table:table-cell>
          <table:table-cell office:value-type="string">
            <text:p>5J67+58P, Maputo, Mozambique</text:p>
          </table:table-cell>
          <table:table-cell office:value-type="string">
            <text:p>84 888 3980</text:p>
          </table:table-cell>
        </table:table-row>
        <table:table-row table:style-name="ro1">
          <table:table-cell office:value-type="string">
            <text:p>Sompec Oil Lda</text:p>
          </table:table-cell>
          <table:table-cell office:value-type="string">
            <text:p>V6J8+GQ8, EN 8, Nampula, Mozambique</text:p>
          </table:table-cell>
          <table:table-cell office:value-type="string">
            <text:p>84 888 7236</text:p>
          </table:table-cell>
        </table:table-row>
        <table:table-row table:style-name="ro1">
          <table:table-cell office:value-type="string">
            <text:p>Market Xiquelene</text:p>
          </table:table-cell>
          <table:table-cell office:value-type="string">
            <text:p>Avenida Julius Nyerere, Maputo, Mozambique</text:p>
          </table:table-cell>
          <table:table-cell office:value-type="string">
            <text:p>84 889 7745</text:p>
          </table:table-cell>
        </table:table-row>
        <table:table-row table:style-name="ro1">
          <table:table-cell office:value-type="string">
            <text:p>Ponto Natural LTD</text:p>
          </table:table-cell>
          <table:table-cell office:value-type="string">
            <text:p>Av. Kim ill sung, nr 201 r/c Maputo Cidade de Maputo, Maputo 1100, Mozambique</text:p>
          </table:table-cell>
          <table:table-cell office:value-type="string">
            <text:p>84 894 0690</text:p>
          </table:table-cell>
        </table:table-row>
        <table:table-row table:style-name="ro1">
          <table:table-cell office:value-type="string">
            <text:p>TCM Trading, LDA</text:p>
          </table:table-cell>
          <table:table-cell office:value-type="string">
            <text:p>Avenida União Africana casa n.º 3 quarteirão 35, Matola, Mozambique</text:p>
          </table:table-cell>
          <table:table-cell office:value-type="string">
            <text:p>84 898 6671</text:p>
          </table:table-cell>
        </table:table-row>
        <table:table-row table:style-name="ro1">
          <table:table-cell office:value-type="string">
            <text:p>Talho Tonko</text:p>
          </table:table-cell>
          <table:table-cell office:value-type="string">
            <text:p>Unnamed Road, 3F2G+C54, Matola, Mozambique</text:p>
          </table:table-cell>
          <table:table-cell office:value-type="string">
            <text:p>84 902 2970</text:p>
          </table:table-cell>
        </table:table-row>
        <table:table-row table:style-name="ro1">
          <table:table-cell office:value-type="string">
            <text:p>Mercado Grossista do Zimpeto</text:p>
          </table:table-cell>
          <table:table-cell office:value-type="string">
            <text:p>5H99+GXQ, Maputo, Mozambique</text:p>
          </table:table-cell>
          <table:table-cell office:value-type="string">
            <text:p>84 908 2460</text:p>
          </table:table-cell>
        </table:table-row>
        <table:table-row table:style-name="ro1">
          <table:table-cell office:value-type="string">
            <text:p>Nampula, Mozambique</text:p>
          </table:table-cell>
          <table:table-cell office:value-type="string">
            <text:p>Nampula Pemba, Nampula 3100, Mozambique</text:p>
          </table:table-cell>
          <table:table-cell office:value-type="string">
            <text:p>84 921 8296</text:p>
          </table:table-cell>
        </table:table-row>
        <table:table-row table:style-name="ro1">
          <table:table-cell office:value-type="string">
            <text:p>Agroguta</text:p>
          </table:table-cell>
          <table:table-cell office:value-type="string">
            <text:p>7 de abril, Chimoio, Mozambique</text:p>
          </table:table-cell>
          <table:table-cell office:value-type="string">
            <text:p>84 924 3411</text:p>
          </table:table-cell>
        </table:table-row>
        <table:table-row table:style-name="ro1">
          <table:table-cell office:value-type="string">
            <text:p>Mutava Rex</text:p>
          </table:table-cell>
          <table:table-cell office:value-type="string">
            <text:p>V7G4+WF2, Nampula, Mozambique</text:p>
          </table:table-cell>
          <table:table-cell office:value-type="string">
            <text:p>84 929 2493</text:p>
          </table:table-cell>
        </table:table-row>
        <table:table-row table:style-name="ro1">
          <table:table-cell office:value-type="string">
            <text:p>Governo Distrital Da Matola</text:p>
          </table:table-cell>
          <table:table-cell office:value-type="string">
            <text:p>3F66+97P, Matola, Mozambique</text:p>
          </table:table-cell>
          <table:table-cell office:value-type="string">
            <text:p>84 936 0501</text:p>
          </table:table-cell>
        </table:table-row>
        <table:table-row table:style-name="ro1">
          <table:table-cell office:value-type="string">
            <text:p>Conselho Cristão de Moçambique</text:p>
          </table:table-cell>
          <table:table-cell office:value-type="string">
            <text:p>Av. Ahmed Sekou Touré, Maputo, Mozambique</text:p>
          </table:table-cell>
          <table:table-cell office:value-type="string">
            <text:p>84 937 4050</text:p>
          </table:table-cell>
        </table:table-row>
        <table:table-row table:style-name="ro1">
          <table:table-cell office:value-type="string">
            <text:p>Mercado Belenenses Novo</text:p>
          </table:table-cell>
          <table:table-cell office:value-type="string">
            <text:p>V7FG+W38, Nampula, Mozambique</text:p>
          </table:table-cell>
          <table:table-cell office:value-type="string">
            <text:p>84 943 8950</text:p>
          </table:table-cell>
        </table:table-row>
        <table:table-row table:style-name="ro1">
          <table:table-cell office:value-type="string">
            <text:p>Inuka.Nampula</text:p>
          </table:table-cell>
          <table:table-cell office:value-type="string">
            <text:p>V7J5+6G2, Avenida 25 de Setembro, Nampula, Mozambique</text:p>
          </table:table-cell>
          <table:table-cell office:value-type="string">
            <text:p>84 949 0428</text:p>
          </table:table-cell>
        </table:table-row>
        <table:table-row table:style-name="ro1">
          <table:table-cell office:value-type="string">
            <text:p>Pastelaria padaria pizzaria patrice</text:p>
          </table:table-cell>
          <table:table-cell office:value-type="string">
            <text:p>Matola, Mozambique</text:p>
          </table:table-cell>
          <table:table-cell office:value-type="string">
            <text:p>84 951 8939</text:p>
          </table:table-cell>
        </table:table-row>
        <table:table-row table:style-name="ro1">
          <table:table-cell office:value-type="string">
            <text:p>Longrich Maputo</text:p>
          </table:table-cell>
          <table:table-cell office:value-type="string">
            <text:p>Av. Ahmed Sekou Toure 3145 Maputo Maputo Cidade de Maputo, Maputo 2588, Mozambique</text:p>
          </table:table-cell>
          <table:table-cell office:value-type="string">
            <text:p>84 962 3835</text:p>
          </table:table-cell>
        </table:table-row>
        <table:table-row table:style-name="ro1">
          <table:table-cell office:value-type="string">
            <text:p>The legend</text:p>
          </table:table-cell>
          <table:table-cell office:value-type="string">
            <text:p>Av. Alberto Luthuli, N° 495, R/C, Maputo, Mozambique</text:p>
          </table:table-cell>
          <table:table-cell office:value-type="string">
            <text:p>84 977 7771</text:p>
          </table:table-cell>
        </table:table-row>
        <table:table-row table:style-name="ro1">
          <table:table-cell office:value-type="string">
            <text:p>Pirata Taverna</text:p>
          </table:table-cell>
          <table:table-cell office:value-type="string">
            <text:p>2FQ3+3MG, Matola, Mozambique</text:p>
          </table:table-cell>
          <table:table-cell office:value-type="string">
            <text:p>84 981 0796</text:p>
          </table:table-cell>
        </table:table-row>
        <table:table-row table:style-name="ro1">
          <table:table-cell office:value-type="string">
            <text:p>Froooties Mao tse Tung</text:p>
          </table:table-cell>
          <table:table-cell office:value-type="string">
            <text:p>586 Av. Mao Tse Tung, Maputo, Mozambique</text:p>
          </table:table-cell>
          <table:table-cell office:value-type="string">
            <text:p>85 011 0008</text:p>
          </table:table-cell>
        </table:table-row>
        <table:table-row table:style-name="ro1">
          <table:table-cell office:value-type="string">
            <text:p>Moçambique Terramar - Bagamoio</text:p>
          </table:table-cell>
          <table:table-cell office:value-type="string">
            <text:p>Avenida da Moçambique Bairro Bagamoyo No 5615, Maputo, Mozambique</text:p>
          </table:table-cell>
          <table:table-cell office:value-type="string">
            <text:p>85 018 1682</text:p>
          </table:table-cell>
        </table:table-row>
        <table:table-row table:style-name="ro1">
          <table:table-cell office:value-type="string">
            <text:p>Froooties Matola</text:p>
          </table:table-cell>
          <table:table-cell office:value-type="string">
            <text:p>N4, Matola, Mozambique</text:p>
          </table:table-cell>
          <table:table-cell office:value-type="string">
            <text:p>85 020 0008</text:p>
          </table:table-cell>
        </table:table-row>
        <table:table-row table:style-name="ro1">
          <table:table-cell office:value-type="string">
            <text:p>Bibos Cheesesteaks Matola</text:p>
          </table:table-cell>
          <table:table-cell office:value-type="string">
            <text:p>N4, Matola, Mozambique</text:p>
          </table:table-cell>
          <table:table-cell office:value-type="string">
            <text:p>85 020 0008</text:p>
          </table:table-cell>
        </table:table-row>
        <table:table-row table:style-name="ro1">
          <table:table-cell office:value-type="string">
            <text:p>Lurax</text:p>
          </table:table-cell>
          <table:table-cell office:value-type="string">
            <text:p>Maputo 1105, Mozambique</text:p>
          </table:table-cell>
          <table:table-cell office:value-type="string">
            <text:p>85 033 6811</text:p>
          </table:table-cell>
        </table:table-row>
        <table:table-row table:style-name="ro1">
          <table:table-cell office:value-type="string">
            <text:p>Mercado Waresta</text:p>
          </table:table-cell>
          <table:table-cell office:value-type="string">
            <text:p>Nampula, Mozambique</text:p>
          </table:table-cell>
          <table:table-cell office:value-type="string">
            <text:p>85 066 4106</text:p>
          </table:table-cell>
        </table:table-row>
        <table:table-row table:style-name="ro1">
          <table:table-cell office:value-type="string">
            <text:p>Cristina´s Home Natural Feelings</text:p>
          </table:table-cell>
          <table:table-cell office:value-type="string">
            <text:p>TL 1510, Avenida Acordo Incomáti, Matola, Mozambique</text:p>
          </table:table-cell>
          <table:table-cell office:value-type="string">
            <text:p>85 067 4063</text:p>
          </table:table-cell>
        </table:table-row>
        <table:table-row table:style-name="ro1">
          <table:table-cell office:value-type="string">
            <text:p>Froooties ( Baia Mall )</text:p>
          </table:table-cell>
          <table:table-cell office:value-type="string">
            <text:p>Av. da Marginal, Maputo, Mozambique</text:p>
          </table:table-cell>
          <table:table-cell office:value-type="string">
            <text:p>85 075 5775</text:p>
          </table:table-cell>
        </table:table-row>
        <table:table-row table:style-name="ro1">
          <table:table-cell office:value-type="string">
            <text:p>Logos Industrias</text:p>
          </table:table-cell>
          <table:table-cell office:value-type="string">
            <text:p>Bairro Napipine, 106 Rua de Unidade, Nampula 3100, Mozambique</text:p>
          </table:table-cell>
          <table:table-cell office:value-type="string">
            <text:p>85 130 9999</text:p>
          </table:table-cell>
        </table:table-row>
        <table:table-row table:style-name="ro1">
          <table:table-cell office:value-type="string">
            <text:p>Lucky SA - Chimoio</text:p>
          </table:table-cell>
          <table:table-cell office:value-type="string">
            <text:p>No. 146, Rua do Barué, Chimoio, Mozambique</text:p>
          </table:table-cell>
          <table:table-cell office:value-type="string">
            <text:p>85 132 0015</text:p>
          </table:table-cell>
        </table:table-row>
        <table:table-row table:style-name="ro1">
          <table:table-cell office:value-type="string">
            <text:p>Lucky SA - Nampula</text:p>
          </table:table-cell>
          <table:table-cell office:value-type="string">
            <text:p>Estrada Nacional No 8, Memoria, Perto de Mogas, Nampula, Mozambique</text:p>
          </table:table-cell>
          <table:table-cell office:value-type="string">
            <text:p>85 132 0028</text:p>
          </table:table-cell>
        </table:table-row>
        <table:table-row table:style-name="ro1">
          <table:table-cell office:value-type="string">
            <text:p>Vanilla Gelado Italiano</text:p>
          </table:table-cell>
          <table:table-cell office:value-type="string">
            <text:p>Av. Mao Tse Tung, Maputo, Mozambique</text:p>
          </table:table-cell>
          <table:table-cell office:value-type="string">
            <text:p>85 143 5832</text:p>
          </table:table-cell>
        </table:table-row>
        <table:table-row table:style-name="ro1">
          <table:table-cell office:value-type="string">
            <text:p>Bolos fofos lda</text:p>
          </table:table-cell>
          <table:table-cell office:value-type="string">
            <text:p>Av do trabalho, próximo a UP, Paragem mangueiras 851500730, Maputo, Mozambique</text:p>
          </table:table-cell>
          <table:table-cell office:value-type="string">
            <text:p>85 150 0730</text:p>
          </table:table-cell>
        </table:table-row>
        <table:table-row table:style-name="ro1">
          <table:table-cell office:value-type="string">
            <text:p>Mercado Municipal de Laulane</text:p>
          </table:table-cell>
          <table:table-cell office:value-type="string">
            <text:p>3JV7+866, Maputo, Mozambique</text:p>
          </table:table-cell>
          <table:table-cell office:value-type="string">
            <text:p>85 177 3107</text:p>
          </table:table-cell>
        </table:table-row>
        <table:table-row table:style-name="ro1">
          <table:table-cell office:value-type="string">
            <text:p>Smart AutoZone</text:p>
          </table:table-cell>
          <table:table-cell office:value-type="string">
            <text:p>Av. das Forças Populares de Liberação de Moçambique, Maputo, Mozambique</text:p>
          </table:table-cell>
          <table:table-cell office:value-type="string">
            <text:p>85 200 8535</text:p>
          </table:table-cell>
        </table:table-row>
        <table:table-row table:style-name="ro1">
          <table:table-cell office:value-type="string">
            <text:p>PADARIA IVAN</text:p>
          </table:table-cell>
          <table:table-cell office:value-type="string">
            <text:p>R523, Chimoio, Mozambique</text:p>
          </table:table-cell>
          <table:table-cell office:value-type="string">
            <text:p>85 208 3347</text:p>
          </table:table-cell>
        </table:table-row>
        <table:table-row table:style-name="ro1">
          <table:table-cell office:value-type="string">
            <text:p>HUAHE -Atacado Preço Baixo-</text:p>
          </table:table-cell>
          <table:table-cell office:value-type="string">
            <text:p>Bairro Central N°690, Avenida Zedequias Manganhela, Maputo 1102, Mozambique</text:p>
          </table:table-cell>
          <table:table-cell office:value-type="string">
            <text:p>85 220 5200</text:p>
          </table:table-cell>
        </table:table-row>
        <table:table-row table:style-name="ro1">
          <table:table-cell office:value-type="string">
            <text:p>Mercado Gingone</text:p>
          </table:table-cell>
          <table:table-cell office:value-type="string">
            <text:p>2G5H+MH2, N1, Pemba, Mozambique</text:p>
          </table:table-cell>
          <table:table-cell office:value-type="string">
            <text:p>85 248 3777</text:p>
          </table:table-cell>
        </table:table-row>
        <table:table-row table:style-name="ro1">
          <table:table-cell office:value-type="string">
            <text:p>Sabores no Ponto</text:p>
          </table:table-cell>
          <table:table-cell office:value-type="string">
            <text:p>Av. SADC 607, Fomento, Matola, Mozambique</text:p>
          </table:table-cell>
          <table:table-cell office:value-type="string">
            <text:p>85 272 7273</text:p>
          </table:table-cell>
        </table:table-row>
        <table:table-row table:style-name="ro1">
          <table:table-cell office:value-type="string">
            <text:p>Mercado Santos</text:p>
          </table:table-cell>
          <table:table-cell office:value-type="string">
            <text:p>2FWC+28M, Av. União Africana, Matola, Mozambique</text:p>
          </table:table-cell>
          <table:table-cell office:value-type="string">
            <text:p>85 276 5295</text:p>
          </table:table-cell>
        </table:table-row>
        <table:table-row table:style-name="ro1">
          <table:table-cell office:value-type="string">
            <text:p>Doces e Salgados da Violeta</text:p>
          </table:table-cell>
          <table:table-cell office:value-type="string">
            <text:p>PILIVIM, 3FG8+C8V, Matola, Mozambique</text:p>
          </table:table-cell>
          <table:table-cell office:value-type="string">
            <text:p>85 294 3340</text:p>
          </table:table-cell>
        </table:table-row>
        <table:table-row table:style-name="ro1">
          <table:table-cell office:value-type="string">
            <text:p>Recheio Cash &amp; Carry, S.A</text:p>
          </table:table-cell>
          <table:table-cell office:value-type="string">
            <text:p>Talhao no. 1-19 , parcela no. N728B, floral da Matola, Matola, Mozambique</text:p>
          </table:table-cell>
          <table:table-cell office:value-type="string">
            <text:p>85 305 5555</text:p>
          </table:table-cell>
        </table:table-row>
        <table:table-row table:style-name="ro1">
          <table:table-cell office:value-type="string">
            <text:p>CRISTAL FRESCOS E CONGELADOS</text:p>
          </table:table-cell>
          <table:table-cell office:value-type="string">
            <text:p>Av. Eduardo Mondlane, Nampula, Mozambique</text:p>
          </table:table-cell>
          <table:table-cell office:value-type="string">
            <text:p>85 335 8465</text:p>
          </table:table-cell>
        </table:table-row>
        <table:table-row table:style-name="ro1">
          <table:table-cell office:value-type="string">
            <text:p>T3 SUPERMARKET</text:p>
          </table:table-cell>
          <table:table-cell office:value-type="string">
            <text:p>Av.04 de Outobro, Bairro T3, Matola, Mozambique</text:p>
          </table:table-cell>
          <table:table-cell office:value-type="string">
            <text:p>85 491 3990</text:p>
          </table:table-cell>
        </table:table-row>
        <table:table-row table:style-name="ro1">
          <table:table-cell office:value-type="string">
            <text:p>Mais Nutri,Lda</text:p>
          </table:table-cell>
          <table:table-cell office:value-type="string">
            <text:p>Rua carlos Albers, nr 38 r/ch polana cimento Maputo, Maputo 1101, Mozambique</text:p>
          </table:table-cell>
          <table:table-cell office:value-type="string">
            <text:p>85 501 5841</text:p>
          </table:table-cell>
        </table:table-row>
        <table:table-row table:style-name="ro1">
          <table:table-cell office:value-type="string">
            <text:p>MD Maputo Multi Service Solution</text:p>
          </table:table-cell>
          <table:table-cell office:value-type="string">
            <text:p>2978 Avenida Eduardo Mondlane, Maputo 1100, Mozambique</text:p>
          </table:table-cell>
          <table:table-cell office:value-type="string">
            <text:p>85 506 5999</text:p>
          </table:table-cell>
        </table:table-row>
        <table:table-row table:style-name="ro1">
          <table:table-cell office:value-type="string">
            <text:p>MeLambe</text:p>
          </table:table-cell>
          <table:table-cell office:value-type="string">
            <text:p>R. das Mahotas, Maputo 1106, Mozambique</text:p>
          </table:table-cell>
          <table:table-cell office:value-type="string">
            <text:p>85 522 5694</text:p>
          </table:table-cell>
        </table:table-row>
        <table:table-row table:style-name="ro1">
          <table:table-cell office:value-type="string">
            <text:p>O PADEIRO</text:p>
          </table:table-cell>
          <table:table-cell office:value-type="string">
            <text:p>AV. PATRICE LUMUMBA 730 LOJA 4 MATOLA, Maputo 1114, Mozambique</text:p>
          </table:table-cell>
          <table:table-cell office:value-type="string">
            <text:p>85 533 3030</text:p>
          </table:table-cell>
        </table:table-row>
        <table:table-row table:style-name="ro1">
          <table:table-cell office:value-type="string">
            <text:p>Bonbon by D&amp;H Collections</text:p>
          </table:table-cell>
          <table:table-cell office:value-type="string">
            <text:p>494 Av. Armando Tivane, Maputo 0000, Mozambique</text:p>
          </table:table-cell>
          <table:table-cell office:value-type="string">
            <text:p>85 559 4413</text:p>
          </table:table-cell>
        </table:table-row>
        <table:table-row table:style-name="ro1">
          <table:table-cell office:value-type="string">
            <text:p>Mini Pão</text:p>
          </table:table-cell>
          <table:table-cell office:value-type="string">
            <text:p>3F65+MQC, Matola, Mozambique</text:p>
          </table:table-cell>
          <table:table-cell office:value-type="string">
            <text:p>85 563 3333</text:p>
          </table:table-cell>
        </table:table-row>
        <table:table-row table:style-name="ro1">
          <table:table-cell office:value-type="string">
            <text:p>Emporium Wine &amp; Dine</text:p>
          </table:table-cell>
          <table:table-cell office:value-type="string">
            <text:p>Matola, Mozambique</text:p>
          </table:table-cell>
          <table:table-cell office:value-type="string">
            <text:p>85 571 9756</text:p>
          </table:table-cell>
        </table:table-row>
        <table:table-row table:style-name="ro1">
          <table:table-cell office:value-type="string">
            <text:p>Padaria do "Hanhane"</text:p>
          </table:table-cell>
          <table:table-cell office:value-type="string">
            <text:p>N4, Matola, Mozambique</text:p>
          </table:table-cell>
          <table:table-cell office:value-type="string">
            <text:p>85 575 9117</text:p>
          </table:table-cell>
        </table:table-row>
        <table:table-row table:style-name="ro1">
          <table:table-cell office:value-type="string">
            <text:p>Daqui! - produtos regionais</text:p>
          </table:table-cell>
          <table:table-cell office:value-type="string">
            <text:p>Avenida Francisco Orlando Magumbwe , Nº 704 entre Hotel Terminus e Restaurante Txapo Txapo MAPUTO Cidade de Maputo, Maputo 0000, Mozambique</text:p>
          </table:table-cell>
          <table:table-cell office:value-type="string">
            <text:p>85 596 6626</text:p>
          </table:table-cell>
        </table:table-row>
        <table:table-row table:style-name="ro1">
          <table:table-cell office:value-type="string">
            <text:p>Maputo Fresh Market</text:p>
          </table:table-cell>
          <table:table-cell office:value-type="string">
            <text:p>Rua Das Estancias No. 120, Maputo, Mozambique</text:p>
          </table:table-cell>
          <table:table-cell office:value-type="string">
            <text:p>85 597 7600</text:p>
          </table:table-cell>
        </table:table-row>
        <table:table-row table:style-name="ro1">
          <table:table-cell office:value-type="string">
            <text:p>Amor aos Bocados</text:p>
          </table:table-cell>
          <table:table-cell office:value-type="string">
            <text:p>682 Avenida dos Mártires de Mueda, Maputo, Mozambique</text:p>
          </table:table-cell>
          <table:table-cell office:value-type="string">
            <text:p>85 607 7754</text:p>
          </table:table-cell>
        </table:table-row>
        <table:table-row table:style-name="ro1">
          <table:table-cell office:value-type="string">
            <text:p>Paniáfrica (Padaria União)</text:p>
          </table:table-cell>
          <table:table-cell office:value-type="string">
            <text:p>R. Gen. Texeira Botelho, Maputo, Mozambique</text:p>
          </table:table-cell>
          <table:table-cell office:value-type="string">
            <text:p>85 615 2009</text:p>
          </table:table-cell>
        </table:table-row>
        <table:table-row table:style-name="ro1">
          <table:table-cell office:value-type="string">
            <text:p>Hot Box</text:p>
          </table:table-cell>
          <table:table-cell office:value-type="string">
            <text:p>Rua da Resistência, Malhangalene Maputo, Maputo 1104, Mozambique</text:p>
          </table:table-cell>
          <table:table-cell office:value-type="string">
            <text:p>85 644 8784</text:p>
          </table:table-cell>
        </table:table-row>
        <table:table-row table:style-name="ro1">
          <table:table-cell office:value-type="string">
            <text:p>Cakes &amp; Party Decor</text:p>
          </table:table-cell>
          <table:table-cell office:value-type="string">
            <text:p>Av. Cardeal Alexandre dos Santos n° 266 quarteirão n° 10/A Bairro das Mahotas, Cidade de Maputo Maputo, Maputo 1100, Mozambique</text:p>
          </table:table-cell>
          <table:table-cell office:value-type="string">
            <text:p>85 667 7889</text:p>
          </table:table-cell>
        </table:table-row>
        <table:table-row table:style-name="ro1">
          <table:table-cell office:value-type="string">
            <text:p>Instituto de Confeitaria Ideal</text:p>
          </table:table-cell>
          <table:table-cell office:value-type="string">
            <text:p>V7F9+8FW Bairro Muatala, Nampula, Mozambique</text:p>
          </table:table-cell>
          <table:table-cell office:value-type="string">
            <text:p>85 691 6863</text:p>
          </table:table-cell>
        </table:table-row>
        <table:table-row table:style-name="ro1">
          <table:table-cell office:value-type="string">
            <text:p>Sabor Do Sempre</text:p>
          </table:table-cell>
          <table:table-cell office:value-type="string">
            <text:p>Maputo, Mozambique</text:p>
          </table:table-cell>
          <table:table-cell office:value-type="string">
            <text:p>85 707 0000</text:p>
          </table:table-cell>
        </table:table-row>
        <table:table-row table:style-name="ro1">
          <table:table-cell office:value-type="string">
            <text:p>Cely Sabores</text:p>
          </table:table-cell>
          <table:table-cell office:value-type="string">
            <text:p>Chimoio Rua Cidade de Lichinga Chimoio Manica, Chimoio 2200, Mozambique</text:p>
          </table:table-cell>
          <table:table-cell office:value-type="string">
            <text:p>85 709 6799</text:p>
          </table:table-cell>
        </table:table-row>
        <table:table-row table:style-name="ro1">
          <table:table-cell office:value-type="string">
            <text:p>Gelarte</text:p>
          </table:table-cell>
          <table:table-cell office:value-type="string">
            <text:p>FEIMA, Parque dos Continuadores, 195 Avenida Armando Tivane, Maputo 1103, Mozambique</text:p>
          </table:table-cell>
          <table:table-cell office:value-type="string">
            <text:p>85 724 8527</text:p>
          </table:table-cell>
        </table:table-row>
        <table:table-row table:style-name="ro1">
          <table:table-cell office:value-type="string">
            <text:p>Mercado 38mm chimoio</text:p>
          </table:table-cell>
          <table:table-cell office:value-type="string">
            <text:p>Chimoio, Mozambique</text:p>
          </table:table-cell>
          <table:table-cell office:value-type="string">
            <text:p>85 882 9387</text:p>
          </table:table-cell>
        </table:table-row>
        <table:table-row table:style-name="ro1">
          <table:table-cell office:value-type="string">
            <text:p>Tsakane investimentos 2</text:p>
          </table:table-cell>
          <table:table-cell office:value-type="string">
            <text:p>Cidade da Matola 3FWV+GR5 Machava Matola, Maputo, Mozambique</text:p>
          </table:table-cell>
          <table:table-cell office:value-type="string">
            <text:p>85 883 9237</text:p>
          </table:table-cell>
        </table:table-row>
        <table:table-row table:style-name="ro1">
          <table:table-cell office:value-type="string">
            <text:p>Africa Tyres Chimoio</text:p>
          </table:table-cell>
          <table:table-cell office:value-type="string">
            <text:p>WC72+R6J Chimoio 19°05'07.5"S 33°24'01.9"E Chimoio, Manica 2202, Mozambique</text:p>
          </table:table-cell>
          <table:table-cell office:value-type="string">
            <text:p>85 892 1735</text:p>
          </table:table-cell>
        </table:table-row>
        <table:table-row table:style-name="ro1">
          <table:table-cell office:value-type="string">
            <text:p>Vanilla Gelado Italiano</text:p>
          </table:table-cell>
          <table:table-cell office:value-type="string">
            <text:p>Fomento, No. 730, 6 Av. Antonio Champalimauo, Maputo, Mozambique</text:p>
          </table:table-cell>
          <table:table-cell office:value-type="string">
            <text:p>85 989 8980</text:p>
          </table:table-cell>
        </table:table-row>
        <table:table-row table:style-name="ro1">
          <table:table-cell office:value-type="string">
            <text:p>AUTO WISE SOLUTION E.I</text:p>
          </table:table-cell>
          <table:table-cell office:value-type="string">
            <text:p>3508 Av. do Trabalho, Nampula, Mozambique</text:p>
          </table:table-cell>
          <table:table-cell office:value-type="string">
            <text:p>86 024 0777</text:p>
          </table:table-cell>
        </table:table-row>
        <table:table-row table:style-name="ro1">
          <table:table-cell office:value-type="string">
            <text:p>PlusManiaCK</text:p>
          </table:table-cell>
          <table:table-cell office:value-type="string">
            <text:p>R. 16 de Junho, Chimoio, Mozambique</text:p>
          </table:table-cell>
          <table:table-cell office:value-type="string">
            <text:p>86 029 0679</text:p>
          </table:table-cell>
        </table:table-row>
        <table:table-row table:style-name="ro1">
          <table:table-cell office:value-type="string">
            <text:p>Sahid Comercial</text:p>
          </table:table-cell>
          <table:table-cell office:value-type="string">
            <text:p>VFQR+PGV, Chimoio, Mozambique</text:p>
          </table:table-cell>
          <table:table-cell office:value-type="string">
            <text:p>86 048 8149</text:p>
          </table:table-cell>
        </table:table-row>
        <table:table-row table:style-name="ro1">
          <table:table-cell office:value-type="string">
            <text:p>VENDA TUDO MOZ</text:p>
          </table:table-cell>
          <table:table-cell office:value-type="string">
            <text:p>Centro Comercial de Chimoio Chimoio Manica, Chimoio 2206, Mozambique</text:p>
          </table:table-cell>
          <table:table-cell office:value-type="string">
            <text:p>86 059 8335</text:p>
          </table:table-cell>
        </table:table-row>
        <table:table-row table:style-name="ro1">
          <table:table-cell office:value-type="string">
            <text:p>Instituto Nacional de Fomento do Caju</text:p>
          </table:table-cell>
          <table:table-cell office:value-type="string">
            <text:p>V7G4+MJG, Nampula, Mozambique</text:p>
          </table:table-cell>
          <table:table-cell office:value-type="string">
            <text:p>86 068 3599</text:p>
          </table:table-cell>
        </table:table-row>
        <table:table-row table:style-name="ro1">
          <table:table-cell office:value-type="string">
            <text:p>Doces de Mozambique</text:p>
          </table:table-cell>
          <table:table-cell office:value-type="string">
            <text:p>Chumene, Matola, Mozambique</text:p>
          </table:table-cell>
          <table:table-cell office:value-type="string">
            <text:p>86 085 0682</text:p>
          </table:table-cell>
        </table:table-row>
        <table:table-row table:style-name="ro1">
          <table:table-cell office:value-type="string">
            <text:p>Kaiser Comercial</text:p>
          </table:table-cell>
          <table:table-cell office:value-type="string">
            <text:p>VFRC+X3G, Chimoio, Mozambique</text:p>
          </table:table-cell>
          <table:table-cell office:value-type="string">
            <text:p>86 111 8058</text:p>
          </table:table-cell>
        </table:table-row>
        <table:table-row table:style-name="ro1">
          <table:table-cell office:value-type="string">
            <text:p>Magarafa Market</text:p>
          </table:table-cell>
          <table:table-cell office:value-type="string">
            <text:p>VFQJ+GJX, R. Operários, Chimoio, Mozambique</text:p>
          </table:table-cell>
          <table:table-cell office:value-type="string">
            <text:p>86 137 8552</text:p>
          </table:table-cell>
        </table:table-row>
        <table:table-row table:style-name="ro1">
          <table:table-cell office:value-type="string">
            <text:p>Loja da Longrich Biociência Nampula</text:p>
          </table:table-cell>
          <table:table-cell office:value-type="string">
            <text:p>Bairro dos Poetas, Rua do Bar Ó da Silva, na antiga Escola Lotus, Nampula 3100, Mozambique</text:p>
          </table:table-cell>
          <table:table-cell office:value-type="string">
            <text:p>86 159 3762</text:p>
          </table:table-cell>
        </table:table-row>
        <table:table-row table:style-name="ro1">
          <table:table-cell office:value-type="string">
            <text:p>Padaria Sipal 2</text:p>
          </table:table-cell>
          <table:table-cell office:value-type="string">
            <text:p>Nampula, Mozambique</text:p>
          </table:table-cell>
          <table:table-cell office:value-type="string">
            <text:p>86 178 7686</text:p>
          </table:table-cell>
        </table:table-row>
        <table:table-row table:style-name="ro1">
          <table:table-cell office:value-type="string">
            <text:p>Ritual Speciality Coffee</text:p>
          </table:table-cell>
          <table:table-cell office:value-type="string">
            <text:p>R. José Mateus, Maputo, Mozambique</text:p>
          </table:table-cell>
          <table:table-cell office:value-type="string">
            <text:p>86 216 8282</text:p>
          </table:table-cell>
        </table:table-row>
        <table:table-row table:style-name="ro1">
          <table:table-cell office:value-type="string">
            <text:p>Mercearia Mutemba</text:p>
          </table:table-cell>
          <table:table-cell office:value-type="string">
            <text:p>Matola, Ndlavela, Mozambique</text:p>
          </table:table-cell>
          <table:table-cell office:value-type="string">
            <text:p>86 222 6892</text:p>
          </table:table-cell>
        </table:table-row>
        <table:table-row table:style-name="ro1">
          <table:table-cell office:value-type="string">
            <text:p>DigitalHive MZ</text:p>
          </table:table-cell>
          <table:table-cell office:value-type="string">
            <text:p>Muhala-Expansão, Rua Das FPLM, Nampula 3100, Mozambique</text:p>
          </table:table-cell>
          <table:table-cell office:value-type="string">
            <text:p>86 239 9262</text:p>
          </table:table-cell>
        </table:table-row>
        <table:table-row table:style-name="ro1">
          <table:table-cell office:value-type="string">
            <text:p>Enzo comercial E.I</text:p>
          </table:table-cell>
          <table:table-cell office:value-type="string">
            <text:p>7 de Abril, Chimoio, Manica, Mozambique Chimoio, Manica 2202, Mozambique</text:p>
          </table:table-cell>
          <table:table-cell office:value-type="string">
            <text:p>86 241 0404</text:p>
          </table:table-cell>
        </table:table-row>
        <table:table-row table:style-name="ro1">
          <table:table-cell office:value-type="string">
            <text:p>Caramélla Pâtisserie</text:p>
          </table:table-cell>
          <table:table-cell office:value-type="string">
            <text:p>2, Nº 45, Estrada da Vila Sol, Maputo 1109, Mozambique</text:p>
          </table:table-cell>
          <table:table-cell office:value-type="string">
            <text:p>86 258 8756</text:p>
          </table:table-cell>
        </table:table-row>
        <table:table-row table:style-name="ro1">
          <table:table-cell office:value-type="string">
            <text:p>Manica Shopping Center</text:p>
          </table:table-cell>
          <table:table-cell office:value-type="string">
            <text:p>VFMH+6V6, Chimoio, Mozambique</text:p>
          </table:table-cell>
          <table:table-cell office:value-type="string">
            <text:p>86 266 7262</text:p>
          </table:table-cell>
        </table:table-row>
        <table:table-row table:style-name="ro1">
          <table:table-cell office:value-type="string">
            <text:p>Owani</text:p>
          </table:table-cell>
          <table:table-cell office:value-type="string">
            <text:p>859 Av. Amilcar Cabral, Maputo 1101, Mozambique</text:p>
          </table:table-cell>
          <table:table-cell office:value-type="string">
            <text:p>86 283 2990</text:p>
          </table:table-cell>
        </table:table-row>
        <table:table-row table:style-name="ro1">
          <table:table-cell office:value-type="string">
            <text:p>Auto Hilux ( Sucursal )</text:p>
          </table:table-cell>
          <table:table-cell office:value-type="string">
            <text:p>1424 Av. Guerra Popular, Maputo, Mozambique</text:p>
          </table:table-cell>
          <table:table-cell office:value-type="string">
            <text:p>86 308 5060</text:p>
          </table:table-cell>
        </table:table-row>
        <table:table-row table:style-name="ro1">
          <table:table-cell office:value-type="string">
            <text:p>banana split shop</text:p>
          </table:table-cell>
          <table:table-cell office:value-type="string">
            <text:p>Chimoio, Mozambique</text:p>
          </table:table-cell>
          <table:table-cell office:value-type="string">
            <text:p>86 311 0258</text:p>
          </table:table-cell>
        </table:table-row>
        <table:table-row table:style-name="ro1">
          <table:table-cell office:value-type="string">
            <text:p>BSD Moz Business center</text:p>
          </table:table-cell>
          <table:table-cell office:value-type="string">
            <text:p>1.189 AV. Guerra Popular Maputo, Maputo 2952, Mozambique</text:p>
          </table:table-cell>
          <table:table-cell office:value-type="string">
            <text:p>86 322 6719</text:p>
          </table:table-cell>
        </table:table-row>
        <table:table-row table:style-name="ro1">
          <table:table-cell office:value-type="string">
            <text:p>Padaria Nice lda</text:p>
          </table:table-cell>
          <table:table-cell office:value-type="string">
            <text:p>W75F+W9R, Nampula, Mozambique</text:p>
          </table:table-cell>
          <table:table-cell office:value-type="string">
            <text:p>86 325 0250</text:p>
          </table:table-cell>
        </table:table-row>
        <table:table-row table:style-name="ro1">
          <table:table-cell office:value-type="string">
            <text:p>PirulitosdaTay</text:p>
          </table:table-cell>
          <table:table-cell office:value-type="string">
            <text:p>Mozal, Matola rio, Matola rio Mozal, Maputo, Mozambique</text:p>
          </table:table-cell>
          <table:table-cell office:value-type="string">
            <text:p>86 390 3912</text:p>
          </table:table-cell>
        </table:table-row>
        <table:table-row table:style-name="ro1">
          <table:table-cell office:value-type="string">
            <text:p>SPAR VIP Nampula</text:p>
          </table:table-cell>
          <table:table-cell office:value-type="string">
            <text:p>Av. Eduardo Mondlane, Nampula, Mozambique</text:p>
          </table:table-cell>
          <table:table-cell office:value-type="string">
            <text:p>86 404 1534</text:p>
          </table:table-cell>
        </table:table-row>
        <table:table-row table:style-name="ro1">
          <table:table-cell office:value-type="string">
            <text:p>ETG Matola Branch</text:p>
          </table:table-cell>
          <table:table-cell office:value-type="string">
            <text:p>96XQ+G67 Moamba, Maputo 3100, Mozambique</text:p>
          </table:table-cell>
          <table:table-cell office:value-type="string">
            <text:p>86 434 2514</text:p>
          </table:table-cell>
        </table:table-row>
        <table:table-row table:style-name="ro1">
          <table:table-cell office:value-type="string">
            <text:p>Moçambique Comercial LDA</text:p>
          </table:table-cell>
          <table:table-cell office:value-type="string">
            <text:p>VFQ2+62J, Chimoio, Mozambique</text:p>
          </table:table-cell>
          <table:table-cell office:value-type="string">
            <text:p>86 496 3563</text:p>
          </table:table-cell>
        </table:table-row>
        <table:table-row table:style-name="ro1">
          <table:table-cell office:value-type="string">
            <text:p>Banana Split</text:p>
          </table:table-cell>
          <table:table-cell office:value-type="string">
            <text:p>VFQG+773, Rua Pigvide, Chimoio, Mozambique</text:p>
          </table:table-cell>
          <table:table-cell office:value-type="string">
            <text:p>86 512 4855</text:p>
          </table:table-cell>
        </table:table-row>
        <table:table-row table:style-name="ro1">
          <table:table-cell office:value-type="string">
            <text:p>Mercado Novo</text:p>
          </table:table-cell>
          <table:table-cell office:value-type="string">
            <text:p>Nampula, Mozambique</text:p>
          </table:table-cell>
          <table:table-cell office:value-type="string">
            <text:p>86 525 2150</text:p>
          </table:table-cell>
        </table:table-row>
        <table:table-row table:style-name="ro1">
          <table:table-cell office:value-type="string">
            <text:p>Mix Fashion Shop</text:p>
          </table:table-cell>
          <table:table-cell office:value-type="string">
            <text:p>Rua, Nampula, Mozambique</text:p>
          </table:table-cell>
          <table:table-cell office:value-type="string">
            <text:p>86 538 9022</text:p>
          </table:table-cell>
        </table:table-row>
        <table:table-row table:style-name="ro1">
          <table:table-cell office:value-type="string">
            <text:p>RURAL SOLUTIONS, LDA</text:p>
          </table:table-cell>
          <table:table-cell office:value-type="string">
            <text:p>Rua dos Eucaliptos, talhão n.º 86/1, Bairro da Machava Rua dos Eucaliptos, talhão n.º 86/1, Bairro da Machava Rua dos Eucaliptos, talhão n.º 86/1, Bairro da Machava, Matola, Mozambique</text:p>
          </table:table-cell>
          <table:table-cell office:value-type="string">
            <text:p>86 549 0141</text:p>
          </table:table-cell>
        </table:table-row>
        <table:table-row table:style-name="ro1">
          <table:table-cell office:value-type="string">
            <text:p>Padaria e pastelaria Marrere</text:p>
          </table:table-cell>
          <table:table-cell office:value-type="string">
            <text:p>Unnamed Road, V6M4+R59, Nampula, Mozambique</text:p>
          </table:table-cell>
          <table:table-cell office:value-type="string">
            <text:p>86 562 5713</text:p>
          </table:table-cell>
        </table:table-row>
        <table:table-row table:style-name="ro1">
          <table:table-cell office:value-type="string">
            <text:p>Super Mercado Pemba</text:p>
          </table:table-cell>
          <table:table-cell office:value-type="string">
            <text:p>2GP2+7MF, Pemba, Mozambique</text:p>
          </table:table-cell>
          <table:table-cell office:value-type="string">
            <text:p>86 565 9994</text:p>
          </table:table-cell>
        </table:table-row>
        <table:table-row table:style-name="ro1">
          <table:table-cell office:value-type="string">
            <text:p>Malu Bolos - Doces e Salgados</text:p>
          </table:table-cell>
          <table:table-cell office:value-type="string">
            <text:p>Av. das indústrias, bairro da Liberdade Matola, Maputo 1114, Mozambique</text:p>
          </table:table-cell>
          <table:table-cell office:value-type="string">
            <text:p>86 566 5797</text:p>
          </table:table-cell>
        </table:table-row>
        <table:table-row table:style-name="ro1">
          <table:table-cell office:value-type="string">
            <text:p>FRESCATA IDEAL</text:p>
          </table:table-cell>
          <table:table-cell office:value-type="string">
            <text:p>Bairro 05 Chimoio, Manica 2200, Mozambique</text:p>
          </table:table-cell>
          <table:table-cell office:value-type="string">
            <text:p>86 575 8139</text:p>
          </table:table-cell>
        </table:table-row>
        <table:table-row table:style-name="ro1">
          <table:table-cell office:value-type="string">
            <text:p>Padaria Rovuma 2.</text:p>
          </table:table-cell>
          <table:table-cell office:value-type="string">
            <text:p>V7F9+9GR, Nampula, Mozambique</text:p>
          </table:table-cell>
          <table:table-cell office:value-type="string">
            <text:p>86 665 8765</text:p>
          </table:table-cell>
        </table:table-row>
        <table:table-row table:style-name="ro1">
          <table:table-cell office:value-type="string">
            <text:p>Ingco Nampula</text:p>
          </table:table-cell>
          <table:table-cell office:value-type="string">
            <text:p>Rua Cidade de Mocambique, Nampula, Mozambique</text:p>
          </table:table-cell>
          <table:table-cell office:value-type="string">
            <text:p>86 668 8686</text:p>
          </table:table-cell>
        </table:table-row>
        <table:table-row table:style-name="ro1">
          <table:table-cell office:value-type="string">
            <text:p>Instituto de Ciências de Saúde de Chimoio</text:p>
          </table:table-cell>
          <table:table-cell office:value-type="string">
            <text:p>VFRH+V32, Rua Sussundenga, Chimoio, Mozambique</text:p>
          </table:table-cell>
          <table:table-cell office:value-type="string">
            <text:p>86 679 8972</text:p>
          </table:table-cell>
        </table:table-row>
        <table:table-row table:style-name="ro1">
          <table:table-cell office:value-type="string">
            <text:p>Morshedul Comercial 38mm</text:p>
          </table:table-cell>
          <table:table-cell office:value-type="string">
            <text:p>VF7Q+X2G, Chimoio, Mozambique</text:p>
          </table:table-cell>
          <table:table-cell office:value-type="string">
            <text:p>86 704 5450</text:p>
          </table:table-cell>
        </table:table-row>
        <table:table-row table:style-name="ro1">
          <table:table-cell office:value-type="string">
            <text:p>Serviço Provincial de Saúde de Nampula</text:p>
          </table:table-cell>
          <table:table-cell office:value-type="string">
            <text:p>V7M7+WF6, Nampula, Mozambique</text:p>
          </table:table-cell>
          <table:table-cell office:value-type="string">
            <text:p>86 729 9285</text:p>
          </table:table-cell>
        </table:table-row>
        <table:table-row table:style-name="ro1">
          <table:table-cell office:value-type="string">
            <text:p>Katanga</text:p>
          </table:table-cell>
          <table:table-cell office:value-type="string">
            <text:p>VFVC+32H, Chimoio, Mozambique</text:p>
          </table:table-cell>
          <table:table-cell office:value-type="string">
            <text:p>86 730 0857</text:p>
          </table:table-cell>
        </table:table-row>
        <table:table-row table:style-name="ro1">
          <table:table-cell office:value-type="string">
            <text:p>King Auto Parts</text:p>
          </table:table-cell>
          <table:table-cell office:value-type="string">
            <text:p>Aeroporto, Av. Acordos De Lusaka, Maputo 1100, Mozambique</text:p>
          </table:table-cell>
          <table:table-cell office:value-type="string">
            <text:p>86 737 6782</text:p>
          </table:table-cell>
        </table:table-row>
        <table:table-row table:style-name="ro1">
          <table:table-cell office:value-type="string">
            <text:p>July sabores</text:p>
          </table:table-cell>
          <table:table-cell office:value-type="string">
            <text:p>Bairro do Jardim, Nampula 3100, Mozambique</text:p>
          </table:table-cell>
          <table:table-cell office:value-type="string">
            <text:p>86 747 7293</text:p>
          </table:table-cell>
        </table:table-row>
        <table:table-row table:style-name="ro1">
          <table:table-cell office:value-type="string">
            <text:p>XIMA SORVETES CHIANGO</text:p>
          </table:table-cell>
          <table:table-cell office:value-type="string">
            <text:p>Cidade de Maputo,CHIANGO, Paragem bombas, Av. Marginal, Maputo 1001, Mozambique</text:p>
          </table:table-cell>
          <table:table-cell office:value-type="string">
            <text:p>86 756 3933</text:p>
          </table:table-cell>
        </table:table-row>
        <table:table-row table:style-name="ro1">
          <table:table-cell office:value-type="string">
            <text:p>Nampula 220kV Substation</text:p>
          </table:table-cell>
          <table:table-cell office:value-type="string">
            <text:p>Nampula,Muatala, V6G9+94M, Nampula, Mozambique</text:p>
          </table:table-cell>
          <table:table-cell office:value-type="string">
            <text:p>86 761 5884</text:p>
          </table:table-cell>
        </table:table-row>
        <table:table-row table:style-name="ro1">
          <table:table-cell office:value-type="string">
            <text:p>Froooties ( Novare Mall )</text:p>
          </table:table-cell>
          <table:table-cell office:value-type="string">
            <text:p>Matola, Mozambique</text:p>
          </table:table-cell>
          <table:table-cell office:value-type="string">
            <text:p>86 779 1779</text:p>
          </table:table-cell>
        </table:table-row>
        <table:table-row table:style-name="ro1">
          <table:table-cell office:value-type="string">
            <text:p>Mercado do Peixe de Mbanguia</text:p>
          </table:table-cell>
          <table:table-cell office:value-type="string">
            <text:p>2GQ5+W4P, Pemba, Mozambique</text:p>
          </table:table-cell>
          <table:table-cell office:value-type="string">
            <text:p>86 783 4877</text:p>
          </table:table-cell>
        </table:table-row>
        <table:table-row table:style-name="ro1">
          <table:table-cell office:value-type="string">
            <text:p>TNK MINI MERCADO</text:p>
          </table:table-cell>
          <table:table-cell office:value-type="string">
            <text:p>Unnamed Road, VFFH+WMM, Chimoio, Mozambique</text:p>
          </table:table-cell>
          <table:table-cell office:value-type="string">
            <text:p>86 786 5786</text:p>
          </table:table-cell>
        </table:table-row>
        <table:table-row table:style-name="ro1">
          <table:table-cell office:value-type="string">
            <text:p>Padaria novo visual</text:p>
          </table:table-cell>
          <table:table-cell office:value-type="string">
            <text:p>V74W+V55, Nampula, Mozambique</text:p>
          </table:table-cell>
          <table:table-cell office:value-type="string">
            <text:p>86 821 8433</text:p>
          </table:table-cell>
        </table:table-row>
        <table:table-row table:style-name="ro1">
          <table:table-cell office:value-type="string">
            <text:p>Surf Cafe</text:p>
          </table:table-cell>
          <table:table-cell office:value-type="string">
            <text:p>Nr. 6 Rua Das FPLM, Nampula, Mozambique</text:p>
          </table:table-cell>
          <table:table-cell office:value-type="string">
            <text:p>86 862 2655</text:p>
          </table:table-cell>
        </table:table-row>
        <table:table-row table:style-name="ro1">
          <table:table-cell office:value-type="string">
            <text:p>Livraria e Papelaria Chimoio</text:p>
          </table:table-cell>
          <table:table-cell office:value-type="string">
            <text:p>VFQG+8R9, Chimoio, Mozambique</text:p>
          </table:table-cell>
          <table:table-cell office:value-type="string">
            <text:p>86 884 0996</text:p>
          </table:table-cell>
        </table:table-row>
        <table:table-row table:style-name="ro1">
          <table:table-cell office:value-type="string">
            <text:p>Auto Damas</text:p>
          </table:table-cell>
          <table:table-cell office:value-type="string">
            <text:p>Gato Preto atras da Joaria, Nampula 3100, Mozambique</text:p>
          </table:table-cell>
          <table:table-cell office:value-type="string">
            <text:p>86 890 7282</text:p>
          </table:table-cell>
        </table:table-row>
        <table:table-row table:style-name="ro1">
          <table:table-cell office:value-type="string">
            <text:p>IdaV delight e serviços EI</text:p>
          </table:table-cell>
          <table:table-cell office:value-type="string">
            <text:p>Matola, Mozambique</text:p>
          </table:table-cell>
          <table:table-cell office:value-type="string">
            <text:p>86 900 6439</text:p>
          </table:table-cell>
        </table:table-row>
        <table:table-row table:style-name="ro1">
          <table:table-cell office:value-type="string">
            <text:p>Jamila Kitutes</text:p>
          </table:table-cell>
          <table:table-cell office:value-type="string">
            <text:p>Unamed Street, Matola, Mozambique</text:p>
          </table:table-cell>
          <table:table-cell office:value-type="string">
            <text:p>86 915 7000</text:p>
          </table:table-cell>
        </table:table-row>
        <table:table-row table:style-name="ro1">
          <table:table-cell office:value-type="string">
            <text:p>PLR produtores</text:p>
          </table:table-cell>
          <table:table-cell office:value-type="string">
            <text:p>Chamanculo C, Maputo, Mozambique</text:p>
          </table:table-cell>
          <table:table-cell office:value-type="string">
            <text:p>86 933 9416</text:p>
          </table:table-cell>
        </table:table-row>
        <table:table-row table:style-name="ro1">
          <table:table-cell office:value-type="string">
            <text:p>AGRIMAP</text:p>
          </table:table-cell>
          <table:table-cell office:value-type="string">
            <text:p>Avenida de Mocambique, Maputo 1011, Mozambique</text:p>
          </table:table-cell>
          <table:table-cell office:value-type="string">
            <text:p>86 955 6641</text:p>
          </table:table-cell>
        </table:table-row>
        <table:table-row table:style-name="ro1">
          <table:table-cell office:value-type="string">
            <text:p>A Horta Frutas &amp; Legumes</text:p>
          </table:table-cell>
          <table:table-cell office:value-type="string">
            <text:p>4C4V+F8P, Av. das Indústrias, Maputo, Mozambique</text:p>
          </table:table-cell>
          <table:table-cell office:value-type="string">
            <text:p>86 958 0808</text:p>
          </table:table-cell>
        </table:table-row>
        <table:table-row table:style-name="ro1">
          <table:table-cell office:value-type="string">
            <text:p>Pastelaria do Povo</text:p>
          </table:table-cell>
          <table:table-cell office:value-type="string">
            <text:p>V7PR+W44, N1, Nampula, Mozambique</text:p>
          </table:table-cell>
          <table:table-cell office:value-type="string">
            <text:p>86 964 7480</text:p>
          </table:table-cell>
        </table:table-row>
        <table:table-row table:style-name="ro1">
          <table:table-cell office:value-type="string">
            <text:p>Bismed Surgical Instruments</text:p>
          </table:table-cell>
          <table:table-cell office:value-type="string">
            <text:p>R. Dos Continuadores, Rua nº 1, Nampula 3100, Mozambique</text:p>
          </table:table-cell>
          <table:table-cell office:value-type="string">
            <text:p>86 990 0800</text:p>
          </table:table-cell>
        </table:table-row>
        <table:table-row table:style-name="ro1">
          <table:table-cell office:value-type="string">
            <text:p>Como Sempre.Mz</text:p>
          </table:table-cell>
          <table:table-cell office:value-type="string">
            <text:p>Av. Zedequias Manganhela, Matola A Matola, Maputo 0000, Mozambique</text:p>
          </table:table-cell>
          <table:table-cell office:value-type="string">
            <text:p>86 990 6225</text:p>
          </table:table-cell>
        </table:table-row>
        <table:table-row table:style-name="ro1">
          <table:table-cell office:value-type="string">
            <text:p>Missira Comercial</text:p>
          </table:table-cell>
          <table:table-cell office:value-type="string">
            <text:p>Chimoio, Mozambique</text:p>
          </table:table-cell>
          <table:table-cell office:value-type="string">
            <text:p>87 000 0480</text:p>
          </table:table-cell>
        </table:table-row>
        <table:table-row table:style-name="ro1">
          <table:table-cell office:value-type="string">
            <text:p>Padaria K Moti</text:p>
          </table:table-cell>
          <table:table-cell office:value-type="string">
            <text:p>V7PG+49P, Nampula, Mozambique</text:p>
          </table:table-cell>
          <table:table-cell office:value-type="string">
            <text:p>87 000 9836</text:p>
          </table:table-cell>
        </table:table-row>
        <table:table-row table:style-name="ro1">
          <table:table-cell office:value-type="string">
            <text:p>CRVM</text:p>
          </table:table-cell>
          <table:table-cell office:value-type="string">
            <text:p>Av. Samora Machel, Matola, Mozambique</text:p>
          </table:table-cell>
          <table:table-cell office:value-type="string">
            <text:p>87 028 8828</text:p>
          </table:table-cell>
        </table:table-row>
        <table:table-row table:style-name="ro1">
          <table:table-cell office:value-type="string">
            <text:p>Luh delights</text:p>
          </table:table-cell>
          <table:table-cell office:value-type="string">
            <text:p>Matola Matola rio, Matola c, Matola 1104, Mozambique</text:p>
          </table:table-cell>
          <table:table-cell office:value-type="string">
            <text:p>87 038 4832</text:p>
          </table:table-cell>
        </table:table-row>
        <table:table-row table:style-name="ro1">
          <table:table-cell office:value-type="string">
            <text:p>Rio e Mar Distribuidores Alimentares</text:p>
          </table:table-cell>
          <table:table-cell office:value-type="string">
            <text:p>Avenida União Africana 2768 Matola Maputo, Matola 1114, Mozambique</text:p>
          </table:table-cell>
          <table:table-cell office:value-type="string">
            <text:p>87 043 9130</text:p>
          </table:table-cell>
        </table:table-row>
        <table:table-row table:style-name="ro1">
          <table:table-cell office:value-type="string">
            <text:p>Camel Oil Nampula</text:p>
          </table:table-cell>
          <table:table-cell office:value-type="string">
            <text:p>R8H5+446, Nampula, Mozambique</text:p>
          </table:table-cell>
          <table:table-cell office:value-type="string">
            <text:p>87 064 8023</text:p>
          </table:table-cell>
        </table:table-row>
        <table:table-row table:style-name="ro1">
          <table:table-cell office:value-type="string">
            <text:p>Ophenta Associação</text:p>
          </table:table-cell>
          <table:table-cell office:value-type="string">
            <text:p>AV. de Trabalho, Nampula 3177, Mozambique</text:p>
          </table:table-cell>
          <table:table-cell office:value-type="string">
            <text:p>87 071 7707</text:p>
          </table:table-cell>
        </table:table-row>
        <table:table-row table:style-name="ro1">
          <table:table-cell office:value-type="string">
            <text:p>Rua Sem Saida</text:p>
          </table:table-cell>
          <table:table-cell office:value-type="string">
            <text:p>V7C5+FH3, Nampula, Mozambique</text:p>
          </table:table-cell>
          <table:table-cell office:value-type="string">
            <text:p>87 085 8780</text:p>
          </table:table-cell>
        </table:table-row>
        <table:table-row table:style-name="ro1">
          <table:table-cell office:value-type="string">
            <text:p>Golden Sea Restaurant &amp; Pub</text:p>
          </table:table-cell>
          <table:table-cell office:value-type="string">
            <text:p>Av. da Marginal, Maputo, Mozambique</text:p>
          </table:table-cell>
          <table:table-cell office:value-type="string">
            <text:p>87 093 3666</text:p>
          </table:table-cell>
        </table:table-row>
        <table:table-row table:style-name="ro1">
          <table:table-cell office:value-type="string">
            <text:p>Capuchino</text:p>
          </table:table-cell>
          <table:table-cell office:value-type="string">
            <text:p>Rua Pigivite Chimoio Manica, Chimoio 2200, Mozambique</text:p>
          </table:table-cell>
          <table:table-cell office:value-type="string">
            <text:p>87 101 5200</text:p>
          </table:table-cell>
        </table:table-row>
        <table:table-row table:style-name="ro1">
          <table:table-cell office:value-type="string">
            <text:p>R. Timbe Lubrificantes (Petromoc)</text:p>
          </table:table-cell>
          <table:table-cell office:value-type="string">
            <text:p>Malhampsene, Tricamo - Matola Matola - Malhampsene, 4CCP+588, Jamo, Mozambique</text:p>
          </table:table-cell>
          <table:table-cell office:value-type="string">
            <text:p>87 119 9333</text:p>
          </table:table-cell>
        </table:table-row>
        <table:table-row table:style-name="ro1">
          <table:table-cell office:value-type="string">
            <text:p>Agri Hub Lda</text:p>
          </table:table-cell>
          <table:table-cell office:value-type="string">
            <text:p>Warehouse N4, Estrada Nacional N 6, R/C Comlexo Nadat, Chimoio, Mozambique</text:p>
          </table:table-cell>
          <table:table-cell office:value-type="string">
            <text:p>87 122 7584</text:p>
          </table:table-cell>
        </table:table-row>
        <table:table-row table:style-name="ro1">
          <table:table-cell office:value-type="string">
            <text:p>GREEN AGRO COMMODITIES, LIMITADA</text:p>
          </table:table-cell>
          <table:table-cell office:value-type="string">
            <text:p>Bairro de Natikiri, EN. 13, Nampula 3100, Mozambique</text:p>
          </table:table-cell>
          <table:table-cell office:value-type="string">
            <text:p>87 127 5000</text:p>
          </table:table-cell>
        </table:table-row>
        <table:table-row table:style-name="ro1">
          <table:table-cell office:value-type="string">
            <text:p>Mercado 1 de Maio</text:p>
          </table:table-cell>
          <table:table-cell office:value-type="string">
            <text:p>Matola, Mozambique</text:p>
          </table:table-cell>
          <table:table-cell office:value-type="string">
            <text:p>87 145 9911</text:p>
          </table:table-cell>
        </table:table-row>
        <table:table-row table:style-name="ro1">
          <table:table-cell office:value-type="string">
            <text:p>COGEF TRADING</text:p>
          </table:table-cell>
          <table:table-cell office:value-type="string">
            <text:p>Matola cmc, Maputo 1100, Mozambique</text:p>
          </table:table-cell>
          <table:table-cell office:value-type="string">
            <text:p>87 174 0242</text:p>
          </table:table-cell>
        </table:table-row>
        <table:table-row table:style-name="ro1">
          <table:table-cell office:value-type="string">
            <text:p>Handling</text:p>
          </table:table-cell>
          <table:table-cell office:value-type="string">
            <text:p>R. de Palma, Maputo, Mozambique</text:p>
          </table:table-cell>
          <table:table-cell office:value-type="string">
            <text:p>87 174 3144</text:p>
          </table:table-cell>
        </table:table-row>
        <table:table-row table:style-name="ro1">
          <table:table-cell office:value-type="string">
            <text:p>Hercinia Salgados</text:p>
          </table:table-cell>
          <table:table-cell office:value-type="string">
            <text:p>VFV6+R82, Chimoio, Mozambique</text:p>
          </table:table-cell>
          <table:table-cell office:value-type="string">
            <text:p>87 178 7254</text:p>
          </table:table-cell>
        </table:table-row>
        <table:table-row table:style-name="ro1">
          <table:table-cell office:value-type="string">
            <text:p>Sweet cake</text:p>
          </table:table-cell>
          <table:table-cell office:value-type="string">
            <text:p>Av. 24 de Julho, Maputo 1104, Mozambique</text:p>
          </table:table-cell>
          <table:table-cell office:value-type="string">
            <text:p>87 181 0468</text:p>
          </table:table-cell>
        </table:table-row>
        <table:table-row table:style-name="ro1">
          <table:table-cell office:value-type="string">
            <text:p>Pally Cake's And Services</text:p>
          </table:table-cell>
          <table:table-cell office:value-type="string">
            <text:p>Bairro das Mahotas, Muswaze, 4JP8+88G, Maputo, Mozambique</text:p>
          </table:table-cell>
          <table:table-cell office:value-type="string">
            <text:p>87 187 0682</text:p>
          </table:table-cell>
        </table:table-row>
        <table:table-row table:style-name="ro1">
          <table:table-cell office:value-type="string">
            <text:p>Cafe Chimoio</text:p>
          </table:table-cell>
          <table:table-cell office:value-type="string">
            <text:p>Rua Dr Araujo de la Cerda, Chimoio, Mozambique</text:p>
          </table:table-cell>
          <table:table-cell office:value-type="string">
            <text:p>87 190 4365</text:p>
          </table:table-cell>
        </table:table-row>
        <table:table-row table:style-name="ro1">
          <table:table-cell office:value-type="string">
            <text:p>Jireh Farm Mozambique</text:p>
          </table:table-cell>
          <table:table-cell office:value-type="string">
            <text:p>Maputo 1100, Mozambique</text:p>
          </table:table-cell>
          <table:table-cell office:value-type="string">
            <text:p>87 207 4500</text:p>
          </table:table-cell>
        </table:table-row>
        <table:table-row table:style-name="ro1">
          <table:table-cell office:value-type="string">
            <text:p>Todd Comercial EI</text:p>
          </table:table-cell>
          <table:table-cell office:value-type="string">
            <text:p>Chimoio, Bairro 7de Setembro Chimoio Manica, Chimoio 2200, Mozambique</text:p>
          </table:table-cell>
          <table:table-cell office:value-type="string">
            <text:p>87 220 7829</text:p>
          </table:table-cell>
        </table:table-row>
        <table:table-row table:style-name="ro1">
          <table:table-cell office:value-type="string">
            <text:p>Padaria Mercearia Nova</text:p>
          </table:table-cell>
          <table:table-cell office:value-type="string">
            <text:p>Av Eduardo Mondlane, Nampula 3100, Mozambique</text:p>
          </table:table-cell>
          <table:table-cell office:value-type="string">
            <text:p>87 222 2118</text:p>
          </table:table-cell>
        </table:table-row>
        <table:table-row table:style-name="ro1">
          <table:table-cell office:value-type="string">
            <text:p>O Sabor do Embondeiro</text:p>
          </table:table-cell>
          <table:table-cell office:value-type="string">
            <text:p>Bairro/4 Chimoio, Manica 0057, Mozambique</text:p>
          </table:table-cell>
          <table:table-cell office:value-type="string">
            <text:p>87 223 3445</text:p>
          </table:table-cell>
        </table:table-row>
        <table:table-row table:style-name="ro1">
          <table:table-cell office:value-type="string">
            <text:p>Bolos &amp; Gostosuras</text:p>
          </table:table-cell>
          <table:table-cell office:value-type="string">
            <text:p>R. Aviação 84- Fomento, Matola, Mozambique</text:p>
          </table:table-cell>
          <table:table-cell office:value-type="string">
            <text:p>87 267 6580</text:p>
          </table:table-cell>
        </table:table-row>
        <table:table-row table:style-name="ro1">
          <table:table-cell office:value-type="string">
            <text:p>Moz Trading Alliance Lda</text:p>
          </table:table-cell>
          <table:table-cell office:value-type="string">
            <text:p>Avenida Romão Fernandes Farinha, Maputo, Mozambique</text:p>
          </table:table-cell>
          <table:table-cell office:value-type="string">
            <text:p>87 285 2350</text:p>
          </table:table-cell>
        </table:table-row>
        <table:table-row table:style-name="ro1">
          <table:table-cell office:value-type="string">
            <text:p>UB comercial, Nampula: mogovolas, nametil</text:p>
          </table:table-cell>
          <table:table-cell office:value-type="string">
            <text:p>Mogovolas, nametil, Nampula 3114, Mozambique</text:p>
          </table:table-cell>
          <table:table-cell office:value-type="string">
            <text:p>87 290 5040</text:p>
          </table:table-cell>
        </table:table-row>
        <table:table-row table:style-name="ro1">
          <table:table-cell office:value-type="string">
            <text:p>OMNIA Moçambique Limitada</text:p>
          </table:table-cell>
          <table:table-cell office:value-type="string">
            <text:p>N6, Mozambique</text:p>
          </table:table-cell>
          <table:table-cell office:value-type="string">
            <text:p>87 296 9221</text:p>
          </table:table-cell>
        </table:table-row>
        <table:table-row table:style-name="ro1">
          <table:table-cell office:value-type="string">
            <text:p>Instituto de Amêndoas de Moçambique, IP (antiga INCAJU)</text:p>
          </table:table-cell>
          <table:table-cell office:value-type="string">
            <text:p>Rua da Gávea, Maputo, Mozambique</text:p>
          </table:table-cell>
          <table:table-cell office:value-type="string">
            <text:p>87 306 9660</text:p>
          </table:table-cell>
        </table:table-row>
        <table:table-row table:style-name="ro1">
          <table:table-cell office:value-type="string">
            <text:p>AD Soluções Mecânica e Serviços Gerais</text:p>
          </table:table-cell>
          <table:table-cell office:value-type="string">
            <text:p>Sussundenga Chimoio, Manica 2200, Mozambique</text:p>
          </table:table-cell>
          <table:table-cell office:value-type="string">
            <text:p>87 307 7881</text:p>
          </table:table-cell>
        </table:table-row>
        <table:table-row table:style-name="ro1">
          <table:table-cell office:value-type="string">
            <text:p>Mafa Holding, SA</text:p>
          </table:table-cell>
          <table:table-cell office:value-type="string">
            <text:p>Bairro de Matlemele Talhão nº E, 1, Matola, Mozambique</text:p>
          </table:table-cell>
          <table:table-cell office:value-type="string">
            <text:p>87 319 3260</text:p>
          </table:table-cell>
        </table:table-row>
        <table:table-row table:style-name="ro1">
          <table:table-cell office:value-type="string">
            <text:p>Mozambique Good Trade</text:p>
          </table:table-cell>
          <table:table-cell office:value-type="string">
            <text:p>22 Avenida Kim Il Sung, Maputo, Mozambique</text:p>
          </table:table-cell>
          <table:table-cell office:value-type="string">
            <text:p>87 331 0200</text:p>
          </table:table-cell>
        </table:table-row>
        <table:table-row table:style-name="ro1">
          <table:table-cell office:value-type="string">
            <text:p>Recheio Cash &amp; Carry, S.A</text:p>
          </table:table-cell>
          <table:table-cell office:value-type="string">
            <text:p>AV. GAGO COUTINHO, NO. 594,R/c no. 25 &amp; 27distito municipal nhlamankulu, JUNTA, Maputo, Mozambique</text:p>
          </table:table-cell>
          <table:table-cell office:value-type="string">
            <text:p>87 333 3111</text:p>
          </table:table-cell>
        </table:table-row>
        <table:table-row table:style-name="ro1">
          <table:table-cell office:value-type="string">
            <text:p>Confeitaria Show de Bolos</text:p>
          </table:table-cell>
          <table:table-cell office:value-type="string">
            <text:p>Machava Socimol, Paragem Controle Matola, Maputo 1112, Mozambique</text:p>
          </table:table-cell>
          <table:table-cell office:value-type="string">
            <text:p>87 348 4722</text:p>
          </table:table-cell>
        </table:table-row>
        <table:table-row table:style-name="ro1">
          <table:table-cell office:value-type="string">
            <text:p>FP ENTRETENIMENTO</text:p>
          </table:table-cell>
          <table:table-cell office:value-type="string">
            <text:p>Cariaco pemba Cabo Delgado, Pemba 2156, Mozambique</text:p>
          </table:table-cell>
          <table:table-cell office:value-type="string">
            <text:p>87 364 0988</text:p>
          </table:table-cell>
        </table:table-row>
        <table:table-row table:style-name="ro1">
          <table:table-cell office:value-type="string">
            <text:p>Malambe Sweets</text:p>
          </table:table-cell>
          <table:table-cell office:value-type="string">
            <text:p>Avenida de Mocambique, Maputo, Mozambique</text:p>
          </table:table-cell>
          <table:table-cell office:value-type="string">
            <text:p>87 375 0384</text:p>
          </table:table-cell>
        </table:table-row>
        <table:table-row table:style-name="ro1">
          <table:table-cell office:value-type="string">
            <text:p>Jumbo Supermarket</text:p>
          </table:table-cell>
          <table:table-cell office:value-type="string">
            <text:p>Chimoio, Mozambique</text:p>
          </table:table-cell>
          <table:table-cell office:value-type="string">
            <text:p>87 377 7377</text:p>
          </table:table-cell>
        </table:table-row>
        <table:table-row table:style-name="ro1">
          <table:table-cell office:value-type="string">
            <text:p>Casa do Pão, Limitada</text:p>
          </table:table-cell>
          <table:table-cell office:value-type="string">
            <text:p>Rua Cidade de Mocambique, Nampula, Mozambique</text:p>
          </table:table-cell>
          <table:table-cell office:value-type="string">
            <text:p>87 386 4000</text:p>
          </table:table-cell>
        </table:table-row>
        <table:table-row table:style-name="ro1">
          <table:table-cell office:value-type="string">
            <text:p>LUMA Produtos Naturais e Dietéticos</text:p>
          </table:table-cell>
          <table:table-cell office:value-type="string">
            <text:p>Nr 38 Carlos Albers, Maputo, Mozambique</text:p>
          </table:table-cell>
          <table:table-cell office:value-type="string">
            <text:p>87 398 9959</text:p>
          </table:table-cell>
        </table:table-row>
        <table:table-row table:style-name="ro1">
          <table:table-cell office:value-type="string">
            <text:p>Padaria Nanhimbe</text:p>
          </table:table-cell>
          <table:table-cell office:value-type="string">
            <text:p>Rua da Padaria Nanhimbe, Pemba 0032, Mozambique</text:p>
          </table:table-cell>
          <table:table-cell office:value-type="string">
            <text:p>87 491 9600</text:p>
          </table:table-cell>
        </table:table-row>
        <table:table-row table:style-name="ro1">
          <table:table-cell office:value-type="string">
            <text:p>Linda (Doces, Salgados e Comidas)</text:p>
          </table:table-cell>
          <table:table-cell office:value-type="string">
            <text:p>Bairro do Fomento, Matola, Mozambique</text:p>
          </table:table-cell>
          <table:table-cell office:value-type="string">
            <text:p>87 493 0072</text:p>
          </table:table-cell>
        </table:table-row>
        <table:table-row table:style-name="ro1">
          <table:table-cell office:value-type="string">
            <text:p>Casafloor</text:p>
          </table:table-cell>
          <table:table-cell office:value-type="string">
            <text:p>Matola São damaso, Maputo, Mozambique</text:p>
          </table:table-cell>
          <table:table-cell office:value-type="string">
            <text:p>87 497 4373</text:p>
          </table:table-cell>
        </table:table-row>
        <table:table-row table:style-name="ro1">
          <table:table-cell office:value-type="string">
            <text:p>Electro Led Lda</text:p>
          </table:table-cell>
          <table:table-cell office:value-type="string">
            <text:p>Av. Paulo Samuel Kamkomba, Nampula, Mozambique</text:p>
          </table:table-cell>
          <table:table-cell office:value-type="string">
            <text:p>87 501 1010</text:p>
          </table:table-cell>
        </table:table-row>
        <table:table-row table:style-name="ro1">
          <table:table-cell office:value-type="string">
            <text:p>Agri- Soluções</text:p>
          </table:table-cell>
          <table:table-cell office:value-type="string">
            <text:p>VF9X+9G, Chimoio, Mozambique</text:p>
          </table:table-cell>
          <table:table-cell office:value-type="string">
            <text:p>87 505 1223</text:p>
          </table:table-cell>
        </table:table-row>
        <table:table-row table:style-name="ro1">
          <table:table-cell office:value-type="string">
            <text:p>Mercado Central</text:p>
          </table:table-cell>
          <table:table-cell office:value-type="string">
            <text:p>V7J7+59C, Nampula, Mozambique</text:p>
          </table:table-cell>
          <table:table-cell office:value-type="string">
            <text:p>87 507 1927</text:p>
          </table:table-cell>
        </table:table-row>
        <table:table-row table:style-name="ro1">
          <table:table-cell office:value-type="string">
            <text:p>Mor Foz, lda</text:p>
          </table:table-cell>
          <table:table-cell office:value-type="string">
            <text:p>Cidade, Chimoio, Mozambique</text:p>
          </table:table-cell>
          <table:table-cell office:value-type="string">
            <text:p>87 509 3200</text:p>
          </table:table-cell>
        </table:table-row>
        <table:table-row table:style-name="ro1">
          <table:table-cell office:value-type="string">
            <text:p>Medicina Verde Tiens</text:p>
          </table:table-cell>
          <table:table-cell office:value-type="string">
            <text:p>2, João Mateus Perto da TVM, Matola, Mozambique</text:p>
          </table:table-cell>
          <table:table-cell office:value-type="string">
            <text:p>87 518 6026</text:p>
          </table:table-cell>
        </table:table-row>
        <table:table-row table:style-name="ro1">
          <table:table-cell office:value-type="string">
            <text:p>LU CAKES</text:p>
          </table:table-cell>
          <table:table-cell office:value-type="string">
            <text:p>Esternato fundade, Maputo, AV.Dom Alexandre 2220, Maputo, Mozambique</text:p>
          </table:table-cell>
          <table:table-cell office:value-type="string">
            <text:p>87 526 4234</text:p>
          </table:table-cell>
        </table:table-row>
        <table:table-row table:style-name="ro1">
          <table:table-cell office:value-type="string">
            <text:p>Auto Toveli Lda</text:p>
          </table:table-cell>
          <table:table-cell office:value-type="string">
            <text:p>Fomento sial Matola, Maputo, Mozambique</text:p>
          </table:table-cell>
          <table:table-cell office:value-type="string">
            <text:p>87 534 3777</text:p>
          </table:table-cell>
        </table:table-row>
        <table:table-row table:style-name="ro1">
          <table:table-cell office:value-type="string">
            <text:p>Mercearia Gloria</text:p>
          </table:table-cell>
          <table:table-cell office:value-type="string">
            <text:p>VFPJ+77G, Rua Dos Trabalhadores, Chimoio, Mozambique</text:p>
          </table:table-cell>
          <table:table-cell office:value-type="string">
            <text:p>87 540 3384</text:p>
          </table:table-cell>
        </table:table-row>
        <table:table-row table:style-name="ro1">
          <table:table-cell office:value-type="string">
            <text:p>Sorvetaria</text:p>
          </table:table-cell>
          <table:table-cell office:value-type="string">
            <text:p>V7RM+MMV, Nampula, Mozambique</text:p>
          </table:table-cell>
          <table:table-cell office:value-type="string">
            <text:p>87 543 5905</text:p>
          </table:table-cell>
        </table:table-row>
        <table:table-row table:style-name="ro1">
          <table:table-cell office:value-type="string">
            <text:p>China Mall Chimoio</text:p>
          </table:table-cell>
          <table:table-cell office:value-type="string">
            <text:p>Bairro Nhamadjessa En6 Por traz de Bombas Total, ao Lado de Fabrica de coka Cola Chimoio, Manica 2010, Mozambique</text:p>
          </table:table-cell>
          <table:table-cell office:value-type="string">
            <text:p>87 569 3419</text:p>
          </table:table-cell>
        </table:table-row>
        <table:table-row table:style-name="ro1">
          <table:table-cell office:value-type="string">
            <text:p>Mercado Xipamanine</text:p>
          </table:table-cell>
          <table:table-cell office:value-type="string">
            <text:p>Rua De Xipamanine, Maputo, Mozambique</text:p>
          </table:table-cell>
          <table:table-cell office:value-type="string">
            <text:p>87 575 2044</text:p>
          </table:table-cell>
        </table:table-row>
        <table:table-row table:style-name="ro1">
          <table:table-cell office:value-type="string">
            <text:p>Sarah Trading Lda.</text:p>
          </table:table-cell>
          <table:table-cell office:value-type="string">
            <text:p>Rua de Unidade Bairro de Napipine Nampula, Nampula 0302, Mozambique</text:p>
          </table:table-cell>
          <table:table-cell office:value-type="string">
            <text:p>87 584 8784</text:p>
          </table:table-cell>
        </table:table-row>
        <table:table-row table:style-name="ro1">
          <table:table-cell office:value-type="string">
            <text:p>AQI - Nampula</text:p>
          </table:table-cell>
          <table:table-cell office:value-type="string">
            <text:p>Bairro Mutauanha, 2676 Av. do Trabalho, Nampula, Mozambique</text:p>
          </table:table-cell>
          <table:table-cell office:value-type="string">
            <text:p>87 592 7875</text:p>
          </table:table-cell>
        </table:table-row>
        <table:table-row table:style-name="ro1">
          <table:table-cell office:value-type="string">
            <text:p>Mercado Memoria</text:p>
          </table:table-cell>
          <table:table-cell office:value-type="string">
            <text:p>N1, Nampula, Mozambique</text:p>
          </table:table-cell>
          <table:table-cell office:value-type="string">
            <text:p>87 597 6221</text:p>
          </table:table-cell>
        </table:table-row>
        <table:table-row table:style-name="ro1">
          <table:table-cell office:value-type="string">
            <text:p>Correios de Moçambique de Nampula</text:p>
          </table:table-cell>
          <table:table-cell office:value-type="string">
            <text:p>V7J7+442, Rua Cidade de Mocambique, Nampula, Mozambique</text:p>
          </table:table-cell>
          <table:table-cell office:value-type="string">
            <text:p>87 614 0177</text:p>
          </table:table-cell>
        </table:table-row>
        <table:table-row table:style-name="ro1">
          <table:table-cell office:value-type="string">
            <text:p>Loja Atacado e Retalho</text:p>
          </table:table-cell>
          <table:table-cell office:value-type="string">
            <text:p>Rua de Quelimane n13.423 Av. de Moçambique, Bairro da Liberdade Matola, Maputo 1114, Mozambique</text:p>
          </table:table-cell>
          <table:table-cell office:value-type="string">
            <text:p>87 620 8787</text:p>
          </table:table-cell>
        </table:table-row>
        <table:table-row table:style-name="ro1">
          <table:table-cell office:value-type="string">
            <text:p>Julia Joaquim Machava</text:p>
          </table:table-cell>
          <table:table-cell office:value-type="string">
            <text:p>Bairro Urbano Central, Near New Hotel, Nampula, Mozambique</text:p>
          </table:table-cell>
          <table:table-cell office:value-type="string">
            <text:p>87 641 8532</text:p>
          </table:table-cell>
        </table:table-row>
        <table:table-row table:style-name="ro1">
          <table:table-cell office:value-type="string">
            <text:p>Jumbo cash &amp; carry</text:p>
          </table:table-cell>
          <table:table-cell office:value-type="string">
            <text:p>Maputo, 3FR8+R7J, Matola, Mozambique</text:p>
          </table:table-cell>
          <table:table-cell office:value-type="string">
            <text:p>87 646 3516</text:p>
          </table:table-cell>
        </table:table-row>
        <table:table-row table:style-name="ro1">
          <table:table-cell office:value-type="string">
            <text:p>IsasBolos</text:p>
          </table:table-cell>
          <table:table-cell office:value-type="string">
            <text:p>Matola, Mozambique</text:p>
          </table:table-cell>
          <table:table-cell office:value-type="string">
            <text:p>87 675 1226</text:p>
          </table:table-cell>
        </table:table-row>
        <table:table-row table:style-name="ro1">
          <table:table-cell office:value-type="string">
            <text:p>3 Esquadra Namicopo</text:p>
          </table:table-cell>
          <table:table-cell office:value-type="string">
            <text:p>V7XF+W7W, Unnamed Road, Nampula, Mozambique</text:p>
          </table:table-cell>
          <table:table-cell office:value-type="string">
            <text:p>87 685 7883</text:p>
          </table:table-cell>
        </table:table-row>
        <table:table-row table:style-name="ro1">
          <table:table-cell office:value-type="string">
            <text:p>LOUÇA AMIGA MATOLA</text:p>
          </table:table-cell>
          <table:table-cell office:value-type="string">
            <text:p>4, 85, N Av Samora Machel, Matola, Mozambique</text:p>
          </table:table-cell>
          <table:table-cell office:value-type="string">
            <text:p>87 688 0020</text:p>
          </table:table-cell>
        </table:table-row>
        <table:table-row table:style-name="ro1">
          <table:table-cell office:value-type="string">
            <text:p>Recheio Cash &amp; Carry, S.A</text:p>
          </table:table-cell>
          <table:table-cell office:value-type="string">
            <text:p>Bairro Patrice Lumumba, N° C-21/B, Andar R/C, Matola, Mozambique</text:p>
          </table:table-cell>
          <table:table-cell office:value-type="string">
            <text:p>87 714 5290</text:p>
          </table:table-cell>
        </table:table-row>
        <table:table-row table:style-name="ro1">
          <table:table-cell office:value-type="string">
            <text:p>Beauty Hair and Cosmetics</text:p>
          </table:table-cell>
          <table:table-cell office:value-type="string">
            <text:p>Loja 136, Mercado Central, Av. 25 de Setembro, Maputo 1100, Mozambique</text:p>
          </table:table-cell>
          <table:table-cell office:value-type="string">
            <text:p>87 731 6727</text:p>
          </table:table-cell>
        </table:table-row>
        <table:table-row table:style-name="ro1">
          <table:table-cell office:value-type="string">
            <text:p>Bomba ENGEN CHIMOIO</text:p>
          </table:table-cell>
          <table:table-cell office:value-type="string">
            <text:p>EN 6 Chimoio, Manica 0451, Mozambique</text:p>
          </table:table-cell>
          <table:table-cell office:value-type="string">
            <text:p>87 736 6786</text:p>
          </table:table-cell>
        </table:table-row>
        <table:table-row table:style-name="ro1">
          <table:table-cell office:value-type="string">
            <text:p>Deliciarte - Bolos e Doces Variados</text:p>
          </table:table-cell>
          <table:table-cell office:value-type="string">
            <text:p>Av. das Industrias Matola, Maputo 1114, Mozambique</text:p>
          </table:table-cell>
          <table:table-cell office:value-type="string">
            <text:p>87 746 0738</text:p>
          </table:table-cell>
        </table:table-row>
        <table:table-row table:style-name="ro1">
          <table:table-cell office:value-type="string">
            <text:p>Legumes de familia</text:p>
          </table:table-cell>
          <table:table-cell office:value-type="string">
            <text:p>Nampula, Mozambique</text:p>
          </table:table-cell>
          <table:table-cell office:value-type="string">
            <text:p>87 748 7641</text:p>
          </table:table-cell>
        </table:table-row>
        <table:table-row table:style-name="ro1">
          <table:table-cell office:value-type="string">
            <text:p>Autoridade Tributária</text:p>
          </table:table-cell>
          <table:table-cell office:value-type="string">
            <text:p>V7P6+8W2, Nampula, Mozambique</text:p>
          </table:table-cell>
          <table:table-cell office:value-type="string">
            <text:p>87 752 7098</text:p>
          </table:table-cell>
        </table:table-row>
        <table:table-row table:style-name="ro1">
          <table:table-cell office:value-type="string">
            <text:p>Dragon Shop Used clothes</text:p>
          </table:table-cell>
          <table:table-cell office:value-type="string">
            <text:p>Paras de mossurize, Rua Mossurize, Chimoio, Mozambique</text:p>
          </table:table-cell>
          <table:table-cell office:value-type="string">
            <text:p>87 774 2048</text:p>
          </table:table-cell>
        </table:table-row>
        <table:table-row table:style-name="ro1">
          <table:table-cell office:value-type="string">
            <text:p>Divisão de Gestão da Bacia do Búzi</text:p>
          </table:table-cell>
          <table:table-cell office:value-type="string">
            <text:p>VFQ5+93, Chimoio, Mozambique</text:p>
          </table:table-cell>
          <table:table-cell office:value-type="string">
            <text:p>87 779 4800</text:p>
          </table:table-cell>
        </table:table-row>
        <table:table-row table:style-name="ro1">
          <table:table-cell office:value-type="string">
            <text:p>Suyelsweets</text:p>
          </table:table-cell>
          <table:table-cell office:value-type="string">
            <text:p>3HC3+JHC, Maputo, Mozambique</text:p>
          </table:table-cell>
          <table:table-cell office:value-type="string">
            <text:p>87 791 9657</text:p>
          </table:table-cell>
        </table:table-row>
        <table:table-row table:style-name="ro1">
          <table:table-cell office:value-type="string">
            <text:p>Aafiya electronic</text:p>
          </table:table-cell>
          <table:table-cell office:value-type="string">
            <text:p>Mercado Feira, Rua Dos Trabalhadores, Chimoio, Mozambique</text:p>
          </table:table-cell>
          <table:table-cell office:value-type="string">
            <text:p>87 795 8773</text:p>
          </table:table-cell>
        </table:table-row>
        <table:table-row table:style-name="ro1">
          <table:table-cell office:value-type="string">
            <text:p>Organica Moz Lda</text:p>
          </table:table-cell>
          <table:table-cell office:value-type="string">
            <text:p>Estrada Nacional M6 Rua Executive, Bairro 4 Chimoio Manica, Chimoio 2100, Mozambique</text:p>
          </table:table-cell>
          <table:table-cell office:value-type="string">
            <text:p>87 800 0008</text:p>
          </table:table-cell>
        </table:table-row>
        <table:table-row table:style-name="ro1">
          <table:table-cell office:value-type="string">
            <text:p>Sabores da Karol</text:p>
          </table:table-cell>
          <table:table-cell office:value-type="string">
            <text:p>Rua 5, Matola, Mozambique</text:p>
          </table:table-cell>
          <table:table-cell office:value-type="string">
            <text:p>87 835 6903</text:p>
          </table:table-cell>
        </table:table-row>
        <table:table-row table:style-name="ro1">
          <table:table-cell office:value-type="string">
            <text:p>Yass</text:p>
          </table:table-cell>
          <table:table-cell office:value-type="string">
            <text:p>Nampula, Mozambique</text:p>
          </table:table-cell>
          <table:table-cell office:value-type="string">
            <text:p>87 839 3994</text:p>
          </table:table-cell>
        </table:table-row>
        <table:table-row table:style-name="ro1">
          <table:table-cell office:value-type="string">
            <text:p>Doces Império</text:p>
          </table:table-cell>
          <table:table-cell office:value-type="string">
            <text:p>Nampula 3100, Mozambique</text:p>
          </table:table-cell>
          <table:table-cell office:value-type="string">
            <text:p>87 858 0577</text:p>
          </table:table-cell>
        </table:table-row>
        <table:table-row table:style-name="ro1">
          <table:table-cell office:value-type="string">
            <text:p>Farmacia Cristal</text:p>
          </table:table-cell>
          <table:table-cell office:value-type="string">
            <text:p>799 Av. Karl Marx, Maputo, Mozambique</text:p>
          </table:table-cell>
          <table:table-cell office:value-type="string">
            <text:p>87 860 9360</text:p>
          </table:table-cell>
        </table:table-row>
        <table:table-row table:style-name="ro1">
          <table:table-cell office:value-type="string">
            <text:p>CITY CENTRE</text:p>
          </table:table-cell>
          <table:table-cell office:value-type="string">
            <text:p>V7H6+9PX, Nampula, Mozambique</text:p>
          </table:table-cell>
          <table:table-cell office:value-type="string">
            <text:p>87 861 2292</text:p>
          </table:table-cell>
        </table:table-row>
        <table:table-row table:style-name="ro1">
          <table:table-cell office:value-type="string">
            <text:p>Mercado Pinto</text:p>
          </table:table-cell>
          <table:table-cell office:value-type="string">
            <text:p>V6RP+67V, Nampula, Mozambique</text:p>
          </table:table-cell>
          <table:table-cell office:value-type="string">
            <text:p>87 897 9621</text:p>
          </table:table-cell>
        </table:table-row>
        <table:table-row table:style-name="ro1">
          <table:table-cell office:value-type="string">
            <text:p>Villa Chocolate Caramelo, E.I</text:p>
          </table:table-cell>
          <table:table-cell office:value-type="string">
            <text:p>Av. União Africana, Matola, Mozambique</text:p>
          </table:table-cell>
          <table:table-cell office:value-type="string">
            <text:p>87 920 0223</text:p>
          </table:table-cell>
        </table:table-row>
        <table:table-row table:style-name="ro1">
          <table:table-cell office:value-type="string">
            <text:p>Kandixop</text:p>
          </table:table-cell>
          <table:table-cell office:value-type="string">
            <text:p>2HMW+25C, Av. Mao Tse Tung, Maputo, Mozambique</text:p>
          </table:table-cell>
          <table:table-cell office:value-type="string">
            <text:p>87 937 1237</text:p>
          </table:table-cell>
        </table:table-row>
        <table:table-row table:style-name="ro1">
          <table:table-cell office:value-type="string">
            <text:p>Senses. Bakery and coffee</text:p>
          </table:table-cell>
          <table:table-cell office:value-type="string">
            <text:p>Rua do Barué, Chimoio, Mozambique</text:p>
          </table:table-cell>
          <table:table-cell office:value-type="string">
            <text:p>87 954 5502</text:p>
          </table:table-cell>
        </table:table-row>
        <table:table-row table:style-name="ro1">
          <table:table-cell office:value-type="string">
            <text:p>Moagera unidade H</text:p>
          </table:table-cell>
          <table:table-cell office:value-type="string">
            <text:p>3FJ6+66F, Matola, Mozambique</text:p>
          </table:table-cell>
          <table:table-cell office:value-type="string">
            <text:p>87 961 0298</text:p>
          </table:table-cell>
        </table:table-row>
        <table:table-row table:style-name="ro1">
          <table:table-cell office:value-type="string">
            <text:p>Vanilla Gelado Italiano</text:p>
          </table:table-cell>
          <table:table-cell office:value-type="string">
            <text:p>N° 652 Av. 24 de Julho, Maputo, Mozambique</text:p>
          </table:table-cell>
          <table:table-cell office:value-type="string">
            <text:p>87 996 6330</text:p>
          </table:table-cell>
        </table:table-row>
        <table:table-row table:style-name="ro1">
          <table:table-cell office:value-type="string">
            <text:p>Nampula Mart</text:p>
          </table:table-cell>
          <table:table-cell office:value-type="string">
            <text:p>Rua Cidade de Mocambique, Nampula, Mozambique</text:p>
          </table:table-cell>
          <table:table-cell office:value-type="string">
            <text:p>87 999 1610</text:p>
          </table:table-cell>
        </table:table-row>
        <table:table-row table:style-name="ro1">
          <table:table-cell office:value-type="string">
            <text:p>Mercado Beira-Rio</text:p>
          </table:table-cell>
          <table:table-cell office:value-type="string">
            <text:p>Av. de Ramos Pinto 148, 4400-261 Vila Nova de Gaia, Portugal</text:p>
          </table:table-cell>
          <table:table-cell office:value-type="string">
            <text:p>930 415 404</text:p>
          </table:table-cell>
        </table:table-row>
        <table:table-row table:style-name="ro1">
          <table:table-cell office:value-type="string">
            <text:p>H.G. Trading and Wholesale S.L.</text:p>
          </table:table-cell>
          <table:table-cell office:value-type="string">
            <text:p>Partida Matola, Polígono 2, nº 41, 03296 Elx, Alicante, Spain</text:p>
          </table:table-cell>
          <table:table-cell office:value-type="string">
            <text:p>965 40 06 77</text:p>
          </table:table-cell>
        </table:table-row>
        <table:table-row table:style-name="ro1">
          <table:table-cell office:value-type="string">
            <text:p>Fitosanitarios Matola</text:p>
          </table:table-cell>
          <table:table-cell office:value-type="string">
            <text:p>Av. d'Algoda, 42, 03296 Elx, Alicante, Spain</text:p>
          </table:table-cell>
          <table:table-cell office:value-type="string">
            <text:p>966 63 02 01</text:p>
          </table:table-cell>
        </table:table-row>
      </table:table>
      <table:table table:name="Brasil" table:style-name="ta2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3"/>
        </table:table-row>
      </table:table>
      <table:table table:name="Sem_TEL" table:style-name="ta2" table:print="false">
        <office:forms form:automatic-focus="false" form:apply-design-mode="false"/>
        <table:table-column table:style-name="co4" table:number-columns-repeated="3" table:default-cell-style-name="ce1"/>
        <table:table-row table:style-name="ro1">
          <table:table-cell office:value-type="string">
            <text:p>Nampula Moçambique</text:p>
          </table:table-cell>
          <table:table-cell office:value-type="string">
            <text:p>V8GM+XC5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Instituto de Amendoas De Moçambique</text:p>
          </table:table-cell>
          <table:table-cell office:value-type="string">
            <text:p>V6RW+2H5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38</text:p>
          </table:table-cell>
          <table:table-cell office:value-type="string">
            <text:p>VFV6+R82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himoio</text:p>
          </table:table-cell>
          <table:table-cell office:value-type="string">
            <text:p>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ospital Provincial De Chimoio morgue</text:p>
          </table:table-cell>
          <table:table-cell office:value-type="string">
            <text:p>VFRG+XXV Hospital Provencial, Rua do Hospital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himoio</text:p>
          </table:table-cell>
          <table:table-cell office:value-type="string">
            <text:p>V9M4+696, M'panz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himoio</text:p>
          </table:table-cell>
          <table:table-cell office:value-type="string">
            <text:p>RF5X+4F, Estacatir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permercado</text:p>
          </table:table-cell>
          <table:table-cell office:value-type="string">
            <text:p>R256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la Castanha Eventos</text:p>
          </table:table-cell>
          <table:table-cell office:value-type="string">
            <text:p>Matola-R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a Castanha</text:p>
          </table:table-cell>
          <table:table-cell office:value-type="string">
            <text:p>4G64+WXF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la Castanha</text:p>
          </table:table-cell>
          <table:table-cell office:value-type="string">
            <text:p>3C52+5P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nana shop2</text:p>
          </table:table-cell>
          <table:table-cell office:value-type="string">
            <text:p>W97X+VV2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y Caju</text:p>
          </table:table-cell>
          <table:table-cell office:value-type="string">
            <text:p>3H27+4JQ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Janet</text:p>
          </table:table-cell>
          <table:table-cell office:value-type="string">
            <text:p>2HQM+G8F, Av. Mao Tse Tung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echeio Cash &amp; Carry, S.A</text:p>
          </table:table-cell>
          <table:table-cell office:value-type="string">
            <text:p>Rua/Av. Irmãos Roby N° 753. Postal, XIPAMANINE, 1104 Rua De Xipamanine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echeio Cash &amp; Carry, S.A</text:p>
          </table:table-cell>
          <table:table-cell office:value-type="string">
            <text:p>no.48, Avenida 25 de Setembro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taluz</text:p>
          </table:table-cell>
          <table:table-cell office:value-type="string">
            <text:p>Av Paulo Samuel kankhomba N.827 Nampula, Nampula 0000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KIZAMOU COMERCIAL</text:p>
          </table:table-cell>
          <table:table-cell office:value-type="string">
            <text:p>V77J+6JM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permercado. No.1</text:p>
          </table:table-cell>
          <table:table-cell office:value-type="string">
            <text:p>VFMF+F37, N6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entro Comercial Chimoio</text:p>
          </table:table-cell>
          <table:table-cell office:value-type="string">
            <text:p>VFMF+R6C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KTB CHIMOIO</text:p>
          </table:table-cell>
          <table:table-cell office:value-type="string">
            <text:p>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fuia Comercial, Lda (Electrónica, Electro-Domésticos e Ferragem)</text:p>
          </table:table-cell>
          <table:table-cell office:value-type="string">
            <text:p>Estrada Nacional N-6 Chimoio Manica, Chimoio 2200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echeio Cash &amp; Carry, S.A</text:p>
          </table:table-cell>
          <table:table-cell office:value-type="string">
            <text:p>Av./ Rua das Industrias , Bairro Malhampsene, No 559 andar R/C Cidade de Matola, MALHAPSENE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unicipal Market</text:p>
          </table:table-cell>
          <table:table-cell office:value-type="string">
            <text:p>2HH9+JF9, Av. 25 de Setembro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useum Market</text:p>
          </table:table-cell>
          <table:table-cell office:value-type="string">
            <text:p>2HFQ+HM4, R. dos Lusiadas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o Povo</text:p>
          </table:table-cell>
          <table:table-cell office:value-type="string">
            <text:p>2HMF+89H, 1078 Av. Karl Marx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Adelina</text:p>
          </table:table-cell>
          <table:table-cell office:value-type="string">
            <text:p>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o Jardim</text:p>
          </table:table-cell>
          <table:table-cell office:value-type="string">
            <text:p>3GFX+R9M, Rua da Copra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Beira-Rio</text:p>
          </table:table-cell>
          <table:table-cell office:value-type="string">
            <text:p>R. Rio Oiapoque, 374 - Parque Miami, Santo André - SP, 09133-1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eira Alta</text:p>
          </table:table-cell>
          <table:table-cell office:value-type="string">
            <text:p>Jardim Catanduva, São Paulo - State of São Paulo, 05767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colão J.&amp;j.</text:p>
          </table:table-cell>
          <table:table-cell office:value-type="string">
            <text:p>R. Beira Rio, 12 - Montanhão, São Bernardo do Campo - SP, 09784-05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ortifrúti Beira Rio</text:p>
          </table:table-cell>
          <table:table-cell office:value-type="string">
            <text:p>Vila Bela Vista (Zona Norte), São Paulo - State of São Paulo, 02616-1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e Matador</text:p>
          </table:table-cell>
          <table:table-cell office:value-type="string">
            <text:p>V6JX+424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e Mulapane</text:p>
          </table:table-cell>
          <table:table-cell office:value-type="string">
            <text:p>V785+P2F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Mutava Rex</text:p>
          </table:table-cell>
          <table:table-cell office:value-type="string">
            <text:p>V9H4+W79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scolha do Povo</text:p>
          </table:table-cell>
          <table:table-cell office:value-type="string">
            <text:p>V77J+4VJ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os Coqueiros</text:p>
          </table:table-cell>
          <table:table-cell office:value-type="string">
            <text:p>V6JH+5G2, Rua 3031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rket</text:p>
          </table:table-cell>
          <table:table-cell office:value-type="string">
            <text:p>V7J7+5HF, Rua 3 de Fevereiro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Muawerraka</text:p>
          </table:table-cell>
          <table:table-cell office:value-type="string">
            <text:p>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entral Market</text:p>
          </table:table-cell>
          <table:table-cell office:value-type="string">
            <text:p>VFPH+Q6R, Rua dos Oprimidos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P SUPER MERCADO</text:p>
          </table:table-cell>
          <table:table-cell office:value-type="string">
            <text:p>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Tshapo</text:p>
          </table:table-cell>
          <table:table-cell office:value-type="string">
            <text:p>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e Chissui</text:p>
          </table:table-cell>
          <table:table-cell office:value-type="string">
            <text:p>VC5V+3M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AMO</text:p>
          </table:table-cell>
          <table:table-cell office:value-type="string">
            <text:p>VFHQ+Q5P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Nudzingadzi</text:p>
          </table:table-cell>
          <table:table-cell office:value-type="string">
            <text:p>VFFQ+V3R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per trading</text:p>
          </table:table-cell>
          <table:table-cell office:value-type="string">
            <text:p>VFPJ+J4H, Rua Dr Americo Boavida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elson neto augusto</text:p>
          </table:table-cell>
          <table:table-cell office:value-type="string">
            <text:p>VFV6+R82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Curva - Nhamatsane</text:p>
          </table:table-cell>
          <table:table-cell office:value-type="string">
            <text:p>Nyamatsane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Matomana</text:p>
          </table:table-cell>
          <table:table-cell office:value-type="string">
            <text:p>Unnamed Road, 3FP5+5MR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Municipal Council of Matola</text:p>
          </table:table-cell>
          <table:table-cell office:value-type="string">
            <text:p>2FP4+GMG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per</text:p>
          </table:table-cell>
          <table:table-cell office:value-type="string">
            <text:p>3FQ8+M3X Mercado Super Liberdade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Central da Matola Rio</text:p>
          </table:table-cell>
          <table:table-cell office:value-type="string">
            <text:p>2CR7+QR, Chibung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ovare Matola</text:p>
          </table:table-cell>
          <table:table-cell office:value-type="string">
            <text:p>Unnamed Road, 3CVM+339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Muhalaze</text:p>
          </table:table-cell>
          <table:table-cell office:value-type="string">
            <text:p>6GC9+WRQ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remier SuperSpar</text:p>
          </table:table-cell>
          <table:table-cell office:value-type="string">
            <text:p>Matola EN4 Avenida Samora Machel Malhampsene Matola Maputo, Matola 1114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 Matola C</text:p>
          </table:table-cell>
          <table:table-cell office:value-type="string">
            <text:p>2CRW+PWF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n</text:p>
          </table:table-cell>
          <table:table-cell office:value-type="string">
            <text:p>Mercado central, Pemba 3203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Noviane</text:p>
          </table:table-cell>
          <table:table-cell office:value-type="string">
            <text:p>2GGH+R43, Pemb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Feira</text:p>
          </table:table-cell>
          <table:table-cell office:value-type="string">
            <text:p>XGVX+RW, Pemb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hibuabuar</text:p>
          </table:table-cell>
          <table:table-cell office:value-type="string">
            <text:p>2GH7+9HM, Pemb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PAR</text:p>
          </table:table-cell>
          <table:table-cell office:value-type="string">
            <text:p>2GV4+JF3, R. NA106, Pemb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limo</text:p>
          </table:table-cell>
          <table:table-cell office:value-type="string">
            <text:p>2GG9+P47, Pemb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rket</text:p>
          </table:table-cell>
          <table:table-cell office:value-type="string">
            <text:p>2FPQ+749 Market, R Jeronimo Romero, Pemb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 R Commercial E.I</text:p>
          </table:table-cell>
          <table:table-cell office:value-type="string">
            <text:p>Av. do chai- Cariaco Pemba Pemba Cabo Delgado, Pemba 3202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uto-Emulação E.P Pemba</text:p>
          </table:table-cell>
          <table:table-cell office:value-type="string">
            <text:p>Pemb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emba Mall</text:p>
          </table:table-cell>
          <table:table-cell office:value-type="string">
            <text:p>2G7R+R65, Av. da Marginal, Pemb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rmazém</text:p>
          </table:table-cell>
          <table:table-cell office:value-type="string">
            <text:p>XGVM+RRW, Pemb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inho do Tetê</text:p>
          </table:table-cell>
          <table:table-cell office:value-type="string">
            <text:p>R. Olga Amato, 15 - Jardim Rubilene, São Paulo - SP, 04475-1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Tietê</text:p>
          </table:table-cell>
          <table:table-cell office:value-type="string">
            <text:p>632 - Rua Ministro Apolônio Salles, 636 - Jardim Tiete, São Paulo - SP, 03944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permercado Tetéia</text:p>
          </table:table-cell>
          <table:table-cell office:value-type="string">
            <text:p>R. Inácio Monteiro, 9973-9977 - Jardim São Paulo, São Paulo - SP, 08473-17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iwallin Mini Mercado</text:p>
          </table:table-cell>
          <table:table-cell office:value-type="string">
            <text:p>Rua Tietê, 790 - Vila Vivaldi, São Bernardo do Campo - SP, 09616-0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eira Rio Bar e Emporio</text:p>
          </table:table-cell>
          <table:table-cell office:value-type="string">
            <text:p>R. Nicolau Gentile, 84 - Jardim Clementino, Taboão da Serra - SP, 06770-3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ORIO BEIRA MAR</text:p>
          </table:table-cell>
          <table:table-cell office:value-type="string">
            <text:p>R. Caminho dos Barreiros, 511 - Esplanada dos Barreiros, São Vicente - SP, 11340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ENTRO DE FERRAGEM</text:p>
          </table:table-cell>
          <table:table-cell office:value-type="string">
            <text:p>V7J7+WJW, Av. Paulo Samuel Kamkomba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Nampula</text:p>
          </table:table-cell>
          <table:table-cell office:value-type="string">
            <text:p>V7PF+46H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njri Store</text:p>
          </table:table-cell>
          <table:table-cell office:value-type="string">
            <text:p>840 Avenida 25 de Setembro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scolha de Povo Chimoio</text:p>
          </table:table-cell>
          <table:table-cell office:value-type="string">
            <text:p>VFQ7+J88, N6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7 de abril</text:p>
          </table:table-cell>
          <table:table-cell office:value-type="string">
            <text:p>VFV6+R82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etê Congelados</text:p>
          </table:table-cell>
          <table:table-cell office:value-type="string">
            <text:p>Av. Armando Ítalo Setti - Baeta Neves, São Bernardo do Campo - SP, 09760-2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s Varal de Teto</text:p>
          </table:table-cell>
          <table:table-cell office:value-type="string">
            <text:p>R. Campos Sales, 365 - Centro, Santo André - SP, 09015-2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aral de Teto São Bernardo do Campo</text:p>
          </table:table-cell>
          <table:table-cell office:value-type="string">
            <text:p>R. Ângelo Dusi, 128 - Vila Dusi, São Bernardo do Campo - SP, 09725-2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VR Varal de Teto e Parede | São Bernardo do Campo</text:p>
          </table:table-cell>
          <table:table-cell office:value-type="string">
            <text:p>R. Jurubatuba, 480 - Centro, São Bernardo do Campo - SP, 09725-6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BC Varal de teto</text:p>
          </table:table-cell>
          <table:table-cell office:value-type="string">
            <text:p>R. Príncipe Humberto, 112 - Centro, São Bernardo do Campo - SP, 09725-2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ETEU</text:p>
          </table:table-cell>
          <table:table-cell office:value-type="string">
            <text:p>Av. Pres. Tancredo Neves, 634 - Vila Nancy, São Paulo - SP, 04287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Saudável</text:p>
          </table:table-cell>
          <table:table-cell office:value-type="string">
            <text:p>75 R. José Mateus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rbosa Supermercados - Embu das Artes</text:p>
          </table:table-cell>
          <table:table-cell office:value-type="string">
            <text:p>Estr. de Itapecerica Campo Limpo, 2083 - Jardim Pres. Kennedy, Embu das Artes - SP, 06820-18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irecção Provincial da Agricultura e Desenvolvimento Rural</text:p>
          </table:table-cell>
          <table:table-cell office:value-type="string">
            <text:p>V7G5+R5G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irecção da Saúde da Cidade de Nampula</text:p>
          </table:table-cell>
          <table:table-cell office:value-type="string">
            <text:p>V7M6+P4J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PA</text:p>
          </table:table-cell>
          <table:table-cell office:value-type="string">
            <text:p>3127, N8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ardim Parque Popular de Nampula</text:p>
          </table:table-cell>
          <table:table-cell office:value-type="string">
            <text:p>V7H6+P8F, Avenida Francisco Manyanga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irecção Provincial da Economia e Finanças</text:p>
          </table:table-cell>
          <table:table-cell office:value-type="string">
            <text:p>V7P6+CXJ, N8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ampula</text:p>
          </table:table-cell>
          <table:table-cell office:value-type="string">
            <text:p>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overno do Distrito de Chimoio</text:p>
          </table:table-cell>
          <table:table-cell office:value-type="string">
            <text:p>VFVG+C83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osto de Transformação.EDM-21</text:p>
          </table:table-cell>
          <table:table-cell office:value-type="string">
            <text:p>VFPM+Q8P, Ave 25 de Setembro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ireção Província da Saúde Manica</text:p>
          </table:table-cell>
          <table:table-cell office:value-type="string">
            <text:p>R523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Instituto Agrário de Chimoio</text:p>
          </table:table-cell>
          <table:table-cell office:value-type="string">
            <text:p>VGF5+57F, Unnamed Road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Incubadora de Empresas de Manica</text:p>
          </table:table-cell>
          <table:table-cell office:value-type="string">
            <text:p>R256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a chimoio</text:p>
          </table:table-cell>
          <table:table-cell office:value-type="string">
            <text:p>VFW8+Q6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ibunal Judicial da cidade Chimoio</text:p>
          </table:table-cell>
          <table:table-cell office:value-type="string">
            <text:p>VF9V+WQV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nha sograria Mangoba</text:p>
          </table:table-cell>
          <table:table-cell office:value-type="string">
            <text:p>Matola, ndlavela, 3FG8+C8V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nistério da economia e Finanças - Matola</text:p>
          </table:table-cell>
          <table:table-cell office:value-type="string">
            <text:p>2FJ4+RG3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uamba Nampula</text:p>
          </table:table-cell>
          <table:table-cell office:value-type="string">
            <text:p>V7P8+MG9, Rua de Cuamba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rmalat</text:p>
          </table:table-cell>
          <table:table-cell office:value-type="string">
            <text:p>3F7W+286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tanha Do Brasil</text:p>
          </table:table-cell>
          <table:table-cell office:value-type="string">
            <text:p>Humaitá - State of Amazonas, 6980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armácia Vitafarma</text:p>
          </table:table-cell>
          <table:table-cell office:value-type="string">
            <text:p>V7F6+W4P, R. de Tete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Sipal</text:p>
          </table:table-cell>
          <table:table-cell office:value-type="string">
            <text:p>232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apipine</text:p>
          </table:table-cell>
          <table:table-cell office:value-type="string">
            <text:p>V7F9+9H2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estaurante Ti'Maria</text:p>
          </table:table-cell>
          <table:table-cell office:value-type="string">
            <text:p>V7M5+RHM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mpo do Caju</text:p>
          </table:table-cell>
          <table:table-cell office:value-type="string">
            <text:p>Av. Beira Mar, 9161-9233 - Balneário Leão de Iguape, Ilha Comprida - SP, 11925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IL GELATO</text:p>
          </table:table-cell>
          <table:table-cell office:value-type="string">
            <text:p>2HGP+VM2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Ice Cremas</text:p>
          </table:table-cell>
          <table:table-cell office:value-type="string">
            <text:p>3J95+GMW, Paulo Samuel Kankhomba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eijo Gelado</text:p>
          </table:table-cell>
          <table:table-cell office:value-type="string">
            <text:p>2HCV+7JW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reme Sorvete</text:p>
          </table:table-cell>
          <table:table-cell office:value-type="string">
            <text:p>9519 Av. da Marginal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remoso Yogurte de Malambe</text:p>
          </table:table-cell>
          <table:table-cell office:value-type="string">
            <text:p>R. 2253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lky Lane</text:p>
          </table:table-cell>
          <table:table-cell office:value-type="string">
            <text:p>5HFC+JH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s E Sorvetes Beira Mar</text:p>
          </table:table-cell>
          <table:table-cell office:value-type="string">
            <text:p>Av. Padre João Daniel, 1068 - Cibratel II, Itanhaém - SP, 1174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beira rio</text:p>
          </table:table-cell>
          <table:table-cell office:value-type="string">
            <text:p>Av. Joaquim Pereira de Carvalho - Mogi das Cruzes, SP, 08770-6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edrinho sorvetes</text:p>
          </table:table-cell>
          <table:table-cell office:value-type="string">
            <text:p>Em frente a Tabacaria Beira Mar - Av. Pres. Costa e Silva, 53 - Boqueirão, Praia Grande - SP, 11701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YORRIZZA</text:p>
          </table:table-cell>
          <table:table-cell office:value-type="string">
            <text:p>V7G5+QP2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avazza</text:p>
          </table:table-cell>
          <table:table-cell office:value-type="string">
            <text:p>V8P2+59C Estrada nr 8 loja 25 Bairro Namicopo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Saif</text:p>
          </table:table-cell>
          <table:table-cell office:value-type="string">
            <text:p>Rua Das FPLM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Hamza</text:p>
          </table:table-cell>
          <table:table-cell office:value-type="string">
            <text:p>V6QJ+V38, N1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25 de junho</text:p>
          </table:table-cell>
          <table:table-cell office:value-type="string">
            <text:p>WF75+J3Q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GALAXY</text:p>
          </table:table-cell>
          <table:table-cell office:value-type="string">
            <text:p>VFPH+WVQ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Kobe</text:p>
          </table:table-cell>
          <table:table-cell office:value-type="string">
            <text:p>5F59+6QH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dos da Shirley</text:p>
          </table:table-cell>
          <table:table-cell office:value-type="string">
            <text:p>4G8J+R9X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tina da moda loja 2</text:p>
          </table:table-cell>
          <table:table-cell office:value-type="string">
            <text:p>3FG8+C8V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DO CENTRO</text:p>
          </table:table-cell>
          <table:table-cell office:value-type="string">
            <text:p>R. Epitácio Pessoa, 94 - Vila Buarque, São Paulo - SP, 01220-0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Republica</text:p>
          </table:table-cell>
          <table:table-cell office:value-type="string">
            <text:p>Praça da República, 61 - República, São Paulo - SP, 03026-0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Oscar Freire</text:p>
          </table:table-cell>
          <table:table-cell office:value-type="string">
            <text:p>R. Oscar Freire, 136 - Jardim Paulista, São Paulo - SP, 01426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ogoanine Shoping</text:p>
          </table:table-cell>
          <table:table-cell office:value-type="string">
            <text:p>4J73+898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Xima Sorvetes</text:p>
          </table:table-cell>
          <table:table-cell office:value-type="string">
            <text:p>5HCC+JCV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É NA AREIA Sorvetes e Açaí</text:p>
          </table:table-cell>
          <table:table-cell office:value-type="string">
            <text:p>Av. Pres. Castelo Branco, 4902 - Aviação, Praia Grande - SP, 01001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ggi Sorvetes São Vicente - Loja Centro Rua Frei Gaspar</text:p>
          </table:table-cell>
          <table:table-cell office:value-type="string">
            <text:p>R. Frei Gaspar, 1931 - Centro, São Vicente - SP, 11310-06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Índico</text:p>
          </table:table-cell>
          <table:table-cell office:value-type="string">
            <text:p>VFQJ+6RH, Rua do Barne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ndy Land (kid fone zone)</text:p>
          </table:table-cell>
          <table:table-cell office:value-type="string">
            <text:p>VFQH+RH5, Rua dos Oprimidos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elíssima</text:p>
          </table:table-cell>
          <table:table-cell office:value-type="string">
            <text:p>VFVC+9R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Xeirino</text:p>
          </table:table-cell>
          <table:table-cell office:value-type="string">
            <text:p>Ave 25 de Setembro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Lafões</text:p>
          </table:table-cell>
          <table:table-cell office:value-type="string">
            <text:p>2HPG+WXF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zul Restaurant &amp; Bar</text:p>
          </table:table-cell>
          <table:table-cell office:value-type="string">
            <text:p>2HJF+873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Sipal</text:p>
          </table:table-cell>
          <table:table-cell office:value-type="string">
            <text:p>2HV7+4HC, Avenida Do Trabalho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ombax Bakery</text:p>
          </table:table-cell>
          <table:table-cell office:value-type="string">
            <text:p>Mozambique, Maputo, Bethe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Polana Caniço</text:p>
          </table:table-cell>
          <table:table-cell office:value-type="string">
            <text:p>3J33+7R7, Rua Tenente General Fernando Matavele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Chilaule</text:p>
          </table:table-cell>
          <table:table-cell office:value-type="string">
            <text:p>3JQ5+FGH, De Saacadura Cabral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elicias - Padaria e fabrica de bolos</text:p>
          </table:table-cell>
          <table:table-cell office:value-type="string">
            <text:p>153 Av. Josina Machel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rcya Bolos</text:p>
          </table:table-cell>
          <table:table-cell office:value-type="string">
            <text:p>3JQ4+C6V Bairro Ferroviario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kery ABC</text:p>
          </table:table-cell>
          <table:table-cell office:value-type="string">
            <text:p>2HQ9+956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e Confeitaria Beira Rio</text:p>
          </table:table-cell>
          <table:table-cell office:value-type="string">
            <text:p>Rua Antônio Thadeo, 67 - Guaianases, São Paulo - SP, 08450-1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e Mercearia Beira Rio</text:p>
          </table:table-cell>
          <table:table-cell office:value-type="string">
            <text:p>Delfim Moreira - State of Minas Gerais, 37514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Bessa Npl</text:p>
          </table:table-cell>
          <table:table-cell office:value-type="string">
            <text:p>Faina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da França</text:p>
          </table:table-cell>
          <table:table-cell office:value-type="string">
            <text:p>V7V8+XW3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Pastelaria Zarah</text:p>
          </table:table-cell>
          <table:table-cell office:value-type="string">
            <text:p>V79Q+685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a cipal</text:p>
          </table:table-cell>
          <table:table-cell office:value-type="string">
            <text:p>V796+67P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Continental</text:p>
          </table:table-cell>
          <table:table-cell office:value-type="string">
            <text:p>V8M8+JQR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Delicia</text:p>
          </table:table-cell>
          <table:table-cell office:value-type="string">
            <text:p>VFJP+XV8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om Pao</text:p>
          </table:table-cell>
          <table:table-cell office:value-type="string">
            <text:p>VFPH+RJQ, Rua Dr Americo Boavida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Bela Rosa</text:p>
          </table:table-cell>
          <table:table-cell office:value-type="string">
            <text:p>VFPJ+C28, Rua Cidade de Lichinga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Raihna</text:p>
          </table:table-cell>
          <table:table-cell office:value-type="string">
            <text:p>Padaria Raihna Road, VFV6+R82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&amp; Pastelaria Doce Sabor</text:p>
          </table:table-cell>
          <table:table-cell office:value-type="string">
            <text:p>Estrada numerous R523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a voz da mamã</text:p>
          </table:table-cell>
          <table:table-cell office:value-type="string">
            <text:p>WF8M+FG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Tambara 2</text:p>
          </table:table-cell>
          <table:table-cell office:value-type="string">
            <text:p>VFV6+R82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osto de padaria indico nu cetro hipico</text:p>
          </table:table-cell>
          <table:table-cell office:value-type="string">
            <text:p>VFJ4+M3H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flor de nkobe</text:p>
          </table:table-cell>
          <table:table-cell office:value-type="string">
            <text:p>3FQR+9CR Matola machava nkobe, Machav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liberdade</text:p>
          </table:table-cell>
          <table:table-cell office:value-type="string">
            <text:p>Unnamed Road, 3FR9+MRX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O Pão De Cada Dia</text:p>
          </table:table-cell>
          <table:table-cell office:value-type="string">
            <text:p>4FPW+Q7R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Ka Massinga</text:p>
          </table:table-cell>
          <table:table-cell office:value-type="string">
            <text:p>5HX2+V8R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int Tropez Confeitaria</text:p>
          </table:table-cell>
          <table:table-cell office:value-type="string">
            <text:p>R. Piracema, 221 - Santa Teresinha, São Paulo - SP, 02460-0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De Teteu</text:p>
          </table:table-cell>
          <table:table-cell office:value-type="string">
            <text:p>São Gonçalo do Sapucaí, State of Minas Gerais, 3749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Teté.</text:p>
          </table:table-cell>
          <table:table-cell office:value-type="string">
            <text:p>R. Pacífica Soares, 230-362 - São Sebastião da Vala, Aimorés - MG, 3520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da Tete</text:p>
          </table:table-cell>
          <table:table-cell office:value-type="string">
            <text:p>Estr. Jerusalém, 686 - Chácaras Caxingui, Embu das Artes - SP, 06825-02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Kamatsakisse</text:p>
          </table:table-cell>
          <table:table-cell office:value-type="string">
            <text:p>2HRH+59Q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okal</text:p>
          </table:table-cell>
          <table:table-cell office:value-type="string">
            <text:p>776 Av. Julius Nyerere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a De Carnes Beira Mar</text:p>
          </table:table-cell>
          <table:table-cell office:value-type="string">
            <text:p>R. Dr. Bernardino Gomes, 36 - Vila Santista, São Paulo - SP, 02560-0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inho Ta Caro</text:p>
          </table:table-cell>
          <table:table-cell office:value-type="string">
            <text:p>Rua Gilberto Freyre, 51A - Parque Res. Cocaia, São Paulo - SP, 04849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la Mauá</text:p>
          </table:table-cell>
          <table:table-cell office:value-type="string">
            <text:p>VFRJ+R4F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ozambique All Meats</text:p>
          </table:table-cell>
          <table:table-cell office:value-type="string">
            <text:p>EN2 No. 859, Petromoc bombas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Zandinha</text:p>
          </table:table-cell>
          <table:table-cell office:value-type="string">
            <text:p>Zona Verde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olos da Stália</text:p>
          </table:table-cell>
          <table:table-cell office:value-type="string">
            <text:p>XHG4+37, Pemb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fé Bar</text:p>
          </table:table-cell>
          <table:table-cell office:value-type="string">
            <text:p>2GW5+CGF, Av. da Marginal, Pemb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ga Supermercado</text:p>
          </table:table-cell>
          <table:table-cell office:value-type="string">
            <text:p>2G6J+HQM, Pemb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eto Café</text:p>
          </table:table-cell>
          <table:table-cell office:value-type="string">
            <text:p>R. Simão Álvares, 986 - loja 01 - Vila Madalena, São Paulo - SP, 05417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elicias da Aninha</text:p>
          </table:table-cell>
          <table:table-cell office:value-type="string">
            <text:p>Av. Tietê, 865 - Nova Gerti, São Caetano do Sul - SP, 09572-4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éjà Vú Chocolat &amp; Cafés, Lda</text:p>
          </table:table-cell>
          <table:table-cell office:value-type="string">
            <text:p>2HR5+9JV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bruno Sugar cane juice</text:p>
          </table:table-cell>
          <table:table-cell office:value-type="string">
            <text:p>2H9M+Q49, Av. 25 de Setembro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Moderna</text:p>
          </table:table-cell>
          <table:table-cell office:value-type="string">
            <text:p>V6RX+43G, N1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Saif 2</text:p>
          </table:table-cell>
          <table:table-cell office:value-type="string">
            <text:p>V75V+HGC, Rua Das FPLM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ooi Mooi Amazing Ice Creams - Itaim</text:p>
          </table:table-cell>
          <table:table-cell office:value-type="string">
            <text:p>R. Manuel Guedes, 249 - Itaim Bibi, São Paulo - SP, 04536-0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ooi Mooi Amazing Ice Creams - Pinheiros</text:p>
          </table:table-cell>
          <table:table-cell office:value-type="string">
            <text:p>R. dos Pinheiros, 223 - Pinheiros, São Paulo - SP, 05422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sta do Sol</text:p>
          </table:table-cell>
          <table:table-cell office:value-type="string">
            <text:p>40 Thomas Ribeiro Almelda Garrett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ílio</text:p>
          </table:table-cell>
          <table:table-cell office:value-type="string">
            <text:p>49 Av. Marien Ngouabi, Maputo 1106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Shopping Beira Mar</text:p>
          </table:table-cell>
          <table:table-cell office:value-type="string">
            <text:p>SALÃO DE USO COMERCIAL (SUC) de no 270 - R. Bocaiúva, 2468 - Centro, Florianópolis - SC, 88015-90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onatti - Beira Mar</text:p>
          </table:table-cell>
          <table:table-cell office:value-type="string">
            <text:p>Av. José Temistócles de Macedo, 610, Balneário Piçarras - SC, 8838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eria Barutti</text:p>
          </table:table-cell>
          <table:table-cell office:value-type="string">
            <text:p>Av. Beira Mar, 1288 - Praia do Morro, Guarapari - ES, 29216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Paletitas Praia do Morro Beira Mar</text:p>
          </table:table-cell>
          <table:table-cell office:value-type="string">
            <text:p>Av. Beira Mar, 1260 - loja 1 - Praia do Morro, Guarapari - ES, 29216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Yola Gelados</text:p>
          </table:table-cell>
          <table:table-cell office:value-type="string">
            <text:p>Quarteirão 7, Restaurante wocha Nhama &amp; Bar .,terminal de Mucupe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Ice Cream Palace</text:p>
          </table:table-cell>
          <table:table-cell office:value-type="string">
            <text:p>2G6G+2VV, Pemb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Unidunite Sorvetes Nosso Teto</text:p>
          </table:table-cell>
          <table:table-cell office:value-type="string">
            <text:p>Av. Dep. Ulisses Guimarães, 1201 - Nosso Teto, Registro - SP, 1190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Pompéia</text:p>
          </table:table-cell>
          <table:table-cell office:value-type="string">
            <text:p>Rua Desembargador do Vale, 194 - Perdizes, São Paulo - SP, 05010-0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stelaria Doce &amp; Café</text:p>
          </table:table-cell>
          <table:table-cell office:value-type="string">
            <text:p>Av. Marien Ngouabi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s &amp; Churrascos Lda.</text:p>
          </table:table-cell>
          <table:table-cell office:value-type="string">
            <text:p>3GHF+G22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R MAZUKA</text:p>
          </table:table-cell>
          <table:table-cell office:value-type="string">
            <text:p>3HVR+FGH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l Confeitaria</text:p>
          </table:table-cell>
          <table:table-cell office:value-type="string">
            <text:p>R. Álvaro Rodrigues, 54 - loja7 - Vila Cordeiro, São Paulo - SP, 04582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s da sara</text:p>
          </table:table-cell>
          <table:table-cell office:value-type="string">
            <text:p>WF8G+G7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ia de Alima</text:p>
          </table:table-cell>
          <table:table-cell office:value-type="string">
            <text:p>3FV2+55Q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ria Beijo Gelado</text:p>
          </table:table-cell>
          <table:table-cell office:value-type="string">
            <text:p>Av. Tietê, 96 - Taboão, Diadema - SP, 09932-0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</text:p>
          </table:table-cell>
          <table:table-cell office:value-type="string">
            <text:p>2HXJ+Q2M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</text:p>
          </table:table-cell>
          <table:table-cell office:value-type="string">
            <text:p>3J95+WF4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Isabel</text:p>
          </table:table-cell>
          <table:table-cell office:value-type="string">
            <text:p>3HFQ+GVG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Bela Rosa</text:p>
          </table:table-cell>
          <table:table-cell office:value-type="string">
            <text:p>3H6P+RPJ, Av. Milagre Mabote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os Paóis</text:p>
          </table:table-cell>
          <table:table-cell office:value-type="string">
            <text:p>V66X+XJ3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Fonseca</text:p>
          </table:table-cell>
          <table:table-cell office:value-type="string">
            <text:p>V67F+8Q4W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Feira</text:p>
          </table:table-cell>
          <table:table-cell office:value-type="string">
            <text:p>VFPH+2G8, Rua Dos Trabalhadores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hab commercial</text:p>
          </table:table-cell>
          <table:table-cell office:value-type="string">
            <text:p>VG94+57W, Unnamed Road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oja Premier Loto Mercado 38</text:p>
          </table:table-cell>
          <table:table-cell office:value-type="string">
            <text:p>VF8P+8XC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Nalokho</text:p>
          </table:table-cell>
          <table:table-cell office:value-type="string">
            <text:p>V7CC+5X9, Rua Das FPLM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inho do Bairro</text:p>
          </table:table-cell>
          <table:table-cell office:value-type="string">
            <text:p>515 Avenida dos Mártires de Mueda, Maputo 1000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erviços Migração Matola</text:p>
          </table:table-cell>
          <table:table-cell office:value-type="string">
            <text:p>3F86+3MM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Infantário da Matola</text:p>
          </table:table-cell>
          <table:table-cell office:value-type="string">
            <text:p>2CPX+349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rfanato Ummu Salma AMA</text:p>
          </table:table-cell>
          <table:table-cell office:value-type="string">
            <text:p>Maputo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nselho Municipal da Matola</text:p>
          </table:table-cell>
          <table:table-cell office:value-type="string">
            <text:p>3FRQ+57, Machav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usmão Imobiliária</text:p>
          </table:table-cell>
          <table:table-cell office:value-type="string">
            <text:p>Matola-Rio Vila castanha, escola Mandela, Rua da mozal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rambaia Castanha</text:p>
          </table:table-cell>
          <table:table-cell office:value-type="string">
            <text:p>Av. Senador Carlos Jereissati, 3000 - Serrinha, Fortaleza - CE, 60741-9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WFP Chimoio</text:p>
          </table:table-cell>
          <table:table-cell office:value-type="string">
            <text:p>VFMF+5F7, N6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r. Clean Holdings Company's</text:p>
          </table:table-cell>
          <table:table-cell office:value-type="string">
            <text:p>3GFX+VMP, Rua do Caju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E Padaria</text:p>
          </table:table-cell>
          <table:table-cell office:value-type="string">
            <text:p>Av. Aguiar da Beira - Parque Santo Eduardo, São Paulo - SP, 03384-0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padaria cidadeDeus</text:p>
          </table:table-cell>
          <table:table-cell office:value-type="string">
            <text:p>R. Beira Rio, 55 - Jardim Helena, São Paulo - SP, 08081-6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</text:p>
          </table:table-cell>
          <table:table-cell office:value-type="string">
            <text:p>Av. Beira Mar - Santa Terezinha, Itanhaém - SP, 1174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e Pastelaria Mussize</text:p>
          </table:table-cell>
          <table:table-cell office:value-type="string">
            <text:p>4C7V+PR9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massingue</text:p>
          </table:table-cell>
          <table:table-cell office:value-type="string">
            <text:p>3FG8+C8V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co Bambu Market Place: Restaurante, Peixe, Camarão, Carne, Lagosta, Salada, SP</text:p>
          </table:table-cell>
          <table:table-cell office:value-type="string">
            <text:p>Av. Dr. Chucri Zaidan, nº. 902 - Loja 300 - Vila Cordeiro, São Paulo - SP, 04583-1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aragem Tomarense, LDA</text:p>
          </table:table-cell>
          <table:table-cell office:value-type="string">
            <text:p>2HPP+797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vron Lubrificantes LDA</text:p>
          </table:table-cell>
          <table:table-cell office:value-type="string">
            <text:p>Machubu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uto Elétrico</text:p>
          </table:table-cell>
          <table:table-cell office:value-type="string">
            <text:p>Av. Aguiar da Beira - Vila Antonieta, São Paulo - SP, 03384-0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etrona</text:p>
          </table:table-cell>
          <table:table-cell office:value-type="string">
            <text:p>V7PV+VG2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leosMocambiquelda</text:p>
          </table:table-cell>
          <table:table-cell office:value-type="string">
            <text:p>Rua da Unidade, Nr. 6, Nampu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stação de Serviços M.H.E, Lda</text:p>
          </table:table-cell>
          <table:table-cell office:value-type="string">
            <text:p>Avenida do Trabalho, Bombas Total Nampula Nampula, Nampula 3100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ALP</text:p>
          </table:table-cell>
          <table:table-cell office:value-type="string">
            <text:p>VFPJ+HFC, Rua Dr Americo Boavida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uto Gearbox &amp; Óleos</text:p>
          </table:table-cell>
          <table:table-cell office:value-type="string">
            <text:p>VFCM+C39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oah Auto service LDA</text:p>
          </table:table-cell>
          <table:table-cell office:value-type="string">
            <text:p>VFMC+G9M, N6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irmaos</text:p>
          </table:table-cell>
          <table:table-cell office:value-type="string">
            <text:p>VFJG+2H3, Chimoi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putogal</text:p>
          </table:table-cell>
          <table:table-cell office:value-type="string">
            <text:p>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lam International</text:p>
          </table:table-cell>
          <table:table-cell office:value-type="string">
            <text:p>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eva oil and soaps</text:p>
          </table:table-cell>
          <table:table-cell office:value-type="string">
            <text:p>7666 Av. União Africana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preme Auto Experts</text:p>
          </table:table-cell>
          <table:table-cell office:value-type="string">
            <text:p>3f5m+m3x, Matola, 3f5m+m3x, Maputo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otal Petrol Station</text:p>
          </table:table-cell>
          <table:table-cell office:value-type="string">
            <text:p>N2 Casa Branca, Portagem Matola, 3G82+3HM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rmazéns Lingamo - Jwhite</text:p>
          </table:table-cell>
          <table:table-cell office:value-type="string">
            <text:p>2FXH+JGJ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rys Coconut Oil and Cosmetics</text:p>
          </table:table-cell>
          <table:table-cell office:value-type="string">
            <text:p>3FC4+573, Matola, Mozambique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ontrezor Sport Car</text:p>
          </table:table-cell>
          <table:table-cell office:value-type="string">
            <text:p>Rua Tietê, 801 - Rudge Ramos, São Bernardo do Campo - SP, 09615-000, Brazil</text:p>
          </table:table-cell>
          <table:table-cell office:value-type="string">
            <text:p>Telefone não disponível</text:p>
          </table:table-cell>
        </table:table-row>
      </table:table>
      <table:database-ranges>
        <table:database-range table:target-range-address="Moçambique.A1:Moçambique.C7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0.751cm" fo:margin-left="1.138cm" fo:margin-right="1.138cm" fo:margin-bottom="0.942cm"/>
      </style:header-style>
      <style:footer-style>
        <style:header-footer-properties fo:min-height="0.751cm" fo:margin-left="1.138cm" fo:margin-right="1.138cm" fo:margin-top="0.333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9">29/12/2024</text:date>, <text:time>22:28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2-29T22:28:05.47</dc:date>
    <dc:creator>fernando hocevar</dc:creator>
    <meta:generator>OpenOffice/4.1.15$Win32 OpenOffice.org_project/4115m2$Build-9813</meta:generator>
    <meta:editing-duration>PT14M58S</meta:editing-duration>
    <meta:editing-cycles>6</meta:editing-cycles>
    <meta:document-statistic meta:table-count="3" meta:cell-count="2190" meta:object-count="0"/>
  </office:meta>
</office:document-meta>
</file>